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margins" style:writing-mode="lr-tb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able_20_Paragraph">
      <style:paragraph-properties fo:margin-left="0.099cm" fo:margin-right="2.321cm" fo:line-height="103%"/>
    </style:style>
    <style:style style:name="P2" style:family="paragraph" style:parent-style-name="Table_20_Paragraph">
      <style:paragraph-properties fo:margin-left="0.099cm" fo:margin-right="1.76cm" fo:line-height="103%"/>
    </style:style>
    <style:style style:name="P3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4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5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style:font-size-asian="18pt" style:text-scale="110%"/>
    </style:style>
    <style:style style:name="P6" style:family="paragraph" style:parent-style-name="Standard">
      <style:paragraph-properties fo:text-align="center" style:justify-single-word="false"/>
      <style:text-properties fo:color="#04aae1" loext:opacity="100%" style:font-name="Calibri1" fo:font-size="18pt" fo:letter-spacing="-0.002cm" fo:language="en" fo:country="US" fo:font-style="italic" fo:font-weight="bold" officeooo:rsid="00ffbb9c" officeooo:paragraph-rsid="00167741" style:font-name-asian="Times New Roman1" style:font-size-asian="18pt" style:language-asian="en" style:country-asian="US" style:font-style-asian="italic" style:font-weight-asian="bold" style:font-name-complex="Times New Roman1" style:font-size-complex="18pt" style:language-complex="ar" style:country-complex="SA" style:font-weight-complex="bold" style:text-scale="110%"/>
    </style:style>
    <style:style style:name="P7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4aae1" loext:opacity="100%" style:font-name="Calibri1" fo:font-style="italic" fo:font-weight="bold" officeooo:paragraph-rsid="0145d1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color="#04aae1" loext:opacity="100%" style:font-name="Calibri1" fo:font-size="10pt" style:font-size-asian="10pt"/>
    </style:style>
    <style:style style:name="P11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12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13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14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15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6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7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8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9" style:family="paragraph" style:parent-style-name="Heading_20_2">
      <style:text-properties style:font-name="Calibri1"/>
    </style:style>
    <style:style style:name="P20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21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22" style:family="paragraph" style:parent-style-name="Heading_20_2" style:master-page-name="">
      <style:paragraph-properties fo:margin-top="0.222cm" fo:margin-bottom="0cm" style:contextual-spacing="false" style:page-number="auto"/>
      <style:text-properties style:font-name="Calibri1"/>
    </style:style>
    <style:style style:name="P23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24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25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26" style:family="paragraph" style:parent-style-name="Text_20_body">
      <style:text-properties style:font-name="Calibri1" officeooo:paragraph-rsid="006f1ce5"/>
    </style:style>
    <style:style style:name="P27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28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29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.004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2" style:family="paragraph" style:parent-style-name="Text_20_body" style:master-page-name="">
      <loext:graphic-properties draw:fill="none"/>
      <style:paragraph-properties fo:margin-left="0cm" fo:margin-right="0.3cm" fo:margin-top="0.021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3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4" style:family="paragraph" style:parent-style-name="Text_20_body" style:master-page-name="">
      <loext:graphic-properties draw:fill="none"/>
      <style:paragraph-properties fo:margin-left="0cm" fo:margin-right="0.3cm" fo:margin-top="0.002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0.462cm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6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3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fo:font-size="11pt" style:font-size-asian="11pt" style:font-size-complex="11pt"/>
    </style:style>
    <style:style style:name="P38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39" style:family="paragraph" style:parent-style-name="List_20_Paragraph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40" style:family="paragraph" style:parent-style-name="Standard">
      <style:text-properties style:font-name="Calibri1" fo:font-size="11pt" officeooo:paragraph-rsid="01989cbb" style:font-size-asian="11pt" style:font-size-complex="11pt"/>
    </style:style>
    <style:style style:name="P41" style:family="paragraph" style:parent-style-name="Standard">
      <style:text-properties style:font-name="Calibri1" fo:font-size="11pt" style:font-size-asian="11pt" style:font-size-complex="11pt"/>
    </style:style>
    <style:style style:name="P42" style:family="paragraph" style:parent-style-name="Standard">
      <style:text-properties style:font-name="Calibri1" fo:font-size="11pt" officeooo:paragraph-rsid="0130570f" style:font-size-asian="11pt" style:font-size-complex="11pt"/>
    </style:style>
    <style:style style:name="P43" style:family="paragraph" style:parent-style-name="Standard">
      <style:text-properties style:font-name="Calibri1" fo:font-size="11pt" officeooo:paragraph-rsid="013df5af" style:font-size-asian="11pt" style:font-size-complex="11pt"/>
    </style:style>
    <style:style style:name="P44" style:family="paragraph" style:parent-style-name="Standard">
      <style:text-properties style:font-name="Calibri1" fo:font-size="11pt" officeooo:paragraph-rsid="013ff1b9" style:font-size-asian="11pt" style:font-size-complex="11pt"/>
    </style:style>
    <style:style style:name="P45" style:family="paragraph" style:parent-style-name="Standard">
      <style:text-properties style:font-name="Calibri1" fo:font-size="11pt" officeooo:paragraph-rsid="01414ee0" style:font-size-asian="11pt" style:font-size-complex="11pt"/>
    </style:style>
    <style:style style:name="P46" style:family="paragraph" style:parent-style-name="Standard">
      <style:text-properties style:font-name="Calibri1" fo:font-size="11pt" officeooo:paragraph-rsid="0142a167" style:font-size-asian="11pt" style:font-size-complex="11pt"/>
    </style:style>
    <style:style style:name="P47" style:family="paragraph" style:parent-style-name="Standard">
      <style:text-properties style:font-name="Calibri1" fo:font-size="11pt" officeooo:paragraph-rsid="0148843e" style:font-size-asian="11pt" style:font-size-complex="11pt"/>
    </style:style>
    <style:style style:name="P48" style:family="paragraph" style:parent-style-name="Standard">
      <style:text-properties style:font-name="Calibri1" fo:font-size="11pt" officeooo:paragraph-rsid="014efa1d" style:font-size-asian="11pt" style:font-size-complex="11pt"/>
    </style:style>
    <style:style style:name="P49" style:family="paragraph" style:parent-style-name="Standard">
      <style:text-properties style:font-name="Calibri1" fo:font-size="11pt" officeooo:paragraph-rsid="0150022b" style:font-size-asian="11pt" style:font-size-complex="11pt"/>
    </style:style>
    <style:style style:name="P50" style:family="paragraph" style:parent-style-name="Standard">
      <style:text-properties style:font-name="Calibri1" fo:font-size="11pt" officeooo:paragraph-rsid="01593e90" style:font-size-asian="11pt" style:font-size-complex="11pt"/>
    </style:style>
    <style:style style:name="P51" style:family="paragraph" style:parent-style-name="Standard">
      <style:text-properties style:font-name="Calibri1" fo:font-size="11pt" officeooo:paragraph-rsid="018d041f" style:font-size-asian="11pt" style:font-size-complex="11pt"/>
    </style:style>
    <style:style style:name="P52" style:family="paragraph" style:parent-style-name="Standard">
      <style:text-properties style:font-name="Calibri1" fo:font-size="11pt" officeooo:paragraph-rsid="019706b2" style:font-size-asian="11pt" style:font-size-complex="11pt"/>
    </style:style>
    <style:style style:name="P53" style:family="paragraph" style:parent-style-name="Standard">
      <style:text-properties style:font-name="Calibri1" fo:font-size="11pt" officeooo:paragraph-rsid="01976eb1" style:font-size-asian="11pt" style:font-size-complex="11pt"/>
    </style:style>
    <style:style style:name="P54" style:family="paragraph" style:parent-style-name="Standard">
      <style:text-properties style:font-name="Calibri1" fo:font-size="11pt" officeooo:paragraph-rsid="017280e5" style:font-size-asian="11pt" style:font-size-complex="11pt"/>
    </style:style>
    <style:style style:name="P55" style:family="paragraph" style:parent-style-name="Standard">
      <style:text-properties style:font-name="Calibri1" fo:font-size="11pt" officeooo:paragraph-rsid="017d0617" style:font-size-asian="11pt" style:font-size-complex="11pt"/>
    </style:style>
    <style:style style:name="P56" style:family="paragraph" style:parent-style-name="Standard">
      <style:text-properties style:font-name="Calibri1" fo:font-size="11pt" officeooo:paragraph-rsid="01816397" style:font-size-asian="11pt" style:font-size-complex="11pt"/>
    </style:style>
    <style:style style:name="P57" style:family="paragraph" style:parent-style-name="Standard">
      <style:text-properties style:font-name="Calibri1" fo:font-size="11pt" officeooo:paragraph-rsid="018792c7" style:font-size-asian="11pt" style:font-size-complex="11pt"/>
    </style:style>
    <style:style style:name="P58" style:family="paragraph" style:parent-style-name="Standard">
      <style:text-properties style:font-name="Calibri1" fo:font-size="11pt" officeooo:paragraph-rsid="018a3789" style:font-size-asian="11pt" style:font-size-complex="11pt"/>
    </style:style>
    <style:style style:name="P59" style:family="paragraph" style:parent-style-name="Standard">
      <style:text-properties style:font-name="Calibri1" fo:font-size="11pt" officeooo:paragraph-rsid="018b0c13" style:font-size-asian="11pt" style:font-size-complex="11pt"/>
    </style:style>
    <style:style style:name="P60" style:family="paragraph" style:parent-style-name="Standard">
      <style:text-properties style:font-name="Calibri1" fo:font-size="11pt" officeooo:paragraph-rsid="018f0293" style:font-size-asian="11pt" style:font-size-complex="11pt"/>
    </style:style>
    <style:style style:name="P61" style:family="paragraph" style:parent-style-name="Standard">
      <style:text-properties style:font-name="Calibri1" fo:font-size="11pt" officeooo:paragraph-rsid="01935f79" style:font-size-asian="11pt" style:font-size-complex="11pt"/>
    </style:style>
    <style:style style:name="P62" style:family="paragraph" style:parent-style-name="Text_20_body">
      <style:paragraph-properties fo:margin-left="0.203cm" fo:margin-right="0cm"/>
      <style:text-properties style:font-name="Calibri1" fo:font-size="11pt" officeooo:paragraph-rsid="0179f451" style:font-size-asian="11pt" style:font-size-complex="11pt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libri1" fo:font-size="11pt" style:font-size-asian="11pt" style:font-size-complex="11pt"/>
    </style:style>
    <style:style style:name="P65" style:family="paragraph" style:parent-style-name="Text_20_body">
      <style:text-properties style:font-name="Calibri1" fo:font-size="11pt" style:font-size-asian="11pt" style:font-size-complex="11pt"/>
    </style:style>
    <style:style style:name="P66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67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68" style:family="paragraph" style:parent-style-name="Text_20_body">
      <style:paragraph-properties fo:margin-top="0.009cm" fo:margin-bottom="0cm" style:contextual-spacing="false"/>
      <style:text-properties style:font-name="Calibri1" fo:font-size="11pt" style:font-size-asian="11pt" style:font-size-complex="11pt"/>
    </style:style>
    <style:style style:name="P69" style:family="paragraph" style:parent-style-name="Standard">
      <style:text-properties style:font-name="Calibri1" fo:font-size="11pt" officeooo:paragraph-rsid="013adc43" style:font-size-asian="11pt" style:font-size-complex="11pt"/>
    </style:style>
    <style:style style:name="P70" style:family="paragraph" style:parent-style-name="Standard">
      <style:text-properties style:font-name="Calibri1" fo:font-size="11pt" officeooo:paragraph-rsid="01cac6fd" style:font-size-asian="11pt" style:font-size-complex="11pt"/>
    </style:style>
    <style:style style:name="P71" style:family="paragraph" style:parent-style-name="Standard">
      <style:text-properties style:font-name="Calibri1" fo:font-size="11pt" officeooo:paragraph-rsid="01cc1670" style:font-size-asian="11pt" style:font-size-complex="11pt"/>
    </style:style>
    <style:style style:name="P72" style:family="paragraph" style:parent-style-name="Standard">
      <style:text-properties style:font-name="Calibri1" fo:font-size="11pt" officeooo:paragraph-rsid="01d5a8f0" style:font-size-asian="11pt" style:font-size-complex="11pt"/>
    </style:style>
    <style:style style:name="P73" style:family="paragraph" style:parent-style-name="Standard">
      <style:text-properties style:font-name="Calibri1" fo:font-size="11pt" officeooo:paragraph-rsid="01e62529" style:font-size-asian="11pt" style:font-size-complex="11pt"/>
    </style:style>
    <style:style style:name="P74" style:family="paragraph" style:parent-style-name="Standard">
      <style:text-properties style:font-name="Calibri1" fo:font-size="11pt" officeooo:paragraph-rsid="01f04dc7" style:font-size-asian="11pt" style:font-size-complex="11pt"/>
    </style:style>
    <style:style style:name="P75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76" style:family="paragraph" style:parent-style-name="Standard">
      <style:text-properties style:font-name="Calibri1" fo:font-size="11pt" fo:font-style="italic" officeooo:paragraph-rsid="017aa708" style:font-size-asian="11pt" style:font-style-asian="italic" style:font-size-complex="11pt" style:font-style-complex="italic"/>
    </style:style>
    <style:style style:name="P77" style:family="paragraph" style:parent-style-name="Standard">
      <style:text-properties style:font-name="Calibri1" fo:font-size="11pt" fo:language="fr" fo:country="FR" officeooo:rsid="01cc1670" officeooo:paragraph-rsid="01cc1670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text-properties style:font-name="Calibri1" fo:font-size="11pt" fo:language="fr" fo:country="FR" officeooo:rsid="01d5a8f0" officeooo:paragraph-rsid="01d5a8f0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text-properties style:font-name="Calibri1" fo:font-size="11pt" fo:language="fr" fo:country="FR" officeooo:paragraph-rsid="0142a167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text-properties style:font-name="Calibri1" fo:font-size="11pt" fo:language="fr" fo:country="FR" officeooo:paragraph-rsid="0147ff34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text-properties style:font-name="Calibri1" fo:font-size="11pt" fo:language="fr" fo:country="FR" officeooo:paragraph-rsid="01e62529" style:font-size-asian="11pt" style:language-asian="en" style:country-asian="US" style:font-size-complex="11pt" style:language-complex="ar" style:country-complex="SA"/>
    </style:style>
    <style:style style:name="P83" style:family="paragraph" style:parent-style-name="Standard">
      <style:text-properties style:font-name="Calibri1" fo:font-size="11pt" fo:language="fr" fo:country="FR" officeooo:paragraph-rsid="015661fd" style:font-size-asian="11pt" style:language-asian="en" style:country-asian="US" style:font-size-complex="11pt" style:language-complex="ar" style:country-complex="SA"/>
    </style:style>
    <style:style style:name="P84" style:family="paragraph" style:parent-style-name="Standard">
      <style:text-properties style:font-name="Calibri1" fo:font-size="11pt" fo:language="fr" fo:country="FR" officeooo:rsid="01f04dc7" officeooo:paragraph-rsid="01f04dc7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text-properties style:font-name="Calibri1" fo:font-size="11pt" fo:language="fr" fo:country="FR" officeooo:paragraph-rsid="01f0e484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text-properties style:font-name="Calibri1" fo:font-size="11pt" fo:language="fr" fo:country="FR" officeooo:paragraph-rsid="0171a889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text-properties style:font-name="Calibri1" fo:font-size="11pt" fo:language="fr" fo:country="FR" officeooo:rsid="0201bdbf" officeooo:paragraph-rsid="0201bdbf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text-properties style:font-name="Calibri1" fo:font-size="11pt" fo:language="fr" fo:country="FR" officeooo:paragraph-rsid="02035e50" style:font-size-asian="11pt" style:language-asian="en" style:country-asian="US" style:font-size-complex="11pt" style:language-complex="ar" style:country-complex="SA"/>
    </style:style>
    <style:style style:name="P89" style:family="paragraph" style:parent-style-name="Standard">
      <style:text-properties style:font-name="Calibri1" fo:font-size="11pt" fo:language="fr" fo:country="FR" fo:font-style="italic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90" style:family="paragraph" style:parent-style-name="Text_20_body">
      <style:text-properties style:font-name="Calibri1" fo:font-size="14pt" fo:font-style="italic" style:font-size-asian="14pt" style:font-style-asian="italic"/>
    </style:style>
    <style:style style:name="P91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92" style:family="paragraph" style:parent-style-name="Standard">
      <style:text-properties style:font-name="Calibri1" officeooo:rsid="001910aa" officeooo:paragraph-rsid="00167741"/>
    </style:style>
    <style:style style:name="P93" style:family="paragraph" style:parent-style-name="Standard">
      <style:text-properties style:font-name="Calibri1" officeooo:paragraph-rsid="00167741"/>
    </style:style>
    <style:style style:name="P94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95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96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97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98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99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10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101" style:family="paragraph" style:parent-style-name="Text_20_body">
      <style:text-properties style:font-name="Calibri1"/>
    </style:style>
    <style:style style:name="P10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103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104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10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10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102f8b3" style:font-weight-asian="bold" style:font-weight-complex="bold"/>
    </style:style>
    <style:style style:name="P107" style:family="paragraph" style:parent-style-name="Text_20_body">
      <style:text-properties style:font-name="Calibri1" fo:font-size="10pt" style:font-size-asian="10pt"/>
    </style:style>
    <style:style style:name="P108" style:family="paragraph" style:parent-style-name="Standard">
      <style:paragraph-properties>
        <style:tab-stops>
          <style:tab-stop style:position="7.287cm"/>
          <style:tab-stop style:position="7.475cm"/>
          <style:tab-stop style:position="7.595cm"/>
          <style:tab-stop style:position="8.301cm"/>
          <style:tab-stop style:position="8.931cm"/>
          <style:tab-stop style:position="8.962cm"/>
        </style:tab-stops>
      </style:paragraph-properties>
      <style:text-properties style:font-name="Calibri1" fo:font-size="8pt" style:font-size-asian="8pt"/>
    </style:style>
    <style:style style:name="P109" style:family="paragraph" style:parent-style-name="Standard">
      <style:text-properties style:font-name="Calibri1" fo:font-size="8pt" style:font-size-asian="8pt"/>
    </style:style>
    <style:style style:name="P11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11" style:family="paragraph" style:parent-style-name="Text_20_body">
      <style:paragraph-properties fo:margin-left="0.203cm" fo:margin-right="0cm"/>
      <style:text-properties style:font-name="Calibri1"/>
    </style:style>
    <style:style style:name="P11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113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114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15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116" style:family="paragraph" style:parent-style-name="Standard">
      <style:text-properties style:font-name="Calibri1" fo:font-size="13pt" officeooo:paragraph-rsid="019706b2" style:font-size-asian="13pt"/>
    </style:style>
    <style:style style:name="P117" style:family="paragraph" style:parent-style-name="Text_20_body">
      <style:text-properties style:font-name="Calibri1" fo:font-size="16pt" style:font-size-asian="16pt"/>
    </style:style>
    <style:style style:name="P118" style:family="paragraph" style:parent-style-name="Standard">
      <style:paragraph-properties fo:margin-top="0.002cm" fo:margin-bottom="0cm" style:contextual-spacing="false"/>
      <style:text-properties style:font-name="Calibri1" fo:font-size="16pt" style:font-size-asian="16pt"/>
    </style:style>
    <style:style style:name="P119" style:family="paragraph" style:parent-style-name="Text_20_body">
      <style:paragraph-properties fo:margin-top="0.002cm" fo:margin-bottom="0cm" style:contextual-spacing="false"/>
      <style:text-properties style:font-name="Calibri1" fo:font-size="16pt" style:font-size-asian="16pt"/>
    </style:style>
    <style:style style:name="P120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121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22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23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24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25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26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27" style:family="paragraph" style:parent-style-name="Table_20_Paragraph">
      <style:text-properties style:font-name="Calibri1" fo:font-size="12pt" style:font-size-asian="12pt"/>
    </style:style>
    <style:style style:name="P128" style:family="paragraph" style:parent-style-name="Heading_20_2">
      <style:paragraph-properties fo:margin-top="0.25cm" fo:margin-bottom="0cm" style:contextual-spacing="false"/>
      <style:text-properties style:font-name="Calibri1" officeooo:paragraph-rsid="0102f8b3"/>
    </style:style>
    <style:style style:name="P129" style:family="paragraph" style:parent-style-name="Standard">
      <style:text-properties style:font-name="Calibri1" officeooo:paragraph-rsid="0102f8b3"/>
    </style:style>
    <style:style style:name="P130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102f8b3"/>
    </style:style>
    <style:style style:name="P131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102f8b3"/>
    </style:style>
    <style:style style:name="P132" style:family="paragraph" style:parent-style-name="Text_20_body">
      <style:text-properties style:font-name="Calibri1" officeooo:paragraph-rsid="0102f8b3"/>
    </style:style>
    <style:style style:name="P133" style:family="paragraph" style:parent-style-name="Standard">
      <style:text-properties style:font-name="Calibri1" officeooo:paragraph-rsid="010abd1b"/>
    </style:style>
    <style:style style:name="P134" style:family="paragraph" style:parent-style-name="Standard">
      <style:text-properties style:font-name="Calibri1" officeooo:paragraph-rsid="012e82fa"/>
    </style:style>
    <style:style style:name="P135" style:family="paragraph" style:parent-style-name="Standard">
      <style:text-properties style:font-name="Calibri1"/>
    </style:style>
    <style:style style:name="P136" style:family="paragraph" style:parent-style-name="Standard">
      <style:text-properties style:font-name="Calibri1" officeooo:paragraph-rsid="010df9ed"/>
    </style:style>
    <style:style style:name="P137" style:family="paragraph" style:parent-style-name="Standard">
      <style:text-properties style:font-name="Calibri1" officeooo:paragraph-rsid="01283ef7"/>
    </style:style>
    <style:style style:name="P138" style:family="paragraph" style:parent-style-name="Standard">
      <style:text-properties style:font-name="Calibri1" officeooo:paragraph-rsid="01c49691"/>
    </style:style>
    <style:style style:name="P139" style:family="paragraph" style:parent-style-name="Standard">
      <style:text-properties style:font-name="Calibri1" officeooo:rsid="01c767df" officeooo:paragraph-rsid="01c767df"/>
    </style:style>
    <style:style style:name="P140" style:family="paragraph" style:parent-style-name="Standard">
      <style:text-properties style:font-name="Calibri1" fo:language="fr" fo:country="FR" style:language-asian="en" style:country-asian="US" style:language-complex="ar" style:country-complex="SA"/>
    </style:style>
    <style:style style:name="P141" style:family="paragraph" style:parent-style-name="Standard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42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43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44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5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e857f7" style:font-style-asian="italic" style:font-style-complex="italic"/>
    </style:style>
    <style:style style:name="P146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7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rsid="00dde72d" officeooo:paragraph-rsid="00dde72d" style:font-style-asian="italic" style:font-style-complex="italic"/>
    </style:style>
    <style:style style:name="P148" style:family="paragraph" style:parent-style-name="Table_20_Contents">
      <style:text-properties fo:color="#666666" loext:opacity="100%" style:font-name="Calibri1" fo:font-style="italic" officeooo:rsid="001ae477" officeooo:paragraph-rsid="0100d250" style:font-style-asian="italic" style:font-style-complex="italic"/>
    </style:style>
    <style:style style:name="P149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50" style:family="paragraph" style:parent-style-name="Text_20_body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666666" loext:opacity="100%" style:font-name="Calibri1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52" style:family="paragraph" style:parent-style-name="Table_20_Contents">
      <style:text-properties officeooo:paragraph-rsid="00167741"/>
    </style:style>
    <style:style style:name="P153" style:family="paragraph" style:parent-style-name="Table_20_Contents">
      <style:text-properties officeooo:paragraph-rsid="00dc0648"/>
    </style:style>
    <style:style style:name="P154" style:family="paragraph" style:parent-style-name="Heading_20_2">
      <style:paragraph-properties fo:margin-top="0.208cm" fo:margin-bottom="0cm" style:contextual-spacing="false"/>
    </style:style>
    <style:style style:name="P155" style:family="paragraph" style:parent-style-name="Standard">
      <style:text-properties officeooo:paragraph-rsid="010abd1b"/>
    </style:style>
    <style:style style:name="P156" style:family="paragraph" style:parent-style-name="Standard">
      <style:text-properties officeooo:paragraph-rsid="0112ec91"/>
    </style:style>
    <style:style style:name="P157" style:family="paragraph" style:parent-style-name="Standard">
      <style:text-properties officeooo:paragraph-rsid="0115f97d"/>
    </style:style>
    <style:style style:name="P158" style:family="paragraph" style:parent-style-name="Standard">
      <style:text-properties officeooo:paragraph-rsid="0120b6b3"/>
    </style:style>
    <style:style style:name="P159" style:family="paragraph" style:parent-style-name="Standard">
      <style:text-properties officeooo:paragraph-rsid="01283ef7"/>
    </style:style>
    <style:style style:name="P160" style:family="paragraph" style:parent-style-name="Standard">
      <style:text-properties officeooo:paragraph-rsid="0136acde"/>
    </style:style>
    <style:style style:name="P161" style:family="paragraph" style:parent-style-name="Standard">
      <style:text-properties officeooo:paragraph-rsid="0145b145"/>
    </style:style>
    <style:style style:name="P162" style:family="paragraph" style:parent-style-name="Standard">
      <style:text-properties officeooo:paragraph-rsid="014dbba6"/>
    </style:style>
    <style:style style:name="P163" style:family="paragraph" style:parent-style-name="Standard">
      <style:text-properties officeooo:paragraph-rsid="01542f90"/>
    </style:style>
    <style:style style:name="P164" style:family="paragraph" style:parent-style-name="Standard">
      <style:text-properties officeooo:paragraph-rsid="018316e3"/>
    </style:style>
    <style:style style:name="P165" style:family="paragraph" style:parent-style-name="Standard">
      <style:text-properties officeooo:paragraph-rsid="0165c306"/>
    </style:style>
    <style:style style:name="P166" style:family="paragraph" style:parent-style-name="Standard">
      <style:text-properties officeooo:paragraph-rsid="017a0d18"/>
    </style:style>
    <style:style style:name="P167" style:family="paragraph" style:parent-style-name="Standard">
      <style:text-properties officeooo:paragraph-rsid="0145d150"/>
    </style:style>
    <style:style style:name="P168" style:family="paragraph" style:parent-style-name="Standard">
      <style:text-properties fo:language="fr" fo:country="FR" officeooo:paragraph-rsid="012de93a" style:language-asian="en" style:country-asian="US" style:language-complex="ar" style:country-complex="SA"/>
    </style:style>
    <style:style style:name="P169" style:family="paragraph" style:parent-style-name="Standard">
      <style:text-properties fo:language="fr" fo:country="FR" officeooo:paragraph-rsid="012d65da" style:language-asian="en" style:country-asian="US" style:language-complex="ar" style:country-complex="SA"/>
    </style:style>
    <style:style style:name="P170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71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2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3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4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5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17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7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7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9" style:family="paragraph" style:parent-style-name="List_20_Paragraph" style:list-style-name="WWNum1" style:master-page-name="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0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1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182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183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184" style:family="paragraph" style:parent-style-name="Standard" style:list-style-name="L1">
      <style:paragraph-properties fo:text-align="start" style:justify-single-word="false"/>
      <style:text-properties fo:color="#666666" loext:opacity="100%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85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86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rsid="010278af" officeooo:paragraph-rsid="010278af" style:language-asian="en" style:country-asian="US" style:font-style-asian="italic" style:language-complex="ar" style:country-complex="SA" style:font-style-complex="italic"/>
    </style:style>
    <style:style style:name="P187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1adf897" style:font-style-asian="italic" style:font-style-complex="italic"/>
    </style:style>
    <style:style style:name="P188" style:family="paragraph" style:parent-style-name="Standard" style:list-style-name="L2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89" style:family="paragraph" style:parent-style-name="Standard" style:list-style-name="L2">
      <style:text-properties style:font-name="Calibri1" fo:language="fr" fo:country="FR" officeooo:paragraph-rsid="01b5e3f4" style:language-asian="en" style:country-asian="US" style:language-complex="ar" style:country-complex="SA"/>
    </style:style>
    <style:style style:name="P190" style:family="paragraph" style:parent-style-name="Standard" style:list-style-name="L3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91" style:family="paragraph" style:parent-style-name="Standard" style:list-style-name="L3">
      <style:text-properties style:font-name="Calibri1" fo:language="fr" fo:country="FR" officeooo:paragraph-rsid="01d20033" style:language-asian="en" style:country-asian="US" style:language-complex="ar" style:country-complex="SA"/>
    </style:style>
    <style:style style:name="P192" style:family="paragraph" style:parent-style-name="Standard" style:list-style-name="L3">
      <style:text-properties style:font-name="Calibri1" fo:language="fr" fo:country="FR" officeooo:rsid="01b960fd" officeooo:paragraph-rsid="010abd1b" style:language-asian="en" style:country-asian="US" style:language-complex="ar" style:country-complex="SA"/>
    </style:style>
    <style:style style:name="P193" style:family="paragraph" style:parent-style-name="Standard" style:list-style-name="L4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94" style:family="paragraph" style:parent-style-name="Standard" style:list-style-name="L5">
      <style:text-properties style:font-name="Calibri1" fo:language="fr" fo:country="FR" officeooo:rsid="01bf7bbf" officeooo:paragraph-rsid="01bf7bbf" style:language-asian="en" style:country-asian="US" style:language-complex="ar" style:country-complex="SA"/>
    </style:style>
    <style:style style:name="P195" style:family="paragraph" style:parent-style-name="Standard" style:list-style-name="L6">
      <style:text-properties style:font-name="Calibri1" fo:language="fr" fo:country="FR" officeooo:rsid="01c887b5" officeooo:paragraph-rsid="01c887b5" style:language-asian="en" style:country-asian="US" style:language-complex="ar" style:country-complex="SA"/>
    </style:style>
    <style:style style:name="P196" style:family="paragraph" style:parent-style-name="Standard" style:list-style-name="L2">
      <style:text-properties style:font-name="Calibri1" officeooo:paragraph-rsid="010abd1b"/>
    </style:style>
    <style:style style:name="P197" style:family="paragraph" style:parent-style-name="Standard" style:list-style-name="L7">
      <style:text-properties style:font-name="Calibri1" fo:font-size="11pt" fo:language="fr" fo:country="FR" officeooo:rsid="01d743fc" officeooo:paragraph-rsid="01d743fc" style:font-size-asian="11pt" style:language-asian="en" style:country-asian="US" style:font-size-complex="11pt" style:language-complex="ar" style:country-complex="SA"/>
    </style:style>
    <style:style style:name="P198" style:family="paragraph" style:parent-style-name="Standard" style:list-style-name="L7">
      <style:text-properties style:font-name="Calibri1" fo:font-size="11pt" fo:language="fr" fo:country="FR" officeooo:paragraph-rsid="0139bbc3" style:font-size-asian="11pt" style:language-asian="en" style:country-asian="US" style:font-size-complex="11pt" style:language-complex="ar" style:country-complex="SA"/>
    </style:style>
    <style:style style:name="P199" style:family="paragraph" style:parent-style-name="Standard" style:list-style-name="L7">
      <style:text-properties style:font-name="Calibri1" fo:font-size="11pt" fo:language="fr" fo:country="FR" officeooo:paragraph-rsid="013adc43" style:font-size-asian="11pt" style:language-asian="en" style:country-asian="US" style:font-size-complex="11pt" style:language-complex="ar" style:country-complex="SA"/>
    </style:style>
    <style:style style:name="P200" style:family="paragraph" style:parent-style-name="Standard" style:list-style-name="L8">
      <style:text-properties style:font-name="Calibri1" fo:font-size="11pt" fo:language="fr" fo:country="FR" officeooo:paragraph-rsid="0145b145" style:font-size-asian="11pt" style:language-asian="en" style:country-asian="US" style:font-size-complex="11pt" style:language-complex="ar" style:country-complex="SA"/>
    </style:style>
    <style:style style:name="P201" style:family="paragraph" style:parent-style-name="Standard" style:list-style-name="L9">
      <style:text-properties style:font-name="Calibri1" fo:font-size="11pt" fo:language="fr" fo:country="FR" officeooo:rsid="01e20e07" officeooo:paragraph-rsid="01e20e07" style:font-size-asian="11pt" style:language-asian="en" style:country-asian="US" style:font-size-complex="11pt" style:language-complex="ar" style:country-complex="SA"/>
    </style:style>
    <style:style style:name="P202" style:family="paragraph" style:parent-style-name="Standard" style:list-style-name="L9">
      <style:text-properties style:font-name="Calibri1" fo:font-size="11pt" fo:language="fr" fo:country="FR" officeooo:paragraph-rsid="014dbba6" style:font-size-asian="11pt" style:language-asian="en" style:country-asian="US" style:font-size-complex="11pt" style:language-complex="ar" style:country-complex="SA"/>
    </style:style>
    <style:style style:name="P203" style:family="paragraph" style:parent-style-name="Standard" style:list-style-name="L9">
      <style:text-properties style:font-name="Calibri1" fo:font-size="11pt" fo:language="fr" fo:country="FR" officeooo:paragraph-rsid="01e40a15" style:font-size-asian="11pt" style:language-asian="en" style:country-asian="US" style:font-size-complex="11pt" style:language-complex="ar" style:country-complex="SA"/>
    </style:style>
    <style:style style:name="P204" style:family="paragraph" style:parent-style-name="Standard" style:list-style-name="L10">
      <style:text-properties style:font-name="Calibri1" fo:font-size="11pt" fo:language="fr" fo:country="FR" officeooo:paragraph-rsid="01528345" style:font-size-asian="11pt" style:language-asian="en" style:country-asian="US" style:font-size-complex="11pt" style:language-complex="ar" style:country-complex="SA"/>
    </style:style>
    <style:style style:name="P205" style:family="paragraph" style:parent-style-name="Standard" style:list-style-name="L10">
      <style:text-properties style:font-name="Calibri1" fo:font-size="11pt" fo:language="fr" fo:country="FR" officeooo:paragraph-rsid="01e9b7b1" style:font-size-asian="11pt" style:language-asian="en" style:country-asian="US" style:font-size-complex="11pt" style:language-complex="ar" style:country-complex="SA"/>
    </style:style>
    <style:style style:name="P206" style:family="paragraph" style:parent-style-name="Standard" style:list-style-name="L12">
      <style:text-properties style:font-name="Calibri1" fo:font-size="11pt" fo:language="fr" fo:country="FR" officeooo:paragraph-rsid="01f38a60" style:font-size-asian="11pt" style:language-asian="en" style:country-asian="US" style:font-size-complex="11pt" style:language-complex="ar" style:country-complex="SA"/>
    </style:style>
    <style:style style:name="P207" style:family="paragraph" style:parent-style-name="Standard" style:list-style-name="L12">
      <style:text-properties style:font-name="Calibri1" fo:font-size="11pt" fo:language="fr" fo:country="FR" officeooo:paragraph-rsid="0165c306" style:font-size-asian="11pt" style:language-asian="en" style:country-asian="US" style:font-size-complex="11pt" style:language-complex="ar" style:country-complex="SA"/>
    </style:style>
    <style:style style:name="P208" style:family="paragraph" style:parent-style-name="Standard" style:list-style-name="L13">
      <style:text-properties style:font-name="Calibri1" fo:font-size="11pt" fo:language="fr" fo:country="FR" officeooo:paragraph-rsid="01766c5c" style:font-size-asian="11pt" style:language-asian="en" style:country-asian="US" style:font-size-complex="11pt" style:language-complex="ar" style:country-complex="SA"/>
    </style:style>
    <style:style style:name="P209" style:family="paragraph" style:parent-style-name="Standard" style:list-style-name="L13">
      <style:text-properties style:font-name="Calibri1" fo:font-size="11pt" fo:language="fr" fo:country="FR" officeooo:paragraph-rsid="020cf04f" style:font-size-asian="11pt" style:language-asian="en" style:country-asian="US" style:font-size-complex="11pt" style:language-complex="ar" style:country-complex="SA"/>
    </style:style>
    <style:style style:name="P210" style:family="paragraph" style:parent-style-name="Standard" style:list-style-name="L7">
      <style:text-properties style:font-name="Calibri1" fo:font-size="11pt" officeooo:paragraph-rsid="013adc43" style:font-size-asian="11pt" style:font-size-complex="11pt"/>
    </style:style>
    <style:style style:name="P211" style:family="paragraph" style:parent-style-name="Standard" style:list-style-name="L8">
      <style:text-properties style:font-name="Calibri1" fo:font-size="11pt" officeooo:paragraph-rsid="0145b145" style:font-size-asian="11pt" style:font-size-complex="11pt"/>
    </style:style>
    <style:style style:name="P212" style:family="paragraph" style:parent-style-name="Standard" style:list-style-name="L9">
      <style:text-properties style:font-name="Calibri1" fo:font-size="11pt" officeooo:paragraph-rsid="014dbba6" style:font-size-asian="11pt" style:font-size-complex="11pt"/>
    </style:style>
    <style:style style:name="P213" style:family="paragraph" style:parent-style-name="Standard" style:list-style-name="L14">
      <style:text-properties style:font-name="Calibri1" fo:font-size="11pt" officeooo:paragraph-rsid="0187ade4" style:font-size-asian="11pt" style:font-size-complex="11pt"/>
    </style:style>
    <style:style style:name="P214" style:family="paragraph" style:parent-style-name="Standard" style:list-style-name="L14">
      <style:text-properties style:font-name="Calibri1" fo:font-size="11pt" officeooo:rsid="0218c312" officeooo:paragraph-rsid="0187ade4" style:font-size-asian="11pt" style:font-size-complex="11pt"/>
    </style:style>
    <style:style style:name="P215" style:family="paragraph" style:parent-style-name="Standard" style:list-style-name="L11">
      <style:text-properties style:font-name="Calibri1" fo:font-size="11pt" officeooo:paragraph-rsid="018d041f" style:font-size-asian="11pt" style:font-size-complex="11pt"/>
    </style:style>
    <style:style style:name="P216" style:family="paragraph" style:parent-style-name="Standard" style:list-style-name="L11">
      <style:text-properties style:font-name="Calibri1" fo:font-size="11pt" officeooo:paragraph-rsid="0190e215" style:font-size-asian="11pt" style:font-size-complex="11pt"/>
    </style:style>
    <style:style style:name="P217" style:family="paragraph" style:parent-style-name="Standard" style:list-style-name="L11">
      <style:text-properties style:font-name="Calibri1" fo:font-size="11pt" officeooo:paragraph-rsid="01926b77" style:font-size-asian="11pt" style:font-size-complex="11pt"/>
    </style:style>
    <style:style style:name="P218" style:family="paragraph" style:parent-style-name="Standard" style:list-style-name="L11">
      <style:text-properties style:font-name="Calibri1" fo:font-size="11pt" officeooo:paragraph-rsid="019706b2" style:font-size-asian="11pt" style:font-size-complex="11pt"/>
    </style:style>
    <style:style style:name="P219" style:family="paragraph" style:parent-style-name="Standard" style:list-style-name="L11">
      <style:text-properties style:font-name="Calibri1" fo:font-size="11pt" officeooo:paragraph-rsid="01976eb1" style:font-size-asian="11pt" style:font-size-complex="11pt"/>
    </style:style>
    <style:style style:name="P220" style:family="paragraph" style:parent-style-name="Standard" style:list-style-name="L15">
      <style:text-properties style:font-name="Calibri1" fo:font-size="11pt" officeooo:rsid="01935f79" officeooo:paragraph-rsid="01935f79" style:font-size-asian="11pt" style:font-size-complex="11pt"/>
    </style:style>
    <style:style style:name="P221" style:family="paragraph" style:parent-style-name="Standard" style:list-style-name="L16">
      <style:text-properties style:font-name="Calibri1" fo:font-size="11pt" officeooo:rsid="019706b2" officeooo:paragraph-rsid="019706b2" style:font-size-asian="11pt" style:font-size-complex="11pt"/>
    </style:style>
    <style:style style:name="P222" style:family="paragraph" style:parent-style-name="Standard" style:list-style-name="L17">
      <style:text-properties style:font-name="Calibri1" fo:font-size="11pt" officeooo:rsid="019990ba" officeooo:paragraph-rsid="019990ba" style:font-size-asian="11pt" style:font-size-complex="11pt"/>
    </style:style>
    <style:style style:name="P223" style:family="paragraph" style:parent-style-name="Standard" style:list-style-name="L17">
      <style:text-properties style:font-name="Calibri1" fo:font-size="11pt" officeooo:rsid="019a0811" officeooo:paragraph-rsid="019a0811" style:font-size-asian="11pt" style:font-size-complex="11pt"/>
    </style:style>
    <style:style style:name="P224" style:family="paragraph" style:parent-style-name="Standard" style:list-style-name="L4">
      <style:text-properties fo:language="fr" fo:country="FR" officeooo:paragraph-rsid="0115f97d" style:language-asian="en" style:country-asian="US" style:language-complex="ar" style:country-complex="SA"/>
    </style:style>
    <style:style style:name="P225" style:family="paragraph" style:parent-style-name="Standard" style:list-style-name="L5">
      <style:text-properties fo:language="fr" fo:country="FR" officeooo:paragraph-rsid="01bde9d9" style:language-asian="en" style:country-asian="US" style:language-complex="ar" style:country-complex="SA"/>
    </style:style>
    <style:style style:name="P226" style:family="paragraph" style:parent-style-name="Standard" style:list-style-name="L5">
      <style:text-properties fo:language="fr" fo:country="FR" officeooo:paragraph-rsid="01bf7bbf" style:language-asian="en" style:country-asian="US" style:language-complex="ar" style:country-complex="SA"/>
    </style:style>
    <style:style style:name="P227" style:family="paragraph" style:parent-style-name="Standard" style:list-style-name="L5">
      <style:text-properties fo:language="fr" fo:country="FR" officeooo:paragraph-rsid="01c09d32" style:language-asian="en" style:country-asian="US" style:language-complex="ar" style:country-complex="SA"/>
    </style:style>
    <style:style style:name="P228" style:family="paragraph" style:parent-style-name="Standard" style:list-style-name="L5">
      <style:text-properties fo:language="fr" fo:country="FR" officeooo:paragraph-rsid="0116bded" style:language-asian="en" style:country-asian="US" style:language-complex="ar" style:country-complex="SA"/>
    </style:style>
    <style:style style:name="P229" style:family="paragraph" style:parent-style-name="Standard" style:list-style-name="L6">
      <style:text-properties fo:language="fr" fo:country="FR" officeooo:paragraph-rsid="01c98516" style:language-asian="en" style:country-asian="US" style:language-complex="ar" style:country-complex="SA"/>
    </style:style>
    <style:style style:name="P230" style:family="paragraph" style:parent-style-name="Standard" style:list-style-name="L9">
      <style:text-properties fo:language="fr" fo:country="FR" officeooo:paragraph-rsid="014dbba6" style:language-asian="en" style:country-asian="US" style:language-complex="ar" style:country-complex="SA"/>
    </style:style>
    <style:style style:name="P231" style:family="paragraph" style:parent-style-name="Standard" style:list-style-name="L9">
      <style:text-properties fo:language="fr" fo:country="FR" officeooo:paragraph-rsid="01e40a15" style:language-asian="en" style:country-asian="US" style:language-complex="ar" style:country-complex="SA"/>
    </style:style>
    <style:style style:name="P232" style:family="paragraph" style:parent-style-name="Standard" style:list-style-name="L12">
      <style:text-properties fo:language="fr" fo:country="FR" officeooo:paragraph-rsid="01fe8aa8" style:language-asian="en" style:country-asian="US" style:language-complex="ar" style:country-complex="SA"/>
    </style:style>
    <style:style style:name="P233" style:family="paragraph" style:parent-style-name="Standard" style:list-style-name="L11">
      <style:text-properties fo:language="fr" fo:country="FR" officeooo:paragraph-rsid="017280e5" style:language-asian="en" style:country-asian="US" style:language-complex="ar" style:country-complex="SA"/>
    </style:style>
    <style:style style:name="P234" style:family="paragraph" style:parent-style-name="Standard" style:list-style-name="L13">
      <style:text-properties fo:language="fr" fo:country="FR" officeooo:paragraph-rsid="020f70a7" style:language-asian="en" style:country-asian="US" style:language-complex="ar" style:country-complex="SA"/>
    </style:style>
    <style:style style:name="P235" style:family="paragraph" style:parent-style-name="Standard" style:list-style-name="L6">
      <style:text-properties officeooo:paragraph-rsid="01c98516"/>
    </style:style>
    <style:style style:name="P236" style:family="paragraph" style:parent-style-name="Standard" style:list-style-name="L10">
      <style:text-properties officeooo:paragraph-rsid="01e8f0e4"/>
    </style:style>
    <style:style style:name="P237" style:family="paragraph" style:parent-style-name="Standard" style:list-style-name="L10">
      <style:text-properties officeooo:paragraph-rsid="01528345"/>
    </style:style>
    <style:style style:name="P238" style:family="paragraph" style:parent-style-name="Standard" style:list-style-name="L11">
      <style:text-properties officeooo:paragraph-rsid="01593e90"/>
    </style:style>
    <style:style style:name="P239" style:family="paragraph" style:parent-style-name="Standard" style:list-style-name="L11">
      <style:text-properties officeooo:paragraph-rsid="0173f331"/>
    </style:style>
    <style:style style:name="P240" style:family="paragraph" style:parent-style-name="Standard" style:list-style-name="L11">
      <style:text-properties officeooo:paragraph-rsid="017421f7"/>
    </style:style>
    <style:style style:name="P241" style:family="paragraph" style:parent-style-name="Standard" style:list-style-name="L11">
      <style:text-properties officeooo:paragraph-rsid="0175c358"/>
    </style:style>
    <style:style style:name="P242" style:family="paragraph" style:parent-style-name="Standard" style:list-style-name="L11">
      <style:text-properties officeooo:paragraph-rsid="017d0617"/>
    </style:style>
    <style:style style:name="P243" style:family="paragraph" style:parent-style-name="Standard" style:list-style-name="L11">
      <style:text-properties officeooo:paragraph-rsid="017d45ba"/>
    </style:style>
    <style:style style:name="P244" style:family="paragraph" style:parent-style-name="Standard" style:list-style-name="L11">
      <style:text-properties officeooo:paragraph-rsid="018316e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1dec685" style:font-size-asian="12pt" style:font-size-complex="12pt"/>
    </style:style>
    <style:style style:name="T4" style:family="text">
      <style:text-properties fo:font-size="12pt" officeooo:rsid="01dfa0e4" style:font-size-asian="12pt" style:font-size-complex="12pt"/>
    </style:style>
    <style:style style:name="T5" style:family="text">
      <style:text-properties fo:font-size="12pt" fo:letter-spacing="-0.012cm" style:font-size-asian="12pt"/>
    </style:style>
    <style:style style:name="T6" style:family="text">
      <style:text-properties fo:font-size="12pt" fo:letter-spacing="-0.101cm" style:font-size-asian="12pt"/>
    </style:style>
    <style:style style:name="T7" style:family="text">
      <style:text-properties fo:font-size="12pt" fo:letter-spacing="-0.002cm" style:font-size-asian="12pt"/>
    </style:style>
    <style:style style:name="T8" style:family="text">
      <style:text-properties fo:font-size="12pt" fo:letter-spacing="-0.002cm" style:font-size-asian="12pt" style:text-scale="105%"/>
    </style:style>
    <style:style style:name="T9" style:family="text">
      <style:text-properties fo:font-size="12pt" fo:letter-spacing="-0.023cm" style:font-size-asian="12pt"/>
    </style:style>
    <style:style style:name="T10" style:family="text">
      <style:text-properties fo:font-size="12pt" fo:letter-spacing="-0.025cm" style:font-size-asian="12pt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3" style:family="text">
      <style:text-properties style:text-scale="105%"/>
    </style:style>
    <style:style style:name="T14" style:family="text">
      <style:text-properties officeooo:rsid="0070ec86" style:text-scale="105%"/>
    </style:style>
    <style:style style:name="T15" style:family="text">
      <style:text-properties officeooo:rsid="0102f8b3" style:text-scale="105%"/>
    </style:style>
    <style:style style:name="T16" style:family="text">
      <style:text-properties officeooo:rsid="01041c9f" style:text-scale="105%"/>
    </style:style>
    <style:style style:name="T17" style:family="text">
      <style:text-properties officeooo:rsid="013cc71e" style:text-scale="105%"/>
    </style:style>
    <style:style style:name="T18" style:family="text">
      <style:text-properties officeooo:rsid="025c011d" style:text-scale="105%"/>
    </style:style>
    <style:style style:name="T19" style:family="text">
      <style:text-properties officeooo:rsid="025d82d6" style:text-scale="105%"/>
    </style:style>
    <style:style style:name="T20" style:family="text">
      <style:text-properties officeooo:rsid="025e44c5" style:text-scale="105%"/>
    </style:style>
    <style:style style:name="T21" style:family="text">
      <style:text-properties officeooo:rsid="025ff8fa" style:text-scale="105%"/>
    </style:style>
    <style:style style:name="T22" style:family="text">
      <style:text-properties fo:letter-spacing="-0.011cm"/>
    </style:style>
    <style:style style:name="T23" style:family="text">
      <style:text-properties fo:letter-spacing="-0.011cm" style:text-scale="105%"/>
    </style:style>
    <style:style style:name="T24" style:family="text">
      <style:text-properties fo:letter-spacing="-0.011cm" officeooo:rsid="00197810" style:text-scale="105%"/>
    </style:style>
    <style:style style:name="T25" style:family="text">
      <style:text-properties fo:letter-spacing="-0.011cm" officeooo:rsid="00f6fc80" style:text-scale="105%"/>
    </style:style>
    <style:style style:name="T26" style:family="text">
      <style:text-properties fo:letter-spacing="-0.011cm" officeooo:rsid="012c8b18" style:text-scale="105%"/>
    </style:style>
    <style:style style:name="T27" style:family="text">
      <style:text-properties fo:letter-spacing="-0.011cm" officeooo:rsid="002d703a"/>
    </style:style>
    <style:style style:name="T28" style:family="text">
      <style:text-properties fo:letter-spacing="-0.011cm" officeooo:rsid="018a3789"/>
    </style:style>
    <style:style style:name="T29" style:family="text">
      <style:text-properties fo:letter-spacing="-0.012cm"/>
    </style:style>
    <style:style style:name="T30" style:family="text">
      <style:text-properties fo:letter-spacing="-0.012cm" officeooo:rsid="018a3789"/>
    </style:style>
    <style:style style:name="T31" style:family="text">
      <style:text-properties fo:letter-spacing="-0.002cm"/>
    </style:style>
    <style:style style:name="T32" style:family="text">
      <style:text-properties fo:letter-spacing="-0.002cm" style:text-scale="105%"/>
    </style:style>
    <style:style style:name="T33" style:family="text">
      <style:text-properties fo:letter-spacing="-0.002cm" style:text-scale="110%"/>
    </style:style>
    <style:style style:name="T34" style:family="text">
      <style:text-properties fo:letter-spacing="-0.002cm" officeooo:rsid="002d703a" style:text-scale="110%"/>
    </style:style>
    <style:style style:name="T35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6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7" style:family="text">
      <style:text-properties fo:letter-spacing="-0.002cm" fo:font-weight="bold" style:font-weight-asian="bold" style:font-weight-complex="bold" style:text-scale="105%"/>
    </style:style>
    <style:style style:name="T38" style:family="text">
      <style:text-properties fo:letter-spacing="-0.002cm" style:font-style-complex="italic"/>
    </style:style>
    <style:style style:name="T39" style:family="text">
      <style:text-properties fo:letter-spacing="-0.002cm" officeooo:rsid="0267b15a"/>
    </style:style>
    <style:style style:name="T40" style:family="text">
      <style:text-properties fo:letter-spacing="-0.014cm"/>
    </style:style>
    <style:style style:name="T41" style:family="text">
      <style:text-properties fo:letter-spacing="-0.014cm" style:text-scale="105%"/>
    </style:style>
    <style:style style:name="T42" style:family="text">
      <style:text-properties fo:letter-spacing="-0.014cm" officeooo:rsid="018a3789"/>
    </style:style>
    <style:style style:name="T43" style:family="text">
      <style:text-properties fo:letter-spacing="-0.016cm"/>
    </style:style>
    <style:style style:name="T44" style:family="text">
      <style:text-properties fo:letter-spacing="-0.016cm" style:text-scale="105%"/>
    </style:style>
    <style:style style:name="T45" style:family="text">
      <style:text-properties fo:letter-spacing="-0.016cm" officeooo:rsid="018a3789"/>
    </style:style>
    <style:style style:name="T46" style:family="text">
      <style:text-properties fo:letter-spacing="-0.016cm" style:font-style-complex="italic"/>
    </style:style>
    <style:style style:name="T47" style:family="text">
      <style:text-properties fo:letter-spacing="-0.101cm"/>
    </style:style>
    <style:style style:name="T48" style:family="text">
      <style:text-properties fo:letter-spacing="-0.101cm" officeooo:rsid="018a3789"/>
    </style:style>
    <style:style style:name="T49" style:family="text">
      <style:text-properties fo:letter-spacing="-0.101cm" style:font-style-complex="italic"/>
    </style:style>
    <style:style style:name="T50" style:family="text">
      <style:text-properties fo:letter-spacing="0.002cm"/>
    </style:style>
    <style:style style:name="T51" style:family="text">
      <style:text-properties fo:letter-spacing="0.002cm" style:text-scale="105%"/>
    </style:style>
    <style:style style:name="T52" style:family="text">
      <style:text-properties fo:letter-spacing="-0.018cm"/>
    </style:style>
    <style:style style:name="T53" style:family="text">
      <style:text-properties fo:letter-spacing="-0.018cm" style:font-style-complex="italic"/>
    </style:style>
    <style:style style:name="T54" style:family="text">
      <style:text-properties fo:letter-spacing="-0.009cm"/>
    </style:style>
    <style:style style:name="T55" style:family="text">
      <style:text-properties fo:letter-spacing="-0.009cm" officeooo:rsid="018a3789"/>
    </style:style>
    <style:style style:name="T56" style:family="text">
      <style:text-properties fo:letter-spacing="-0.004cm"/>
    </style:style>
    <style:style style:name="T57" style:family="text">
      <style:text-properties fo:letter-spacing="-0.004cm" style:text-scale="110%"/>
    </style:style>
    <style:style style:name="T58" style:family="text">
      <style:text-properties fo:letter-spacing="-0.004cm" style:font-size-complex="11pt"/>
    </style:style>
    <style:style style:name="T59" style:family="text">
      <style:text-properties fo:letter-spacing="-0.005cm"/>
    </style:style>
    <style:style style:name="T60" style:family="text">
      <style:text-properties fo:letter-spacing="-0.005cm" fo:font-weight="bold" style:font-weight-asian="bold" style:font-weight-complex="bold" style:text-scale="105%"/>
    </style:style>
    <style:style style:name="T61" style:family="text">
      <style:text-properties fo:letter-spacing="-0.005cm" style:font-size-complex="11pt"/>
    </style:style>
    <style:style style:name="T62" style:family="text">
      <style:text-properties fo:letter-spacing="-0.023cm"/>
    </style:style>
    <style:style style:name="T63" style:family="text">
      <style:text-properties fo:letter-spacing="-0.023cm" style:text-scale="105%"/>
    </style:style>
    <style:style style:name="T64" style:family="text">
      <style:text-properties fo:letter-spacing="-0.023cm" fo:font-weight="bold" style:font-weight-asian="bold" style:font-weight-complex="bold" style:text-scale="105%"/>
    </style:style>
    <style:style style:name="T65" style:family="text">
      <style:text-properties fo:letter-spacing="-0.019cm"/>
    </style:style>
    <style:style style:name="T66" style:family="text">
      <style:text-properties fo:letter-spacing="-0.019cm" fo:font-weight="bold" style:font-weight-asian="bold" style:font-weight-complex="bold" style:text-scale="105%"/>
    </style:style>
    <style:style style:name="T67" style:family="text">
      <style:text-properties fo:letter-spacing="-0.019cm" style:font-style-complex="italic"/>
    </style:style>
    <style:style style:name="T68" style:family="text">
      <style:text-properties fo:letter-spacing="-0.007cm"/>
    </style:style>
    <style:style style:name="T69" style:family="text">
      <style:text-properties fo:letter-spacing="-0.007cm" style:text-scale="105%"/>
    </style:style>
    <style:style style:name="T70" style:family="text">
      <style:text-properties fo:letter-spacing="-0.007cm" style:font-size-complex="11pt"/>
    </style:style>
    <style:style style:name="T71" style:family="text">
      <style:text-properties fo:letter-spacing="-0.007cm" officeooo:rsid="018a3789"/>
    </style:style>
    <style:style style:name="T72" style:family="text">
      <style:text-properties fo:letter-spacing="-0.021cm"/>
    </style:style>
    <style:style style:name="T73" style:family="text">
      <style:text-properties fo:letter-spacing="-0.021cm" style:text-scale="110%"/>
    </style:style>
    <style:style style:name="T74" style:family="text">
      <style:text-properties fo:letter-spacing="-0.021cm" style:font-style-complex="italic"/>
    </style:style>
    <style:style style:name="T75" style:family="text">
      <style:text-properties style:text-scale="110%"/>
    </style:style>
    <style:style style:name="T76" style:family="text">
      <style:text-properties fo:letter-spacing="-0.028cm" style:text-scale="110%"/>
    </style:style>
    <style:style style:name="T77" style:family="text">
      <style:text-properties fo:letter-spacing="-0.026cm"/>
    </style:style>
    <style:style style:name="T78" style:family="text">
      <style:text-properties fo:letter-spacing="-0.026cm" style:text-scale="110%"/>
    </style:style>
    <style:style style:name="T79" style:family="text">
      <style:text-properties fo:letter-spacing="0.004cm"/>
    </style:style>
    <style:style style:name="T80" style:family="text">
      <style:text-properties fo:letter-spacing="0.004cm" style:text-scale="105%"/>
    </style:style>
    <style:style style:name="T81" style:family="text">
      <style:text-properties fo:color="#cc00cc" loext:opacity="100%" fo:font-size="12pt" fo:font-style="italic" style:font-size-asian="12pt" style:font-style-asian="italic"/>
    </style:style>
    <style:style style:name="T82" style:family="text">
      <style:text-properties fo:color="#cc00cc" loext:opacity="100%" fo:font-size="12pt" fo:letter-spacing="-0.011cm" fo:font-style="italic" style:font-size-asian="12pt" style:font-style-asian="italic"/>
    </style:style>
    <style:style style:name="T83" style:family="text">
      <style:text-properties fo:color="#cc00cc" loext:opacity="100%" fo:font-size="12pt" fo:letter-spacing="0.03cm" fo:font-style="italic" style:font-size-asian="12pt" style:font-style-asian="italic"/>
    </style:style>
    <style:style style:name="T84" style:family="text">
      <style:text-properties fo:color="#cc00cc" loext:opacity="100%" fo:font-size="12pt" fo:letter-spacing="-0.009cm" fo:font-style="italic" style:font-size-asian="12pt" style:font-style-asian="italic"/>
    </style:style>
    <style:style style:name="T85" style:family="text">
      <style:text-properties fo:color="#cc00cc" loext:opacity="100%" fo:font-size="12pt" fo:letter-spacing="-0.012cm" fo:font-style="italic" style:font-size-asian="12pt" style:font-style-asian="italic"/>
    </style:style>
    <style:style style:name="T86" style:family="text">
      <style:text-properties fo:color="#cc00cc" loext:opacity="100%" fo:font-size="12pt" fo:letter-spacing="-0.007cm" fo:font-style="italic" style:font-size-asian="12pt" style:font-style-asian="italic"/>
    </style:style>
    <style:style style:name="T87" style:family="text">
      <style:text-properties fo:color="#cc00cc" loext:opacity="100%" fo:font-size="12pt" fo:letter-spacing="0.034cm" fo:font-style="italic" style:font-size-asian="12pt" style:font-style-asian="italic"/>
    </style:style>
    <style:style style:name="T88" style:family="text">
      <style:text-properties fo:color="#cc00cc" loext:opacity="100%" fo:font-size="12pt" fo:letter-spacing="0.032cm" fo:font-style="italic" style:font-size-asian="12pt" style:font-style-asian="italic"/>
    </style:style>
    <style:style style:name="T89" style:family="text">
      <style:text-properties fo:letter-spacing="0.014cm" style:text-scale="105%"/>
    </style:style>
    <style:style style:name="T90" style:family="text">
      <style:text-properties fo:letter-spacing="0.083cm"/>
    </style:style>
    <style:style style:name="T91" style:family="text">
      <style:text-properties fo:letter-spacing="-0.025cm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167741" style:font-weight-asian="bold" style:font-weight-complex="bold"/>
    </style:style>
    <style:style style:name="T94" style:family="text">
      <style:text-properties fo:font-weight="bold" officeooo:rsid="001910aa" style:font-weight-asian="bold" style:font-weight-complex="bold"/>
    </style:style>
    <style:style style:name="T95" style:family="text">
      <style:text-properties fo:font-weight="bold" style:font-weight-asian="bold" style:font-weight-complex="bold" style:text-scale="105%"/>
    </style:style>
    <style:style style:name="T96" style:family="text">
      <style:text-properties fo:font-weight="bold" officeooo:rsid="015503fa" style:font-weight-asian="bold" style:font-weight-complex="bold" style:text-scale="105%"/>
    </style:style>
    <style:style style:name="T97" style:family="text">
      <style:text-properties fo:font-weight="bold" style:font-weight-asian="bold" style:font-weight-complex="bold" style:text-scale="110%"/>
    </style:style>
    <style:style style:name="T98" style:family="text">
      <style:text-properties fo:font-weight="bold" officeooo:rsid="0062a10e" style:font-weight-asian="bold" style:font-weight-complex="bold" style:text-scale="110%"/>
    </style:style>
    <style:style style:name="T99" style:family="text">
      <style:text-properties fo:font-weight="bold" officeooo:rsid="016ff250" style:font-weight-asian="bold" style:font-weight-complex="bold" style:text-scale="110%"/>
    </style:style>
    <style:style style:name="T100" style:family="text">
      <style:text-properties fo:font-weight="bold" officeooo:rsid="00d01567" style:font-weight-asian="bold" style:font-weight-complex="bold"/>
    </style:style>
    <style:style style:name="T101" style:family="text">
      <style:text-properties fo:font-weight="bold" officeooo:rsid="00d10b39" style:font-weight-asian="bold" style:font-weight-complex="bold"/>
    </style:style>
    <style:style style:name="T102" style:family="text">
      <style:text-properties fo:font-weight="bold" officeooo:rsid="00ec30e9" style:font-weight-asian="bold" style:font-weight-complex="bold"/>
    </style:style>
    <style:style style:name="T103" style:family="text">
      <style:text-properties fo:font-weight="bold" officeooo:rsid="00f667e1" style:font-weight-asian="bold" style:font-weight-complex="bold"/>
    </style:style>
    <style:style style:name="T104" style:family="text">
      <style:text-properties fo:font-weight="bold" officeooo:rsid="0100d250" style:font-weight-asian="bold" style:font-weight-complex="bold"/>
    </style:style>
    <style:style style:name="T105" style:family="text">
      <style:text-properties fo:font-weight="bold" officeooo:rsid="01267bbf" style:font-weight-asian="bold" style:font-weight-complex="bold"/>
    </style:style>
    <style:style style:name="T106" style:family="text">
      <style:text-properties fo:font-weight="bold" officeooo:rsid="01a1dabb" style:font-weight-asian="bold" style:font-weight-complex="bold"/>
    </style:style>
    <style:style style:name="T107" style:family="text">
      <style:text-properties fo:font-weight="bold" officeooo:rsid="01adf897" style:font-weight-asian="bold" style:font-weight-complex="bold"/>
    </style:style>
    <style:style style:name="T108" style:family="text">
      <style:text-properties fo:font-weight="bold" officeooo:rsid="01afa197" style:font-weight-asian="bold" style:font-weight-complex="bold"/>
    </style:style>
    <style:style style:name="T109" style:family="text">
      <style:text-properties fo:font-weight="bold" officeooo:rsid="01c49691" style:font-weight-asian="bold" style:font-weight-complex="bold"/>
    </style:style>
    <style:style style:name="T110" style:family="text">
      <style:text-properties officeooo:rsid="001910aa"/>
    </style:style>
    <style:style style:name="T111" style:family="text">
      <style:text-properties officeooo:rsid="001cc003"/>
    </style:style>
    <style:style style:name="T112" style:family="text">
      <style:text-properties officeooo:rsid="0019fa32"/>
    </style:style>
    <style:style style:name="T113" style:family="text">
      <style:text-properties officeooo:rsid="00250d0f"/>
    </style:style>
    <style:style style:name="T114" style:family="text">
      <style:text-properties officeooo:rsid="00222d23"/>
    </style:style>
    <style:style style:name="T115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fo:color="#04aae1" loext:opacity="100%" fo:font-style="italic" fo:font-weight="normal" officeooo:rsid="012d65da" style:font-style-asian="italic" style:font-weight-asian="normal" style:font-style-complex="italic" style:font-weight-complex="normal"/>
    </style:style>
    <style:style style:name="T117" style:family="text">
      <style:text-properties fo:color="#04aae1" loext:opacity="100%" fo:font-style="italic" fo:font-weight="normal" officeooo:rsid="0115f97d" style:font-style-asian="italic" style:font-weight-asian="normal" style:font-style-complex="italic" style:font-weight-complex="normal"/>
    </style:style>
    <style:style style:name="T118" style:family="text">
      <style:text-properties fo:color="#04aae1" loext:opacity="100%" fo:font-style="italic" fo:font-weight="normal" officeooo:rsid="010abd1b" style:font-style-asian="italic" style:font-weight-asian="normal" style:font-style-complex="italic" style:font-weight-complex="normal"/>
    </style:style>
    <style:style style:name="T119" style:family="text">
      <style:text-properties fo:color="#04aae1" loext:opacity="100%" fo:font-style="italic" fo:font-weight="normal" officeooo:rsid="01093164" style:font-style-asian="italic" style:font-weight-asian="normal" style:font-style-complex="italic" style:font-weight-complex="normal"/>
    </style:style>
    <style:style style:name="T120" style:family="text">
      <style:text-properties fo:color="#04aae1" loext:opacity="100%" fo:font-style="italic" fo:font-weight="normal" officeooo:rsid="01593e90" style:font-style-asian="italic" style:font-weight-asian="normal" style:font-style-complex="italic" style:font-weight-complex="normal"/>
    </style:style>
    <style:style style:name="T121" style:family="text">
      <style:text-properties fo:color="#04aae1" loext:opacity="100%" fo:font-style="italic" fo:font-weight="normal" officeooo:rsid="018a3789" style:font-style-asian="italic" style:font-weight-asian="normal" style:font-style-complex="italic" style:font-weight-complex="normal"/>
    </style:style>
    <style:style style:name="T122" style:family="text">
      <style:text-properties fo:color="#04aae1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color="#04aae1" loext:opacity="100%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color="#04aae1" loext:opacity="100%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04aae1" loext:opacity="100%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fo:color="#04aae1" loext:opacity="100%" fo:font-weight="bold" style:font-weight-asian="bold" style:font-weight-complex="bold"/>
    </style:style>
    <style:style style:name="T127" style:family="text">
      <style:text-properties fo:color="#04aae1" loext:opacity="100%" fo:font-weight="bold" style:font-weight-asian="bold" style:font-weight-complex="bold" style:text-scale="105%"/>
    </style:style>
    <style:style style:name="T128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29" style:family="text">
      <style:text-properties fo:color="#04aae1" loext:opacity="100%" fo:font-weight="bold" officeooo:rsid="0062a10e" style:font-weight-asian="bold" style:font-weight-complex="bold" style:text-scale="105%"/>
    </style:style>
    <style:style style:name="T130" style:family="text">
      <style:text-properties fo:color="#04aae1" loext:opacity="100%" fo:font-weight="bold" style:font-weight-asian="bold" style:font-weight-complex="bold" style:text-scale="110%"/>
    </style:style>
    <style:style style:name="T131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32" style:family="text">
      <style:text-properties fo:color="#04aae1" loext:opacity="100%" fo:font-weight="bold" style:font-weight-asian="bold" style:font-weight-complex="bold" style:text-scale="115%"/>
    </style:style>
    <style:style style:name="T133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34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35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36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37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38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39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40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41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42" style:family="text">
      <style:text-properties fo:color="#04aae1" loext:opacity="100%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3" style:family="text">
      <style:text-properties fo:color="#04aae1" loext:opacity="100%" style:font-name="Calibri1" fo:font-size="12pt" fo:font-style="italic" fo:font-weight="normal" officeooo:rsid="010abd1b" style:font-size-asian="12pt" style:font-style-asian="italic" style:font-weight-asian="normal" style:font-size-complex="12pt" style:font-style-complex="italic" style:font-weight-complex="normal"/>
    </style:style>
    <style:style style:name="T144" style:family="text">
      <style:text-properties fo:color="#04aae1" loext:opacity="100%" style:font-name="Calibri1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fo:color="#04aae1" loext:opacity="100%" style:font-name="Calibri1" fo:font-size="12pt" fo:font-style="italic" fo:font-weight="normal" officeooo:rsid="0115f97d" style:font-size-asian="12pt" style:font-style-asian="italic" style:font-weight-asian="normal" style:font-size-complex="12pt" style:font-style-complex="italic" style:font-weight-complex="normal"/>
    </style:style>
    <style:style style:name="T146" style:family="text">
      <style:text-properties fo:color="#04aae1" loext:opacity="100%" style:font-name="Calibri1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04aae1" loext:opacity="100%" style:font-name="Calibri1" fo:font-size="12pt" fo:font-style="italic" fo:font-weight="normal" officeooo:rsid="01593e90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fo:color="#04aae1" loext:opacity="100%" style:font-name="Calibri1" fo:font-size="12pt" fo:font-style="italic" fo:font-weight="normal" officeooo:rsid="017280e5" style:font-size-asian="12pt" style:font-style-asian="italic" style:font-weight-asian="normal" style:font-size-complex="12pt" style:font-style-complex="italic" style:font-weight-complex="normal"/>
    </style:style>
    <style:style style:name="T149" style:family="text">
      <style:text-properties fo:color="#04aae1" loext:opacity="100%" style:font-name="Calibri1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color="#04aae1" loext:opacity="100%" style:font-name="Calibri1" fo:font-size="12pt" fo:font-style="italic" fo:font-weight="normal" officeooo:rsid="017d0617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color="#04aae1" loext:opacity="100%" style:font-name="Calibri1" fo:font-weight="bold" style:font-weight-asian="bold" style:font-weight-complex="bold" style:text-scale="110%"/>
    </style:style>
    <style:style style:name="T152" style:family="text">
      <style:text-properties fo:color="#04aae1" loext:opacity="100%" style:font-name="Calibri1" fo:letter-spacing="-0.032cm" fo:font-weight="bold" style:font-weight-asian="bold" style:font-weight-complex="bold" style:text-scale="110%"/>
    </style:style>
    <style:style style:name="T153" style:family="text">
      <style:text-properties fo:color="#04aae1" loext:opacity="100%" style:font-name="Calibri1" fo:font-size="11pt" fo:font-weight="bold" style:font-size-asian="11pt" style:font-weight-asian="bold" style:font-size-complex="11pt" style:font-weight-complex="bold"/>
    </style:style>
    <style:style style:name="T154" style:family="text">
      <style:text-properties fo:color="#04aae1" loext:opacity="100%" fo:letter-spacing="0.044cm" fo:font-weight="bold" style:font-weight-asian="bold" style:font-weight-complex="bold" style:text-scale="110%"/>
    </style:style>
    <style:style style:name="T155" style:family="text">
      <style:text-properties fo:color="#04aae1" loext:opacity="100%" fo:font-weight="normal" officeooo:rsid="0115f97d" style:font-weight-asian="normal" style:font-style-complex="italic" style:font-weight-complex="normal"/>
    </style:style>
    <style:style style:name="T156" style:family="text">
      <style:text-properties fo:color="#04aae1" loext:opacity="100%" fo:font-weight="normal" officeooo:rsid="010abd1b" style:font-weight-asian="normal" style:font-style-complex="italic" style:font-weight-complex="normal"/>
    </style:style>
    <style:style style:name="T157" style:family="text">
      <style:text-properties fo:color="#04aae1" loext:opacity="100%" fo:font-weight="normal" officeooo:rsid="018a3789" style:font-weight-asian="normal" style:font-style-complex="italic" style:font-weight-complex="normal"/>
    </style:style>
    <style:style style:name="T158" style:family="text">
      <style:text-properties fo:color="#04aae1" loext:opacity="100%" fo:font-weight="normal" officeooo:rsid="0115f97d" style:font-weight-asian="normal" style:font-weight-complex="normal"/>
    </style:style>
    <style:style style:name="T159" style:family="text">
      <style:text-properties fo:color="#04aae1" loext:opacity="100%" fo:font-weight="normal" officeooo:rsid="010abd1b" style:font-weight-asian="normal" style:font-weight-complex="normal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weight="normal" officeooo:rsid="01ab164b" style:font-weight-asian="normal" style:font-weight-complex="normal"/>
    </style:style>
    <style:style style:name="T162" style:family="text">
      <style:text-properties fo:letter-spacing="0.005cm"/>
    </style:style>
    <style:style style:name="T163" style:family="text">
      <style:text-properties officeooo:rsid="00199140"/>
    </style:style>
    <style:style style:name="T164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style:font-name="Calibri1"/>
    </style:style>
    <style:style style:name="T167" style:family="text">
      <style:text-properties style:font-name="Calibri1" fo:font-size="12pt" style:font-size-asian="12pt"/>
    </style:style>
    <style:style style:name="T168" style:family="text">
      <style:text-properties style:font-name="Calibri1" fo:font-size="12pt" style:font-size-asian="12pt" style:font-size-complex="12pt"/>
    </style:style>
    <style:style style:name="T169" style:family="text">
      <style:text-properties style:font-name="Calibri1" fo:font-size="12pt" officeooo:rsid="01b24446" style:font-size-asian="12pt" style:font-size-complex="12pt"/>
    </style:style>
    <style:style style:name="T170" style:family="text">
      <style:text-properties style:font-name="Calibri1" fo:font-size="12pt" fo:letter-spacing="0.002cm" style:font-size-asian="12pt"/>
    </style:style>
    <style:style style:name="T171" style:family="text">
      <style:text-properties style:font-name="Calibri1" fo:font-size="12pt" fo:letter-spacing="-0.002cm" style:font-size-asian="12pt"/>
    </style:style>
    <style:style style:name="T172" style:family="text">
      <style:text-properties style:font-name="Calibri1" fo:font-size="12pt" fo:letter-spacing="-0.019cm" style:font-size-asian="12pt"/>
    </style:style>
    <style:style style:name="T173" style:family="text">
      <style:text-properties style:font-name="Calibri1" fo:font-weight="bold" style:font-weight-asian="bold" style:font-weight-complex="bold"/>
    </style:style>
    <style:style style:name="T174" style:family="text">
      <style:text-properties style:font-name="Calibri1" fo:font-weight="bold" officeooo:rsid="01bde9d9" style:font-weight-asian="bold" style:font-weight-complex="bold"/>
    </style:style>
    <style:style style:name="T175" style:family="text">
      <style:text-properties style:font-name="Calibri1" fo:font-weight="bold" officeooo:rsid="01bf7bbf" style:font-weight-asian="bold" style:font-weight-complex="bold"/>
    </style:style>
    <style:style style:name="T176" style:family="text">
      <style:text-properties style:font-name="Calibri1" fo:font-weight="bold" officeooo:rsid="01c98516" style:font-weight-asian="bold" style:font-weight-complex="bold"/>
    </style:style>
    <style:style style:name="T177" style:family="text">
      <style:text-properties style:font-name="Calibri1" fo:font-size="11pt" style:font-size-asian="11pt" style:font-size-complex="11pt"/>
    </style:style>
    <style:style style:name="T178" style:family="text">
      <style:text-properties style:font-name="Calibri1" fo:font-size="11pt" officeooo:rsid="00b58f5a" style:font-size-asian="11pt" style:font-size-complex="11pt"/>
    </style:style>
    <style:style style:name="T179" style:family="text">
      <style:text-properties style:font-name="Calibri1" fo:font-size="11pt" officeooo:rsid="01e20e07" style:font-size-asian="11pt" style:font-size-complex="11pt"/>
    </style:style>
    <style:style style:name="T180" style:family="text">
      <style:text-properties style:font-name="Calibri1" fo:font-size="11pt" officeooo:rsid="01e40a15" style:font-size-asian="11pt" style:font-size-complex="11pt"/>
    </style:style>
    <style:style style:name="T181" style:family="text">
      <style:text-properties style:font-name="Calibri1" fo:font-size="11pt" officeooo:rsid="01fe8aa8" style:font-size-asian="11pt" style:font-size-complex="11pt"/>
    </style:style>
    <style:style style:name="T182" style:family="text">
      <style:text-properties style:font-name="Calibri1" fo:font-size="11pt" officeooo:rsid="020f70a7" style:font-size-asian="11pt" style:font-size-complex="11pt"/>
    </style:style>
    <style:style style:name="T183" style:family="text">
      <style:text-properties style:font-name="Calibri1" fo:font-size="11pt" officeooo:rsid="0242c8a5" style:font-size-asian="11pt" style:font-size-complex="11pt"/>
    </style:style>
    <style:style style:name="T184" style:family="text">
      <style:text-properties style:font-name="Calibri1" fo:font-size="11pt" officeooo:rsid="024f43f7" style:font-size-asian="11pt" style:font-size-complex="11pt"/>
    </style:style>
    <style:style style:name="T185" style:family="text">
      <style:text-properties style:font-name="Calibri1" fo:font-size="11pt" fo:letter-spacing="-0.014cm" style:font-size-asian="11pt" style:font-size-complex="11pt"/>
    </style:style>
    <style:style style:name="T186" style:family="text">
      <style:text-properties style:font-name="Calibri1" fo:font-size="11pt" fo:letter-spacing="-0.012cm" style:font-size-asian="11pt" style:font-size-complex="11pt"/>
    </style:style>
    <style:style style:name="T187" style:family="text">
      <style:text-properties style:font-name="Calibri1" fo:font-size="11pt" fo:letter-spacing="-0.012cm" officeooo:rsid="017d0617" style:font-size-asian="11pt" style:font-size-complex="11pt"/>
    </style:style>
    <style:style style:name="T188" style:family="text">
      <style:text-properties style:font-name="Calibri1" fo:font-size="11pt" fo:letter-spacing="-0.011cm" style:font-size-asian="11pt" style:font-size-complex="11pt"/>
    </style:style>
    <style:style style:name="T189" style:family="text">
      <style:text-properties style:font-name="Calibri1" fo:font-size="11pt" fo:letter-spacing="-0.016cm" style:font-size-asian="11pt" style:font-size-complex="11pt"/>
    </style:style>
    <style:style style:name="T190" style:family="text">
      <style:text-properties style:font-name="Calibri1" fo:font-size="11pt" fo:letter-spacing="0.007cm" style:font-size-asian="11pt" style:font-size-complex="11pt"/>
    </style:style>
    <style:style style:name="T191" style:family="text">
      <style:text-properties style:font-name="Calibri1" fo:font-size="11pt" fo:letter-spacing="0.005cm" style:font-size-asian="11pt" style:font-size-complex="11pt"/>
    </style:style>
    <style:style style:name="T192" style:family="text">
      <style:text-properties style:font-name="Calibri1" fo:font-size="11pt" fo:letter-spacing="-0.007cm" style:font-size-asian="11pt" style:font-size-complex="11pt"/>
    </style:style>
    <style:style style:name="T193" style:family="text">
      <style:text-properties style:font-name="Calibri1" fo:font-size="11pt" fo:letter-spacing="-0.009cm" style:font-size-asian="11pt" style:font-size-complex="11pt"/>
    </style:style>
    <style:style style:name="T194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195" style:family="text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T196" style:family="text">
      <style:text-properties style:font-name="Calibri1" fo:font-size="11pt" fo:language="fr" fo:country="FR" officeooo:rsid="01e8f0e4" style:font-size-asian="11pt" style:language-asian="en" style:country-asian="US" style:font-size-complex="11pt" style:language-complex="ar" style:country-complex="SA"/>
    </style:style>
    <style:style style:name="T197" style:family="text">
      <style:text-properties style:font-name="Calibri1" fo:font-size="11pt" fo:language="fr" fo:country="FR" officeooo:rsid="01eac17b" style:font-size-asian="11pt" style:language-asian="en" style:country-asian="US" style:font-size-complex="11pt" style:language-complex="ar" style:country-complex="SA"/>
    </style:style>
    <style:style style:name="T198" style:family="text">
      <style:text-properties style:font-name="Calibri1" fo:font-size="11pt" fo:language="fr" fo:country="FR" fo:font-weight="bold" officeooo:rsid="01e8f0e4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99" style:family="text">
      <style:text-properties style:font-name="Calibri1" officeooo:rsid="01093164"/>
    </style:style>
    <style:style style:name="T200" style:family="text">
      <style:text-properties style:font-name="Calibri1" officeooo:rsid="01a8733a"/>
    </style:style>
    <style:style style:name="T201" style:family="text">
      <style:text-properties style:font-name="Calibri1" officeooo:rsid="01b24446"/>
    </style:style>
    <style:style style:name="T202" style:family="text">
      <style:text-properties style:font-name="Calibri1" officeooo:rsid="01b9f2d4"/>
    </style:style>
    <style:style style:name="T203" style:family="text">
      <style:text-properties style:font-name="Calibri1" officeooo:rsid="01bc94a6"/>
    </style:style>
    <style:style style:name="T204" style:family="text">
      <style:text-properties style:font-name="Calibri1" officeooo:rsid="01bcd002"/>
    </style:style>
    <style:style style:name="T205" style:family="text">
      <style:text-properties style:font-name="Calibri1" officeooo:rsid="01bde9d9"/>
    </style:style>
    <style:style style:name="T206" style:family="text">
      <style:text-properties style:font-name="Calibri1" officeooo:rsid="01bf7bbf"/>
    </style:style>
    <style:style style:name="T207" style:family="text">
      <style:text-properties style:font-name="Calibri1" officeooo:rsid="01c26cc2"/>
    </style:style>
    <style:style style:name="T208" style:family="text">
      <style:text-properties style:font-name="Calibri1" officeooo:rsid="01c09d32"/>
    </style:style>
    <style:style style:name="T209" style:family="text">
      <style:text-properties style:font-name="Calibri1" officeooo:rsid="01c3d6a7"/>
    </style:style>
    <style:style style:name="T210" style:family="text">
      <style:text-properties style:font-name="Calibri1" officeooo:rsid="01c887b5"/>
    </style:style>
    <style:style style:name="T211" style:family="text">
      <style:text-properties style:font-name="Calibri1" officeooo:rsid="01c98516"/>
    </style:style>
    <style:style style:name="T212" style:family="text">
      <style:text-properties style:font-name="Calibri1" fo:language="fr" fo:country="FR" officeooo:rsid="01c98516" style:language-asian="en" style:country-asian="US" style:language-complex="ar" style:country-complex="SA"/>
    </style:style>
    <style:style style:name="T213" style:family="text">
      <style:text-properties style:font-name="Calibri1" officeooo:rsid="0235e8c2"/>
    </style:style>
    <style:style style:name="T214" style:family="text">
      <style:text-properties style:font-name="Calibri1" officeooo:rsid="02360ad6"/>
    </style:style>
    <style:style style:name="T215" style:family="text">
      <style:text-properties officeooo:rsid="004b0f45"/>
    </style:style>
    <style:style style:name="T216" style:family="text">
      <style:text-properties officeooo:rsid="0070ec86"/>
    </style:style>
    <style:style style:name="T217" style:family="text">
      <style:text-properties fo:color="#666666" loext:opacity="100%" style:font-name="Calibri1" fo:font-style="italic" style:font-style-asian="italic" style:font-style-complex="italic"/>
    </style:style>
    <style:style style:name="T218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219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220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221" style:family="text">
      <style:text-properties fo:color="#666666" loext:opacity="100%" style:font-name="Calibri1" fo:font-style="italic" officeooo:rsid="00d30889" style:font-style-asian="italic" style:font-style-complex="italic"/>
    </style:style>
    <style:style style:name="T222" style:family="text">
      <style:text-properties fo:color="#666666" loext:opacity="100%" style:font-name="Calibri1" fo:font-style="italic" officeooo:rsid="00ed8e02" style:font-style-asian="italic" style:font-style-complex="italic"/>
    </style:style>
    <style:style style:name="T223" style:family="text">
      <style:text-properties fo:color="#666666" loext:opacity="100%" style:font-name="Calibri1" fo:font-style="italic" officeooo:rsid="00eef2f9" style:font-style-asian="italic" style:font-style-complex="italic"/>
    </style:style>
    <style:style style:name="T224" style:family="text">
      <style:text-properties fo:color="#666666" loext:opacity="100%" style:font-name="Calibri1" fo:font-style="italic" officeooo:rsid="00f43a84" style:font-style-asian="italic" style:font-style-complex="italic"/>
    </style:style>
    <style:style style:name="T225" style:family="text">
      <style:text-properties style:font-size-complex="11pt"/>
    </style:style>
    <style:style style:name="T226" style:family="text">
      <style:text-properties fo:letter-spacing="0.007cm"/>
    </style:style>
    <style:style style:name="T227" style:family="text">
      <style:text-properties officeooo:rsid="0092d9d1"/>
    </style:style>
    <style:style style:name="T228" style:family="text">
      <style:text-properties officeooo:rsid="00942750"/>
    </style:style>
    <style:style style:name="T229" style:family="text">
      <style:text-properties fo:letter-spacing="0.071cm"/>
    </style:style>
    <style:style style:name="T230" style:family="text">
      <style:text-properties officeooo:rsid="00a2f3e0"/>
    </style:style>
    <style:style style:name="T231" style:family="text">
      <style:text-properties fo:color="#000080" loext:opacity="100%" style:font-name="Calibri1" fo:font-style="italic" style:font-style-asian="italic" style:font-style-complex="italic"/>
    </style:style>
    <style:style style:name="T232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T233" style:family="text">
      <style:text-properties officeooo:rsid="00d49303"/>
    </style:style>
    <style:style style:name="T234" style:family="text">
      <style:text-properties officeooo:rsid="00e48f53"/>
    </style:style>
    <style:style style:name="T235" style:family="text">
      <style:text-properties officeooo:rsid="00e60e95"/>
    </style:style>
    <style:style style:name="T236" style:family="text">
      <style:text-properties officeooo:rsid="00ec30e9"/>
    </style:style>
    <style:style style:name="T237" style:family="text">
      <style:text-properties officeooo:rsid="00f35e1e"/>
    </style:style>
    <style:style style:name="T238" style:family="text">
      <style:text-properties officeooo:rsid="00ffbb9c"/>
    </style:style>
    <style:style style:name="T239" style:family="text">
      <style:text-properties officeooo:rsid="01005ae9"/>
    </style:style>
    <style:style style:name="T240" style:family="text">
      <style:text-properties officeooo:rsid="0100d250"/>
    </style:style>
    <style:style style:name="T241" style:family="text">
      <style:text-properties officeooo:rsid="017f7bbd"/>
    </style:style>
    <style:style style:name="T242" style:family="text">
      <style:text-properties officeooo:rsid="018a3789"/>
    </style:style>
    <style:style style:name="T243" style:family="text">
      <style:text-properties officeooo:rsid="018f0293"/>
    </style:style>
    <style:style style:name="T244" style:family="text">
      <style:text-properties officeooo:rsid="01952303"/>
    </style:style>
    <style:style style:name="T245" style:family="text">
      <style:text-properties officeooo:rsid="0195bd89"/>
    </style:style>
    <style:style style:name="T246" style:family="text">
      <style:text-properties style:font-style-complex="italic"/>
    </style:style>
    <style:style style:name="T247" style:family="text">
      <style:text-properties fo:color="#000000" loext:opacity="100%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48" style:family="text">
      <style:text-properties fo:color="#000000" loext:opacity="100%" fo:font-weight="normal" officeooo:rsid="019c076d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49" style:family="text">
      <style:text-properties fo:color="#000000" loext:opacity="100%" fo:letter-spacing="-0.01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0" style:family="text">
      <style:text-properties fo:color="#000000" loext:opacity="100%" fo:letter-spacing="-0.016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1" style:family="text">
      <style:text-properties fo:color="#000000" loext:opacity="100%" fo:letter-spacing="-0.10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2" style:family="text">
      <style:text-properties fo:color="#000000" loext:opacity="100%" style:font-name="Calibri1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3" style:family="text">
      <style:text-properties fo:color="#000000" loext:opacity="100%" fo:letter-spacing="-0.01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4" style:family="text">
      <style:text-properties fo:color="#000000" loext:opacity="100%" fo:letter-spacing="-0.00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5" style:family="text">
      <style:text-properties fo:color="#000000" loext:opacity="100%" fo:letter-spacing="-0.007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6" style:family="text">
      <style:text-properties fo:color="#000000" loext:opacity="100%" fo:letter-spacing="-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7" style:family="text">
      <style:text-properties fo:color="#000000" loext:opacity="100%" fo:letter-spacing="-0.004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8" style:family="text">
      <style:text-properties fo:color="#000000" loext:opacity="100%" fo:letter-spacing="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9" style:family="text">
      <style:text-properties fo:color="#000000" loext:opacity="100%" fo:letter-spacing="-0.018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0" style:family="text">
      <style:text-properties fo:color="#000000" loext:opacity="100%" fo:letter-spacing="-0.01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1" style:family="text">
      <style:text-properties fo:color="#000000" loext:opacity="100%" fo:letter-spacing="-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2" style:family="text">
      <style:text-properties fo:color="#000000" loext:opacity="100%" fo:letter-spacing="-0.02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3" style:family="text">
      <style:text-properties fo:color="#000000" loext:opacity="100%" fo:letter-spacing="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4" style:family="text">
      <style:text-properties officeooo:rsid="01a1dabb"/>
    </style:style>
    <style:style style:name="T265" style:family="text">
      <style:text-properties officeooo:rsid="01a3c89b"/>
    </style:style>
    <style:style style:name="T266" style:family="text">
      <style:text-properties officeooo:rsid="01a4e587"/>
    </style:style>
    <style:style style:name="T267" style:family="text">
      <style:text-properties officeooo:rsid="01a65c2c"/>
    </style:style>
    <style:style style:name="T268" style:family="text">
      <style:text-properties officeooo:rsid="01ab164b"/>
    </style:style>
    <style:style style:name="T269" style:family="text">
      <style:text-properties officeooo:rsid="01ace582"/>
    </style:style>
    <style:style style:name="T270" style:family="text">
      <style:text-properties officeooo:rsid="01b17d44"/>
    </style:style>
    <style:style style:name="T271" style:family="text">
      <style:text-properties officeooo:rsid="01b36a02"/>
    </style:style>
    <style:style style:name="T272" style:family="text">
      <style:text-properties officeooo:rsid="01b4f542"/>
    </style:style>
    <style:style style:name="T273" style:family="text">
      <style:text-properties officeooo:rsid="01b5e3f4"/>
    </style:style>
    <style:style style:name="T274" style:family="text">
      <style:text-properties officeooo:rsid="01b5e94b"/>
    </style:style>
    <style:style style:name="T275" style:family="text">
      <style:text-properties officeooo:rsid="01b6a799"/>
    </style:style>
    <style:style style:name="T276" style:family="text">
      <style:text-properties officeooo:rsid="01b85ff5"/>
    </style:style>
    <style:style style:name="T277" style:family="text">
      <style:text-properties officeooo:rsid="01b960fd"/>
    </style:style>
    <style:style style:name="T278" style:family="text">
      <style:text-properties officeooo:rsid="01bb1df6"/>
    </style:style>
    <style:style style:name="T279" style:family="text">
      <style:text-properties officeooo:rsid="01bb8e7d"/>
    </style:style>
    <style:style style:name="T280" style:family="text">
      <style:text-properties officeooo:rsid="01bbd191"/>
    </style:style>
    <style:style style:name="T281" style:family="text">
      <style:text-properties officeooo:rsid="01bc27cc"/>
    </style:style>
    <style:style style:name="T282" style:family="text">
      <style:text-properties officeooo:rsid="01bc94a6"/>
    </style:style>
    <style:style style:name="T283" style:family="text">
      <style:text-properties officeooo:rsid="01c49691"/>
    </style:style>
    <style:style style:name="T284" style:family="text">
      <style:text-properties officeooo:rsid="01cac6fd"/>
    </style:style>
    <style:style style:name="T285" style:family="text">
      <style:text-properties officeooo:rsid="01ccfc18"/>
    </style:style>
    <style:style style:name="T286" style:family="text">
      <style:text-properties officeooo:rsid="01d02be4"/>
    </style:style>
    <style:style style:name="T287" style:family="text">
      <style:text-properties officeooo:rsid="01d20033"/>
    </style:style>
    <style:style style:name="T288" style:family="text">
      <style:text-properties officeooo:rsid="01d2d585"/>
    </style:style>
    <style:style style:name="T289" style:family="text">
      <style:text-properties officeooo:rsid="01d35cb8"/>
    </style:style>
    <style:style style:name="T290" style:family="text">
      <style:text-properties officeooo:rsid="01d743fc"/>
    </style:style>
    <style:style style:name="T291" style:family="text">
      <style:text-properties officeooo:rsid="01dafdd5"/>
    </style:style>
    <style:style style:name="T292" style:family="text">
      <style:text-properties officeooo:rsid="01dbf152"/>
    </style:style>
    <style:style style:name="T293" style:family="text">
      <style:text-properties officeooo:rsid="01dd7b90"/>
    </style:style>
    <style:style style:name="T294" style:family="text">
      <style:text-properties officeooo:rsid="01dfa0e4"/>
    </style:style>
    <style:style style:name="T295" style:family="text">
      <style:text-properties officeooo:rsid="01e40a15"/>
    </style:style>
    <style:style style:name="T296" style:family="text">
      <style:text-properties officeooo:rsid="01e62529"/>
    </style:style>
    <style:style style:name="T297" style:family="text">
      <style:text-properties officeooo:rsid="01e7106b"/>
    </style:style>
    <style:style style:name="T298" style:family="text">
      <style:text-properties officeooo:rsid="01e8f0e4"/>
    </style:style>
    <style:style style:name="T299" style:family="text">
      <style:text-properties officeooo:rsid="01e9b7b1"/>
    </style:style>
    <style:style style:name="T300" style:family="text">
      <style:text-properties officeooo:rsid="01ede048"/>
    </style:style>
    <style:style style:name="T301" style:family="text">
      <style:text-properties officeooo:rsid="01ee7d86"/>
    </style:style>
    <style:style style:name="T302" style:family="text">
      <style:text-properties officeooo:rsid="01f0e484"/>
    </style:style>
    <style:style style:name="T303" style:family="text">
      <style:text-properties officeooo:rsid="01f153e3"/>
    </style:style>
    <style:style style:name="T304" style:family="text">
      <style:text-properties officeooo:rsid="01f38a60"/>
    </style:style>
    <style:style style:name="T305" style:family="text">
      <style:text-properties officeooo:rsid="01f476ed"/>
    </style:style>
    <style:style style:name="T306" style:family="text">
      <style:text-properties officeooo:rsid="01f776bc"/>
    </style:style>
    <style:style style:name="T307" style:family="text">
      <style:text-properties officeooo:rsid="01f967ae"/>
    </style:style>
    <style:style style:name="T308" style:family="text">
      <style:text-properties officeooo:rsid="01fa89c0"/>
    </style:style>
    <style:style style:name="T309" style:family="text">
      <style:text-properties officeooo:rsid="01fdc409"/>
    </style:style>
    <style:style style:name="T310" style:family="text">
      <style:text-properties officeooo:rsid="02007c91"/>
    </style:style>
    <style:style style:name="T311" style:family="text">
      <style:text-properties officeooo:rsid="0200914c"/>
    </style:style>
    <style:style style:name="T312" style:family="text">
      <style:text-properties officeooo:rsid="0201bdbf"/>
    </style:style>
    <style:style style:name="T313" style:family="text">
      <style:text-properties officeooo:rsid="02035e50"/>
    </style:style>
    <style:style style:name="T314" style:family="text">
      <style:text-properties officeooo:rsid="02041bd8"/>
    </style:style>
    <style:style style:name="T315" style:family="text">
      <style:text-properties officeooo:rsid="02055d01"/>
    </style:style>
    <style:style style:name="T316" style:family="text">
      <style:text-properties officeooo:rsid="02075388"/>
    </style:style>
    <style:style style:name="T317" style:family="text">
      <style:text-properties officeooo:rsid="0208d6f1"/>
    </style:style>
    <style:style style:name="T318" style:family="text">
      <style:text-properties officeooo:rsid="020abfe8"/>
    </style:style>
    <style:style style:name="T319" style:family="text">
      <style:text-properties officeooo:rsid="020ad46a"/>
    </style:style>
    <style:style style:name="T320" style:family="text">
      <style:text-properties officeooo:rsid="020b32fb"/>
    </style:style>
    <style:style style:name="T321" style:family="text">
      <style:text-properties officeooo:rsid="020c85ea"/>
    </style:style>
    <style:style style:name="T322" style:family="text">
      <style:text-properties officeooo:rsid="020cf04f"/>
    </style:style>
    <style:style style:name="T323" style:family="text">
      <style:text-properties officeooo:rsid="020ee02e"/>
    </style:style>
    <style:style style:name="T324" style:family="text">
      <style:text-properties officeooo:rsid="0212af4b"/>
    </style:style>
    <style:style style:name="T325" style:family="text">
      <style:text-properties officeooo:rsid="0213b8d1"/>
    </style:style>
    <style:style style:name="T326" style:family="text">
      <style:text-properties officeooo:rsid="021488f7"/>
    </style:style>
    <style:style style:name="T327" style:family="text">
      <style:text-properties officeooo:rsid="02150973"/>
    </style:style>
    <style:style style:name="T328" style:family="text">
      <style:text-properties officeooo:rsid="0216994e"/>
    </style:style>
    <style:style style:name="T329" style:family="text">
      <style:text-properties officeooo:rsid="0217e9ad"/>
    </style:style>
    <style:style style:name="T330" style:family="text">
      <style:text-properties officeooo:rsid="0218c312"/>
    </style:style>
    <style:style style:name="T331" style:family="text">
      <style:text-properties officeooo:rsid="0223de6d"/>
    </style:style>
    <style:style style:name="T332" style:family="text">
      <style:text-properties officeooo:rsid="022735d4"/>
    </style:style>
    <style:style style:name="T333" style:family="text">
      <style:text-properties fo:language="fr" fo:country="FR" style:language-asian="en" style:country-asian="US" style:language-complex="ar" style:country-complex="SA"/>
    </style:style>
    <style:style style:name="T334" style:family="text">
      <style:text-properties fo:language="fr" fo:country="FR" officeooo:rsid="01b5e3f4" style:language-asian="en" style:country-asian="US" style:language-complex="ar" style:country-complex="SA"/>
    </style:style>
    <style:style style:name="T335" style:family="text">
      <style:text-properties fo:language="fr" fo:country="FR" officeooo:rsid="01d5a8f0" style:language-asian="en" style:country-asian="US" style:language-complex="ar" style:country-complex="SA"/>
    </style:style>
    <style:style style:name="T336" style:family="text">
      <style:text-properties fo:language="fr" fo:country="FR" officeooo:rsid="01da178a" style:language-asian="en" style:country-asian="US" style:language-complex="ar" style:country-complex="SA"/>
    </style:style>
    <style:style style:name="T337" style:family="text">
      <style:text-properties fo:language="fr" fo:country="FR" officeooo:rsid="023a3c56" style:language-asian="en" style:country-asian="US" style:language-complex="ar" style:country-complex="SA"/>
    </style:style>
    <style:style style:name="T338" style:family="text">
      <style:text-properties officeooo:rsid="022dff54"/>
    </style:style>
    <style:style style:name="T339" style:family="text">
      <style:text-properties officeooo:rsid="022ff2dc"/>
    </style:style>
    <style:style style:name="T340" style:family="text">
      <style:text-properties officeooo:rsid="0231935d"/>
    </style:style>
    <style:style style:name="T341" style:family="text">
      <style:text-properties officeooo:rsid="0231d7e0"/>
    </style:style>
    <style:style style:name="T342" style:family="text">
      <style:text-properties officeooo:rsid="023bf3ea"/>
    </style:style>
    <style:style style:name="T343" style:family="text">
      <style:text-properties officeooo:rsid="024b2ff3"/>
    </style:style>
    <style:style style:name="T344" style:family="text">
      <style:text-properties officeooo:rsid="025438c0"/>
    </style:style>
    <style:style style:name="T345" style:family="text">
      <style:text-properties officeooo:rsid="02590417"/>
    </style:style>
    <style:style style:name="T346" style:family="text">
      <style:text-properties officeooo:rsid="0263fa62"/>
    </style:style>
    <style:style style:name="T347" style:family="text">
      <style:text-properties officeooo:rsid="0265394d"/>
    </style:style>
    <style:style style:name="T348" style:family="text">
      <style:text-properties officeooo:rsid="0267b15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3"><text:span text:style-name="T35">Jea</text:span><text:span text:style-name="T36">n-</text:span><text:span text:style-name="T35">Baptiste</text:span><text:span text:style-name="T164"> </text:span><text:span text:style-name="T35">Lasselle</text:span></text:p>
        <text:p text:style-name="P6">Cloud Engineer/SRE</text:p>
        <text:p text:style-name="P4"><text:span text:style-name="T35"/></text:p>
        <text:p text:style-name="P9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7">Who I am </text:p>
            </table:table-cell>
            <table:table-cell table:style-name="Tableau1.A1" office:value-type="string">
              <text:p text:style-name="P143"><text:span text:style-name="T264">Je</text:span><text:span text:style-name="T110"> code </text:span><text:span text:style-name="T264">avec</text:span><text:span text:style-name="T110"> </text:span><text:span text:style-name="T94">terraform, </text:span><text:span text:style-name="T100">packer,</text:span><text:span text:style-name="T110"> </text:span><text:span text:style-name="T101">pu</text:span><text:span text:style-name="T94">lumi</text:span><text:span text:style-name="T110">, </text:span><text:span text:style-name="T102">CI/CD Pipelines</text:span><text:span text:style-name="T236">, </text:span><text:span text:style-name="T264">Je plonge dans le code avec les devs</text:span><text:span text:style-name="T110">, </text:span><text:span text:style-name="T264">J’</text:span><text:span text:style-name="T106">automatise toute <text:s/>l’infrastructure</text:span>. <text:span text:style-name="T264">Je suis un évangéliste</text:span><text:span text:style-name="T110"> </text:span><text:span text:style-name="T92">Gitops</text:span> <text:span text:style-name="T264">et</text:span><text:span text:style-name="T110"> </text:span><text:span text:style-name="T94">Infrastructure As Code</text:span><text:span text:style-name="T110"> </text:span>. <text:span text:style-name="T264">J’</text:span><text:span text:style-name="T265">a</text:span><text:span text:style-name="T264">ime comprendre, apprendre, implémenter de nouvelles idées avec mon équipe</text:span>, <text:span text:style-name="T264">et j’adore les challenges.</text:span> </text:p>
              <text:p text:style-name="P143"/>
            </table:table-cell>
          </table:table-row>
          <table:table-row>
            <table:table-cell table:style-name="Tableau1.A1" office:value-type="string">
              <text:p text:style-name="P8">My best friends list</text:p>
            </table:table-cell>
            <table:table-cell table:style-name="Tableau1.A1" office:value-type="string">
              <text:p text:style-name="P153"><text:span text:style-name="T217">Kubernetes, Terraform, </text:span><text:span text:style-name="T221">Packer, </text:span><text:span text:style-name="T217">Pulumi, </text:span><text:span text:style-name="T218">FluxCD/</text:span><text:span text:style-name="T222">ArgoCD</text:span><text:span text:style-name="T218">,</text:span><text:span text:style-name="T217"> </text:span><text:span text:style-name="T218">Atlantis, </text:span><text:span text:style-name="T224">Ansible Tower, </text:span><text:span text:style-name="T217">Circle CI, </text:span><text:span text:style-name="T219">Gitlab CI, </text:span><text:span text:style-name="T220">Tekton,</text:span><text:span text:style-name="T217"> Jenkins, Openstack, Ansible Tower </text:span><text:span text:style-name="T219">(AWX)</text:span><text:span text:style-name="T217">, HashiCorp Vault/</text:span><text:span text:style-name="T223">OpenBAO</text:span><text:span text:style-name="T217">, Docker, K3D, </text:span><text:span text:style-name="T220">Minio, Nginx, </text:span><text:span text:style-name="T217">Traefik, Linux shell, TypeScript/NodeJS, </text:span><text:span text:style-name="T219">React, Golang, Python</text:span><text:span text:style-name="T217">, </text:span><text:a xlink:type="simple" xlink:href="https://gohugo.io/" text:style-name="Internet_20_link" text:visited-style-name="Visited_20_Internet_20_Link"><text:span text:style-name="T231">https://gohugo.io</text:span></text:a><text:span text:style-name="T217"> </text:span><text:a xlink:type="simple" xlink:href="https://astro.build/" text:style-name="Internet_20_link" text:visited-style-name="Visited_20_Internet_20_Link"><text:span text:style-name="T232">https://astro.build</text:span></text:a><text:span text:style-name="T219"> </text:span></text:p>
              <text:p text:style-name="P152"><text:span text:style-name="T219"/></text:p>
            </table:table-cell>
          </table:table-row>
          <table:table-row>
            <table:table-cell table:style-name="Tableau1.A1" office:value-type="string">
              <text:p text:style-name="P7">I usually <text:span text:style-name="T238">work</text:span> with </text:p>
            </table:table-cell>
            <table:table-cell table:style-name="Tableau1.A1" office:value-type="string">
              <text:p text:style-name="P143">Terraform, <text:span text:style-name="T233">Packer, </text:span>Pulumi, <text:span text:style-name="T111">FluxCD/</text:span><text:span text:style-name="T237">ArgoCD</text:span><text:span text:style-name="T111">, Atlantis, </text:span>Circle CI, <text:span text:style-name="T112">Gitlab CI, </text:span><text:span text:style-name="T113">Tekton,</text:span> Jenkins, Ansible Tower <text:span text:style-name="T112">(AWX)</text:span>, <text:span text:style-name="T113">shell scripting (sh/bash)</text:span></text:p>
              <text:p text:style-name="P148">Azure, AWS, GCP, OVH, <text:span text:style-name="T240">VMW</text:span><text:span text:style-name="T239">are vSphere</text:span>, <text:span text:style-name="T240">OpenStack</text:span></text:p>
            </table:table-cell>
          </table:table-row>
        </table:table>
        <text:p text:style-name="P93"/>
        <text:p text:style-name="P93"/>
        <text:p text:style-name="P147"><text:span text:style-name="T266">À l’Univers</text:span><text:span text:style-name="T267">i</text:span><text:span text:style-name="T266">té, j’ai étudié les mathématiques pures</text:span>.</text:p>
        <text:p text:style-name="P145"><text:span text:style-name="T266">J’ai commencé dans l’IT comme développeur</text:span>.</text:p>
        <text:p text:style-name="P144">2015, <text:span text:style-name="T266">je me suis focalisé sur l’</text:span><text:span text:style-name="T234">infrastructure </text:span><text:span text:style-name="T235">(as code)</text:span><text:span text:style-name="T234">, </text:span><text:span text:style-name="T266">et le monde du cloud</text:span>.</text:p>
        <text:p text:style-name="P144"><text:span text:style-name="T266">J’adore coder, et tout automatiser</text:span>.</text:p>
        <text:p text:style-name="P142"/>
        <text:p text:style-name="P151"><text:span text:style-name="T267">Aujourd’hui, je suis un </text:span><text:span text:style-name="T104">Cloud Engineer/SRE</text:span>, <text:span text:style-name="T267">un évangéliste a</text:span><text:span text:style-name="T332">m</text:span><text:span text:style-name="T267">oureux de l’automa</text:span><text:span text:style-name="T332">t</text:span><text:span text:style-name="T267">isation</text:span><text:span text:style-name="T114">, </text:span><text:span text:style-name="T267">la Cybernétique est un concept qui me passionne</text:span> (Kubernetes Controllers, Operators, AutoScalability, self-healing abilities).</text:p>
        <text:p text:style-name="P142"/>
        <text:p text:style-name="P146"><text:span text:style-name="T267">Mes Centres d’intérêts</text:span>:</text:p>
        <text:list text:style-name="L1">
          <text:list-item>
            <text:p text:style-name="P184"><text:span text:style-name="T200">Concevoir et implémenter des infras en</text:span><text:span text:style-name="T166"> </text:span><text:span text:style-name="T173">Infra-As-Code</text:span><text:span text:style-name="T166"> </text:span><text:span text:style-name="T200">(souvent avec approche gitops)</text:span></text:p>
          </text:list-item>
          <text:list-item>
            <text:p text:style-name="P185"><text:span text:style-name="T268">Développer</text:span> <text:span text:style-name="T268">des </text:span><text:span text:style-name="T92">terrafrom providers</text:span>, <text:span text:style-name="T268">des </text:span><text:span text:style-name="T269">outils </text:span><text:span text:style-name="T103">OpenBAO</text:span></text:p>
          </text:list-item>
          <text:list-item>
            <text:p text:style-name="P187"><text:span text:style-name="T161">Développer</text:span><text:span text:style-name="T160"> </text:span><text:span text:style-name="T161">des </text:span><text:span text:style-name="T93">Op</text:span><text:span text:style-name="T108">é</text:span><text:span text:style-name="T93">rat</text:span><text:span text:style-name="T107">eur</text:span><text:span text:style-name="T93">s Kubernetes</text:span></text:p>
          </text:list-item>
          <text:list-item>
            <text:p text:style-name="P186"><text:span text:style-name="T270">Les </text:span>Landing zones: <text:span text:style-name="T270">Quels frameworks / pattern utiliser, après le</text:span> Cloud Adoption Framework?</text:p>
          </text:list-item>
        </text:list>
      </text:section>
      <text:p text:style-name="P170"/>
      <text:p text:style-name="P12"><text:bookmark text:name="Professional Experiences"/>Professional Experiences</text:p>
      <text:p text:style-name="P10"/>
      <text:h text:style-name="P128" text:outline-level="3"><text:span text:style-name="T135">&gt; </text:span><text:span text:style-name="T136">Michelin</text:span></text:h>
      <text:p text:style-name="P130"><text:span text:style-name="T13"/></text:p>
      <text:p text:style-name="P106"><text:span text:style-name="T21">SRE </text:span><text:span text:style-name="T16">Devops, </text:span><text:span text:style-name="T15">Infra As Code SME</text:span></text:p>
      <text:p text:style-name="P106"><text:span text:style-name="T15"/></text:p>
      <text:p text:style-name="P131"><text:span text:style-name="T348">02</text:span>/202<text:span text:style-name="T348">4</text:span><text:span text:style-name="T31"> </text:span>-<text:span text:style-name="T31"> </text:span><text:span text:style-name="T39">Today</text:span></text:p>
      <text:p text:style-name="P132"/>
      <text:p text:style-name="P168"><text:span text:style-name="T146">Project Context</text:span><text:span text:style-name="T168">: </text:span><text:span text:style-name="T169">équipe de </text:span><text:span text:style-name="T166">30 </text:span><text:span text:style-name="T201">ingénieurs sur</text:span><text:span text:style-name="T166"> 5 continents. </text:span><text:span text:style-name="T201">Michelin a une centaine de salle mini datacenters répartis dans le monde. Le projet vise à unifier leur exploitation, et à construire une offre infrastructure as a service (IAAS) pour leur consommateurs internes</text:span><text:span text:style-name="T166">.</text:span></text:p>
      <text:p text:style-name="P156"/>
      <text:p text:style-name="P156"><text:span text:style-name="T144">Tech</text:span><text:span text:style-name="T142"> stack</text:span><text:span text:style-name="T168">:</text:span><text:span text:style-name="T2"> </text:span><text:span text:style-name="T166">VMware vSphere, VMware Aria Automation, Ansible/Ansible Tower, Kubernetes, </text:span><text:span text:style-name="T199">D</text:span><text:span text:style-name="T166">ocker, Packer, Hashicorp Vault, OpenTOFU, python, Artifactory, Gitlab pipelines</text:span></text:p>
      <text:p text:style-name="P129"/>
      <text:p text:style-name="P155"><text:span text:style-name="T271">J’ai le rôle “</text:span>Automation SME” <text:span text:style-name="T271">dans l’équipe</text:span>.</text:p>
      <text:p text:style-name="P155"><text:span text:style-name="T143"/></text:p>
      <text:p text:style-name="P155"><text:span text:style-name="T143">Achievements I am so proud of</text:span><text:span text:style-name="T168">: </text:span></text:p>
      <text:list text:style-name="L2">
        <text:list-item>
          <text:p text:style-name="P188"><text:span text:style-name="T272">J’ai introduit l’utilisation de</text:span> Hashicorp `Packer`, <text:span text:style-name="T272">le concept d’infrastructure immutable</text:span>, <text:span text:style-name="T272">de </text:span>golden images, <text:span text:style-name="T272">et de</text:span> hardening <text:span text:style-name="T273">des images</text:span> <text:span text:style-name="T272">dans les build packer</text:span>.</text:p>
        </text:list-item>
        <text:list-item>
          <text:p text:style-name="P196"><text:span text:style-name="T334">J’ai entièrement construit un service </text:span><text:span text:style-name="T333">Ansible Tower, </text:span><text:span text:style-name="T334">dans un cluster</text:span><text:span text:style-name="T333"> kubernetes cluster, </text:span><text:span text:style-name="T334">avec automatisation complète des opérations d’exploitation du service Ansible Tower:</text:span><text:span text:style-name="T333"> provisioning, backup/ restore. </text:span><text:span text:style-name="T334">Le service Ansible Tower est géré avec l’Opérateur Kubernetes </text:span><text:span text:style-name="T333">AWX </text:span><text:a xlink:type="simple" xlink:href="https://github.com/ansible/awx-operator" text:style-name="Internet_20_link" text:visited-style-name="Visited_20_Internet_20_Link"><text:span text:style-name="T333">https://github.com/ansible/awx-operator</text:span></text:a><text:span text:style-name="T333"> . </text:span><text:span text:style-name="T334">Env. full</text:span><text:span text:style-name="T333"> Airgapped </text:span><text:span text:style-name="T334">(isolation réseau complète)</text:span><text:span text:style-name="T333">, </text:span><text:span text:style-name="T334">j’ai aussi automatisé la provision et les upgrades du cluster kubernetes </text:span><text:span text:style-name="T333">K3S. </text:span><text:span text:style-name="T334">Artifactory </text:span><text:span text:style-name="T333">Private Image registry.</text:span></text:p>
        </text:list-item>
        <text:list-item>
          <text:p text:style-name="P189"><text:span text:style-name="T273">J’ai entièrement automatisé la pro</text:span><text:span text:style-name="T338">v</text:span><text:span text:style-name="T273">ision de VMs </text:span>Windows server <text:span text:style-name="T273">en à partir des </text:span>golden images <text:span text:style-name="T273">buildées avec packer</text:span>, <text:span text:style-name="T273">fichiers de réponses </text:span>autounattend xml, <text:span text:style-name="T273">et </text:span>ansible <text:span text:style-name="T273">pour exécuter les </text:span><text:span text:style-name="T339">opérations de</text:span><text:span text:style-name="T273"> « </text:span>post install ».</text:p>
        </text:list-item>
        <text:list-item>
          <text:p text:style-name="P188"><text:span text:style-name="T274">J’ai conçu, implémenté le cycle de vie complet des environnements d’exécution <text:s/></text:span>Ansible Tower (AWX) <text:s/><text:span text:style-name="T274">avec </text:span>Ansible Builder, <text:span text:style-name="T274">et des Collections </text:span>Ansible <text:span text:style-name="T274">dans un contexte full airgapped</text:span> - artifactory <text:span text:style-name="T274">étant configuré comme repository </text:span>ansible galaxy <text:span text:style-name="T274">privé</text:span>, <text:span text:style-name="T274">idem pour les pack</text:span><text:span text:style-name="T285">a</text:span><text:span text:style-name="T274">ges python (</text:span>python wheels<text:span text:style-name="T274">)</text:span>.</text:p>
        </text:list-item>
      </text:list>
      <text:p text:style-name="P149"/>
      <text:p text:style-name="P155"><text:span text:style-name="T143">Duties</text:span><text:span text:style-name="T168">: </text:span></text:p>
      <text:list text:style-name="L3">
        <text:list-item>
          <text:p text:style-name="P190"><text:span text:style-name="T340">Je </text:span><text:span text:style-name="T275">livre des POC (</text:span>Proof of concepts<text:span text:style-name="T275">)</text:span>, bench-marking <text:span text:style-name="T275">des outils</text:span>, <text:span text:style-name="T275">je construi</text:span><text:span text:style-name="T340">s</text:span><text:span text:style-name="T275"> les environnements dans lesquels les </text:span><text:span text:style-name="T276">outils d’</text:span><text:span text:style-name="T275">automatisation s’exécutent</text:span></text:p>
        </text:list-item>
        <text:list-item>
          <text:p text:style-name="P191"><text:span text:style-name="T277">J’évangélise les nouveaux concepts / nouveaux outils, </text:span><text:span text:style-name="T287">les</text:span><text:span text:style-name="T286"> bonnes pratiques</text:span></text:p>
        </text:list-item>
        <text:list-item>
          <text:p text:style-name="P192">Je forme les membres de l’équipe à l’utilisation des nouveaux outils</text:p>
        </text:list-item>
        <text:list-item>
          <text:p text:style-name="P192">Je fai<text:span text:style-name="T341">s</text:span> les rev<text:span text:style-name="T341">ues </text:span>de Merge Requests</text:p>
        </text:list-item>
      </text:list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h text:style-name="P11" text:outline-level="3">&gt; Limagrain</text:h>
      <text:p text:style-name="P99"><text:span text:style-name="T13"/></text:p>
      <text:p text:style-name="P102"><text:span text:style-name="T20">SRE </text:span><text:span text:style-name="T13">Devops,</text:span><text:span text:style-name="T23"> </text:span><text:span text:style-name="T24">terraform SME</text:span></text:p>
      <text:p text:style-name="P100">0<text:span text:style-name="T163">9</text:span>/202<text:span text:style-name="T163">3</text:span><text:span text:style-name="T31"> </text:span>-<text:span text:style-name="T31"> </text:span>0<text:span text:style-name="T163">2</text:span>/202<text:span text:style-name="T163">4</text:span></text:p>
      <text:p text:style-name="P101"/>
      <text:p text:style-name="P169"><text:span text:style-name="T146">Project Context</text:span><text:span text:style-name="T168">: </text:span><text:span text:style-name="T202">Chez</text:span><text:span text:style-name="T166"> Limagrain, </text:span><text:span text:style-name="T202">une application critique pour le métier, disposait d’un seul environnement de dev, construit manuellement</text:span><text:span text:style-name="T166">. </text:span><text:span text:style-name="T202">J’ai été chargé de construire tous les environnements et en premier l’environnement de production qui manquait cruellement</text:span><text:span text:style-name="T166">.</text:span></text:p>
      <text:p text:style-name="Standard"><text:span text:style-name="T166"/></text:p>
      <text:p text:style-name="Standard"><text:span text:style-name="T166"/></text:p>
      <text:p text:style-name="Standard"><text:span text:style-name="T166"/></text:p>
      <text:p text:style-name="P136"><text:span text:style-name="T125">Tech</text:span><text:span text:style-name="T122"> stack</text:span><text:span text:style-name="T2">: </text:span>Terraform, Helm, kubectl, Docker, Azure AKS / App Gateway Ingress Controller (AGIC), Azure Functions, Azure CosmoDB, Azure EventHub, Azure Devops (Pipelines), Azure Managed identities / Service Principals, Azure networking - vnet, subnets, private endpoints, Artifactory, shell scripting (sh, bash).</text:p>
      <text:p text:style-name="P135"/>
      <text:p text:style-name="P140"><text:span text:style-name="T278">On m’a d’abord demandé</text:span> <text:span text:style-name="T278">de mener un audit technique global du projet, sur le périmètre</text:span> infrastructure, <text:span text:style-name="T278">et </text:span><text:s/>CI/CD, <text:span text:style-name="T278">avec comme livrable un</text:span><text:span text:style-name="T279">e note de synthèse/</text:span>executive summary.</text:p>
      <text:p text:style-name="P141"><text:span text:style-name="T281">J’en ai tiré </text:span><text:span text:style-name="T280">deux recommandations </text:span><text:span text:style-name="T281">principales</text:span>: </text:p>
      <text:list text:style-name="L4">
        <text:list-item>
          <text:p text:style-name="P193"><text:span text:style-name="T281">il faut “tout automatiser”</text:span>: <text:span text:style-name="T282">automatiser toute la construction de l’infrastructure, et il faut un pipeline qui automatise build, tests, deploy, à partir du code source.</text:span></text:p>
        </text:list-item>
        <text:list-item>
          <text:p text:style-name="P224"><text:span text:style-name="T203">Il faut que les environnements soit isolés les uns des autres, dans lesquels seront déployées les releases, d’abord dans l’env de</text:span><text:span text:style-name="T166"> dev, </text:span><text:span text:style-name="T203">puis</text:span><text:span text:style-name="T166"> staging, </text:span><text:span text:style-name="T203">puis </text:span><text:span text:style-name="T166">UAT </text:span><text:span text:style-name="T203">(User Acceptance Test</text:span><text:span text:style-name="T204">s</text:span><text:span text:style-name="T203">)</text:span><text:span text:style-name="T166">, </text:span><text:span text:style-name="T203">et enfin l’env de </text:span><text:span text:style-name="T166">production.</text:span></text:p>
        </text:list-item>
      </text:list>
      <text:p text:style-name="P135"/>
      <text:p text:style-name="P157"><text:span text:style-name="T145">Duties and a</text:span><text:span text:style-name="T143">chievements</text:span><text:span text:style-name="T168">: </text:span></text:p>
      <text:list text:style-name="L5">
        <text:list-item>
          <text:p text:style-name="P225"><text:span text:style-name="T205">J’étais en charge d’</text:span><text:span text:style-name="T174">implémenter</text:span><text:span text:style-name="T205"> mes recommandations, en collaboration avec les 5 Développeurs, et l’équipe “Core Infrastructure” qui gère l’infrastructure au niveau global monde chez Limagrain.</text:span></text:p>
        </text:list-item>
        <text:list-item>
          <text:p text:style-name="P226"><text:span text:style-name="T205">J’</text:span><text:span text:style-name="T206">ai été invité aux “</text:span><text:span text:style-name="T175">architecture labs</text:span><text:span text:style-name="T206">”, pour y faire une présentation de terraform et des concepts autour de l’Infra-As-Code. Ma présentation a été appréciée, si bien que d’autres équipes projet ont demandé à faire des workshops terraform avec moi.</text:span></text:p>
        </text:list-item>
        <text:list-item>
          <text:p text:style-name="P194">Je devais participer aux réunions de “validation gates”: des audits qui permettent d’autoriser un projet à être déployé en production. J’y répondais aux questions des auditeurs quant aux choix de conception de l’infrastructure et de son automatisation.</text:p>
        </text:list-item>
        <text:list-item>
          <text:p text:style-name="P226"><text:span text:style-name="T206">Avant mon arrivée, terraform n’tait pas du tout utilisé, à mon départ, tous les environnements étaient automatiquement construit avec terraform: j’ai </text:span><text:span text:style-name="T175">convaincu les managers</text:span><text:span text:style-name="T206"> de faire ce choix d’outil.</text:span></text:p>
        </text:list-item>
        <text:list-item>
          <text:p text:style-name="P227"><text:span text:style-name="T206">E</text:span><text:span text:style-name="T208">n moins de 4 mois, j’ai introduit terraform et automatisé la construction de 3 env: DEV, UAT et production. </text:span><text:span text:style-name="T207">Cela a permis d’identifier et résoudre deux problèmes complexes d’intégration entre composants cloud </text:span><text:span text:style-name="T166">`Azure`, </text:span><text:span text:style-name="T207">et </text:span><text:span text:style-name="T166">Microsoft Dynamics.</text:span></text:p>
        </text:list-item>
        <text:list-item>
          <text:p text:style-name="P228"><text:span text:style-name="T209">Les succès avec terraform, et mon travail d’évangélisation , associés au soutien des </text:span><text:span text:style-name="T166">project managers, </text:span><text:span text:style-name="T209">ont resultés en une véritable victoire</text:span><text:span text:style-name="T166">: </text:span><text:span text:style-name="T209">En Janvier </text:span><text:span text:style-name="T166">2024, </text:span><text:span text:style-name="T209">léquipe projet s’est vue accordée plusieurs souscription Azure dédiées, là où à mon arrivée une seule et même souscription Azure était utilisée et partagée par toutes les équipes projet de groupe.</text:span></text:p>
        </text:list-item>
      </text:list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07"/>
      <text:h text:style-name="P23" text:outline-level="3"><text:soft-page-break/><text:span text:style-name="T135">&gt; </text:span><text:span text:style-name="T136">Michelin</text:span></text:h>
      <text:p text:style-name="P24"><text:span text:style-name="T13"/></text:p>
      <text:p text:style-name="P105"><text:span text:style-name="T19">SRE </text:span><text:span text:style-name="T13">Devops </text:span><text:span text:style-name="T14">Lead</text:span></text:p>
      <text:p text:style-name="P25"><text:span text:style-name="T216">11</text:span>/202<text:span text:style-name="T216">2</text:span><text:span text:style-name="T31"> </text:span>-<text:span text:style-name="T31"> </text:span>0<text:span text:style-name="T216">9</text:span>/202<text:span text:style-name="T216">3</text:span></text:p>
      <text:p text:style-name="P26"/>
      <text:p text:style-name="P134"><text:span text:style-name="T123">Project Context</text:span><text:span text:style-name="T2">: </text:span>Michelin,  Data Engineering / AI Project</text:p>
      <text:p text:style-name="P108"/>
      <text:p text:style-name="P158"><text:span text:style-name="T144">Tech</text:span><text:span text:style-name="T142"> stack</text:span><text:span text:style-name="T168">:</text:span><text:span text:style-name="T177"> Terraform, Kubernetes, Helm, Docker, Azure, Databricks, dbx, Snowflake, dbt, azcopy, Gitlab, Artifactory, shell scripting, Python, TypeScript, Astro, Hugo.</text:span></text:p>
      <text:p text:style-name="Standard"/>
      <text:p text:style-name="P137"><text:span text:style-name="T283">J’y étais en charge de la gestio</text:span><text:span text:style-name="T288">n</text:span><text:span text:style-name="T283"> de toute l’infrastructure Azure avec </text:span><text:span text:style-name="T92">terraform</text:span> (Azure Storage Accounts, vnet/sbnets, VMs, managed identities, service principals, etc…) </text:p>
      <text:p text:style-name="P138"><text:span text:style-name="T105">R</text:span><text:span text:style-name="T109">é</text:span><text:span text:style-name="T92">-</text:span><text:span text:style-name="T109">implémenter</text:span>, <text:span text:style-name="T283">avec</text:span> 2 Data engineer<text:span text:style-name="T289">s</text:span>, <text:span text:style-name="T283">la plateforme de data engineering. Dans cette refonte, j’ai travaillé sur les </text:span>CI/CD pipelines <text:span text:style-name="T283">du code python, en plus de la terraformation des resources Azure</text:span>. </text:p>
      <text:p text:style-name="P138"><text:span text:style-name="T283">En un mot, une</text:span> <text:span text:style-name="T92">migration </text:span><text:span text:style-name="T109">depuis </text:span><text:span text:style-name="T283">un stack </text:span><text:span text:style-name="T92">{Azure Data Factory / ADF Pipelines}</text:span>, <text:span text:style-name="T283">vers un stack bien plus avancé, basé sur du code </text:span>Python/PySpark, <text:span text:style-name="T92">{Databricks + Snowflake}</text:span>.</text:p>
      <text:p text:style-name="P135"/>
      <text:p text:style-name="P139">La nouvelle plateforme de data engineering traitait les données avec du code python: d’où la CI/CD Python.</text:p>
      <text:p text:style-name="P135"/>
      <text:p text:style-name="P135"/>
      <text:p text:style-name="P159"><text:span text:style-name="T145">Duties and a</text:span><text:span text:style-name="T143">chievements</text:span><text:span text:style-name="T168">:</text:span></text:p>
      <text:list text:style-name="L6">
        <text:list-item>
          <text:p text:style-name="P195">Gestion des ressources Azure avec Terraform: Databricks workspaces, Azure Account Storage, networks, Azure Key Vaults, Managed Identities, R-Studio VMs, MongoDB clusters, etc…</text:p>
        </text:list-item>
        <text:list-item>
          <text:p text:style-name="P229"><text:span text:style-name="T210">m</text:span><text:span text:style-name="T211">odularization du code terrafrom existant: modules terrafo</text:span><text:span text:style-name="T213">r</text:span><text:span text:style-name="T211">m, terraform registry privé, terraform state stocké dans un Azure Account storage container.</text:span></text:p>
        </text:list-item>
        <text:list-item>
          <text:p text:style-name="P229"><text:span text:style-name="T211">Conception des </text:span><text:span text:style-name="T176">CI/CD Modules</text:span><text:span text:style-name="T211"> (</text:span><text:span text:style-name="T214">G</text:span><text:span text:style-name="T211">itlab pipelines templates), des runners de type docker </text:span></text:p>
        </text:list-item>
        <text:list-item>
          <text:p text:style-name="P235"><text:span text:style-name="T211">Conception, </text:span><text:span text:style-name="T176">Git workflows</text:span><text:span text:style-name="T211">, </text:span><text:span text:style-name="T176">Gitlab</text:span><text:span text:style-name="T211"> release automation with gitlab-cli, python packages deployment to databricks (</text:span><text:span text:style-name="T176">databricks scheduled jobs</text:span><text:span text:style-name="T211">), snowflake (with liquibase).</text:span></text:p>
        </text:list-item>
        <text:list-item>
          <text:p text:style-name="P235"><text:span text:style-name="T212">Construction de la Documentation technique de type Gitlab Pages, avec </text:span><text:a xlink:type="simple" xlink:href="http://astro.build/" text:style-name="Internet_20_link" text:visited-style-name="Visited_20_Internet_20_Link"><text:span text:style-name="T212">astro</text:span></text:a><text:span text:style-name="T212"> / </text:span><text:a xlink:type="simple" xlink:href="https://gohugo.io/" text:style-name="Internet_20_link" text:visited-style-name="Visited_20_Internet_20_Link"><text:span text:style-name="T212">hugo</text:span></text:a></text:p>
        </text:list-item>
      </text:list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6" text:outline-level="3"><text:soft-page-break/><text:span text:style-name="T134">&gt; Gravitee</text:span><text:span text:style-name="T137"> </text:span><text:span text:style-name="T138">Source</text:span></text:h>
      <text:h text:style-name="P16" text:outline-level="3"><text:span text:style-name="T138"/></text:h>
      <text:p text:style-name="P103"><text:span text:style-name="T18">SRE </text:span><text:span text:style-name="T13">Devops</text:span><text:span text:style-name="T25"> Lead</text:span><text:span text:style-name="T26">er</text:span></text:p>
      <text:p text:style-name="P110">07/2020<text:span text:style-name="T31"> </text:span>-<text:span text:style-name="T31"> </text:span>03/2022</text:p>
      <text:p text:style-name="P65"/>
      <text:p text:style-name="P70"><text:span text:style-name="T123">Project Context</text:span><text:span text:style-name="T2">: </text:span>Gravitee <text:span text:style-name="T284">est une</text:span> API Gateway Open Source</text:p>
      <text:p text:style-name="P41"/>
      <text:p text:style-name="P42"><text:span text:style-name="T125">Tech</text:span><text:span text:style-name="T122"> stack</text:span><text:span text:style-name="T2">:</text:span> Pulumi, Terraform, Kubernetes, Helm, Docker, K3D, Azure AKS, AWS EKS, FluxCD. NodeJS, TypeScript, Python, shell scripting, Golang.</text:p>
      <text:p text:style-name="P41"/>
      <text:p text:style-name="P77">J’ai entièrement ré-implémenté la CI/CD de Gravitee, en la migrant de Jenkins, à Circle CI. JE peux aujourd’hui dire, que je suis un expert Circle CI</text:p>
      <text:p text:style-name="P71"/>
      <text:p text:style-name="P72"><text:span text:style-name="T335">Je suis très fier d’avoir eu l’opportunité de travailler avec l’équipe </text:span><text:a xlink:type="simple" xlink:href="https://gravitee.io/" text:style-name="Internet_20_link" text:visited-style-name="Visited_20_Internet_20_Link"><text:span text:style-name="T335">https://gravitee.io</text:span></text:a><text:span text:style-name="T335"> , faite d’ingénieurs de très haut niveau, avec lesquels j’ai énormément appris sur de nombreux sujets.</text:span></text:p>
      <text:p text:style-name="P78">J’y ai notamment beaucoup appris sur ce que sont de vrais systèmes cybernétiques dans le vrai monde de l’industrie du cloud: c’est par exemple là, que j’ai commencé à travailler sur les opérateurs Kubernetes.</text:p>
      <text:p text:style-name="P72"/>
      <text:p text:style-name="P160"><text:span text:style-name="T145">Duties and a</text:span><text:span text:style-name="T143">chievements</text:span><text:span text:style-name="T168">:</text:span></text:p>
      <text:list text:style-name="L7">
        <text:list-item>
          <text:p text:style-name="P197">Concevoir, implémenter, et migrer la totlatié de la CI/CD Gravitee. J’ai développé un composant unique en son genre, avec NodeJS/Typescript et RxJS, permettant d’orchestrer l’exécution de dizaines de pipelines dans des git repository distincts. Ce qui a permis de se débarrasser des Single Point of Failures de la CI/CD précédente, qui tournait dans Jenkins.</text:p>
        </text:list-item>
        <text:list-item>
          <text:p text:style-name="P197">Automatisation des opérations standard d’exploitation de l’API Gravitee pour les offres “hosted” des clients (déploiement, backup, restore, upgrades, downgrades)</text:p>
        </text:list-item>
        <text:list-item>
          <text:p text:style-name="P198"><text:span text:style-name="T290">Conception de l’offre SAAS de </text:span>Gravitee API Gateway,</text:p>
        </text:list-item>
        <text:list-item>
          <text:p text:style-name="P198"><text:span text:style-name="T290">Workshops clients pour les bonnes pratiques architecturales des déploiements des </text:span>Gravitee API Gateway .</text:p>
        </text:list-item>
        <text:list-item>
          <text:p text:style-name="P199"><text:span text:style-name="T290">Formation / évangélisation à l’utilisation de </text:span>CircleCI <text:span text:style-name="T290">des </text:span>Dev Engineers</text:p>
        </text:list-item>
        <text:list-item>
          <text:p text:style-name="P210">Training junior devops engineers</text:p>
        </text:list-item>
        <text:list-item>
          <text:p text:style-name="P199">Level 3 Support <text:span text:style-name="T290">pour les clients</text:span> Gravitee, <text:span text:style-name="T290">par </text:span>ex<text:span text:style-name="T290">e</text:span>mple : <text:span text:style-name="T290">mise en œuvre d’une</text:span> VPN Gateway <text:span text:style-name="T290">entre</text:span> Azure <text:span text:style-name="T290">et</text:span> Google GCP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5" text:outline-level="3"><text:soft-page-break/><text:span text:style-name="T126">CRESH.EU</text:span></text:h>
      <text:h text:style-name="P15" text:outline-level="3"><text:span text:style-name="T126"/></text:h>
      <text:p text:style-name="P104"><text:span text:style-name="T17">Cloud</text:span><text:span text:style-name="T63"> </text:span><text:span text:style-name="T13">Engineer</text:span></text:p>
      <text:p text:style-name="P110">0<text:span text:style-name="T347">4</text:span>/2020 – 0<text:span text:style-name="T347">7</text:span>/20<text:span text:style-name="T346">20</text:span></text:p>
      <text:p text:style-name="P119"/>
      <text:p text:style-name="P41"/>
      <text:p text:style-name="P43"><text:span text:style-name="T123">Project Context</text:span><text:span text:style-name="T2">: </text:span>Cresh offer is a SAAS Offer, an innovative b2b payment solution.</text:p>
      <text:p text:style-name="P43"><text:span text:style-name="T92"/></text:p>
      <text:p text:style-name="P44"><text:span text:style-name="T125">Tech</text:span><text:span text:style-name="T122"> stack</text:span><text:span text:style-name="T2">:</text:span> Pulumi, Helm, Docker, Kubernetes, AWS EKS, Gravitee API Gateway. NodeJS, TypeScript, bash / sh shell.</text:p>
      <text:p text:style-name="P41"/>
      <text:p text:style-name="P45"><text:span text:style-name="T336">Chez</text:span><text:span text:style-name="T333"> </text:span><text:a xlink:type="simple" xlink:href="https://cresh.eu/" text:style-name="Internet_20_link" text:visited-style-name="Visited_20_Internet_20_Link"><text:span text:style-name="T333">https://cresh.eu</text:span></text:a><text:span text:style-name="T333"> , </text:span><text:span text:style-name="T336">un</text:span><text:span text:style-name="T337">e</text:span><text:span text:style-name="T336"> petite startup française, j’ai travaillé à la conception de toute l’infrastructure cloud</text:span><text:span text:style-name="T333">, 100 % </text:span><text:span text:style-name="T336">basée sur </text:span><text:span text:style-name="T333">Kubernetes, </text:span><text:span text:style-name="T336">sur AWS</text:span><text:span text:style-name="T333">. AWS EKS, Helm deployment</text:span><text:span text:style-name="T336">s</text:span><text:span text:style-name="T333">, `Gravitee` API Gateway. </text:span><text:span text:style-name="T336">Les fondateurs de </text:span><text:a xlink:type="simple" xlink:href="https://gravitee.io/" text:style-name="Internet_20_link" text:visited-style-name="Visited_20_Internet_20_Link"><text:span text:style-name="T333">https://gravitee.io</text:span></text:a><text:span text:style-name="T333"> </text:span><text:span text:style-name="T336">ont entendu parler de moi en raison du travail que j’ai fait che Cresh , pour y mettre en oeuvre l’API Gateway Gravitee</text:span><text:span text:style-name="T333">.</text:span></text:p>
      <text:p text:style-name="P79"><text:span text:style-name="T291">J’y étais le seul Cloud/Devops Engineer, j’y ai massivement utilisé</text:span> Pulumi, Packer <text:span text:style-name="T291">et</text:span> Terraform.</text:p>
      <text:p text:style-name="P46"/>
      <text:p text:style-name="P89"><text:span text:style-name="T292">En raison de points de divergence techniques majeurs avec le </text:span>CTO, <text:span text:style-name="T292">nous avons décidé d’un commun accord de mettre fin à notre collaboration.</text:span></text:p>
      <text:p text:style-name="P41"/>
      <text:p text:style-name="P161"><text:span text:style-name="T145">Duties and a</text:span><text:span text:style-name="T143">chievements</text:span><text:span text:style-name="T168">:</text:span></text:p>
      <text:list text:style-name="L8">
        <text:list-item>
          <text:p text:style-name="P200">Cloud Engineer, <text:span text:style-name="T293">conception complète de l’infrastructure du projet</text:span></text:p>
        </text:list-item>
        <text:list-item>
          <text:p text:style-name="P211">Kubernetes SME</text:p>
        </text:list-item>
      </text:list>
      <text:p text:style-name="P167"><text:span text:style-name="T153"/></text:p>
      <text:p text:style-name="P167"><text:span text:style-name="T153"/></text:p>
      <text:p text:style-name="P167"><text:span text:style-name="T153"/></text:p>
      <text:p text:style-name="P167"><text:span text:style-name="T153"/></text:p>
      <text:p text:style-name="P167"><text:span text:style-name="T153"/></text:p>
      <text:p text:style-name="P9">&gt; SFR</text:p>
      <text:p text:style-name="P111"><text:span text:style-name="T95"/></text:p>
      <text:p text:style-name="P111"><text:span text:style-name="T95">Devops</text:span><text:span text:style-name="T66"> </text:span><text:span text:style-name="T95">Engineer</text:span></text:p>
      <text:p text:style-name="P110">07/2019<text:span text:style-name="T31"> </text:span>–<text:span text:style-name="T31"> </text:span>10/2019</text:p>
      <text:p text:style-name="P65"/>
      <text:p text:style-name="P80"><text:span text:style-name="T123">Project Context</text:span><text:span text:style-name="T2">: </text:span><text:span text:style-name="T3">Déploiement automatisé des Edge datacenter de l’opérateur SFR - </text:span><text:span text:style-name="T4">5G</text:span>.</text:p>
      <text:p text:style-name="P41"/>
      <text:p text:style-name="P47"><text:span text:style-name="T125">Tech</text:span><text:span text:style-name="T122"> stack</text:span><text:span text:style-name="T2">:</text:span> Ansible, Docker, Gitlab EE, Jenkins Pipelines, LVM, Cisco NSO, Cisco KUBAM for PXEless boot, SSH Bastions, Python.</text:p>
      <text:p text:style-name="P41"/>
      <text:p text:style-name="P81"><text:span text:style-name="T294">En tant que freelance chez</text:span> SFR, <text:span text:style-name="T294">je travaillais dans l’équipe </text:span>Cisco NSO (SDN). </text:p>
      <text:p text:style-name="P41"/>
      <text:p text:style-name="P162"><text:span text:style-name="T145">Duties and a</text:span><text:span text:style-name="T143">chievements</text:span><text:span text:style-name="T168">:</text:span></text:p>
      <text:list text:style-name="L9">
        <text:list-item>
          <text:p text:style-name="P201">J’ai conçu et déployé un stack devops complet, pour que les développeur<text:span text:style-name="T342">s</text:span> NSO poussent sur git leur code python, et que celui-ci soit packagé, testé, et déployé sur les devices Cisco NSO. J’ai même été amené à automatiser un “build from source” de docker, en raison de contraintes de sécurité imposée chez SFR.</text:p>
        </text:list-item>
        <text:list-item>
          <text:p text:style-name="P201">J’ai évnagélisé les concepts/bonnes pratiques de CI/CD auprès des devs python / NSO, avec une base Gitlab: ces développeurs étaient des ingénieurs réseaux, mais sans expérience de développement.</text:p>
        </text:list-item>
        <text:list-item>
          <text:p text:style-name="P230"><text:span text:style-name="T179">J’ai conçu les git workflow, ai formé à l’administration d’un service Gitlab EE en tant qu’infrastructure</text:span><text:span text:style-name="T177">: </text:span><text:span text:style-name="T179">les ingénieurs en charge de l’administration du service Gitlab étaient des ingénieurs de développement sans expérience en matière de gestion d’infrastructure/Infra As Code</text:span><text:span text:style-name="T177">.</text:span></text:p>
        </text:list-item>
        <text:list-item>
          <text:p text:style-name="P231"><text:soft-page-break/><text:span text:style-name="T180">J’ai suivi une formation Cisco NSO pour l’automatisation en mode “bare metal provisioning” des clusters Cisco NSO, à Issy-les-Moulineaux, dans </text:span><text:span text:style-name="T183">l</text:span><text:span text:style-name="T180">es locaux Cisco.</text:span></text:p>
        </text:list-item>
        <text:list-item>
          <text:p text:style-name="P202"><text:span text:style-name="T295">J’ai travaillé avec une centaine d’ingénieurs appartenant à 3 équipes différentes</text:span>:</text:p>
          <text:list>
            <text:list-item>
              <text:p text:style-name="P203"><text:span text:style-name="T295">équipe</text:span> Infrastructure <text:span text:style-name="T295">pure </text:span>(<text:span text:style-name="T295">les “owners” de l’</text:span>OpenStack),</text:p>
            </text:list-item>
            <text:list-item>
              <text:p text:style-name="P212">software development teams,</text:p>
            </text:list-item>
            <text:list-item>
              <text:p text:style-name="P212">network engineers teams</text:p>
            </text:list-item>
          </text:list>
        </text:list-item>
      </text:list>
      <text:p text:style-name="P41"/>
      <text:p text:style-name="P117"/>
      <text:p text:style-name="P117"/>
      <text:h text:style-name="P14" text:outline-level="3">&gt; Bosstek</text:h>
      <text:p text:style-name="P113"><text:span text:style-name="T95">Devops</text:span><text:span text:style-name="T64"> </text:span><text:span text:style-name="T95">Engineer</text:span></text:p>
      <text:p text:style-name="P110">04/2018<text:span text:style-name="T31"> </text:span>–<text:span text:style-name="T31"> </text:span>11/2018</text:p>
      <text:p text:style-name="P110"/>
      <text:p text:style-name="P37"/>
      <text:p text:style-name="P48"><text:span text:style-name="T123">Project Context</text:span><text:span text:style-name="T2">: </text:span>Infrastructure Management Consulting services. </text:p>
      <text:p text:style-name="P41"/>
      <text:p text:style-name="P49"><text:span text:style-name="T125">Tech</text:span><text:span text:style-name="T122"> stack</text:span><text:span text:style-name="T2">:</text:span> Terraform, Ansible, Jenkins Pipline, Docker (docker-compose) , NGINX, Gravitee.io (API Gateway), Keycloak, Kubernetes, ELK.</text:p>
      <text:p text:style-name="P41"/>
      <text:p text:style-name="P81"><text:span text:style-name="T296">Salarié chez</text:span> at Bosstek, <text:span text:style-name="T296">une société de consultant en gestion des infrastructures</text:span>, <text:span text:style-name="T296">où j’ai vécu ma première expérience dans un contexte où je ne travaillais qu’avec des experts de l’infra, de le “pure infra”.</text:span></text:p>
      <text:p text:style-name="P41"/>
      <text:p text:style-name="P82"><text:span text:style-name="T296">J’ai pris part à 3 projets, pour 3 clients différents de Bosstek. Cette expérience a été très enrichissante, j’y ai travaillé avec </text:span><text:span text:style-name="T297">certains</text:span><text:span text:style-name="T296"> ingénieurs n’ayant jamais fait de développement, <text:s/></text:span><text:span text:style-name="T298">avec </text:span><text:span text:style-name="T296">une longue expérience de gestio</text:span><text:span text:style-name="T297">n</text:span><text:span text:style-name="T296"> d’infrastructure “avec les anciennes méthodes”, </text:span><text:span text:style-name="T298">notamment sans</text:span><text:span text:style-name="T296"> “infra as code”. </text:span></text:p>
      <text:p text:style-name="P73"/>
      <text:p text:style-name="P163"><text:span text:style-name="T145">Duties and a</text:span><text:span text:style-name="T143">chievements</text:span><text:span text:style-name="T168">:</text:span></text:p>
      <text:list text:style-name="L10">
        <text:list-item>
          <text:p text:style-name="P236"><text:span text:style-name="T196">J’ai travaillé comme Cloud Engineer, au coeur des équipes projets infrastructure de très grosses sociétés: </text:span><text:a xlink:type="simple" xlink:href="https://www.soprasteria.com/fr" text:style-name="Internet_20_link" text:visited-style-name="Visited_20_Internet_20_Link"><text:span text:style-name="T198">SOPRA Steria</text:span></text:a><text:span text:style-name="T196">, </text:span><text:a xlink:type="simple" xlink:href="https://www.enedis.fr/" text:style-name="Internet_20_link" text:visited-style-name="Visited_20_Internet_20_Link"><text:span text:style-name="T198">ENEDIS</text:span></text:a><text:span text:style-name="T196">, et </text:span><text:a xlink:type="simple" xlink:href="https://www.carrefour.com/fr/news/googlegcp" text:style-name="Internet_20_link" text:visited-style-name="Visited_20_Internet_20_Link"><text:span text:style-name="T198">Carrrefour One Cloud</text:span></text:a></text:p>
        </text:list-item>
        <text:list-item>
          <text:p text:style-name="P204"><text:span text:style-name="T298">J’ai été Team leader d’une équipe chez </text:span>SOPRA STERIA, <text:span text:style-name="T298">où j’ai travaillé sous l’autorité de </text:span>David Maurange.</text:p>
        </text:list-item>
        <text:list-item>
          <text:p text:style-name="P204"><text:span text:style-name="T298">J’ai mené à bien 2 études internes </text:span><text:span text:style-name="T299">en tant que seul ayant une expérience Kubernetes</text:span>:</text:p>
          <text:list>
            <text:list-item>
              <text:p text:style-name="P205"><text:span text:style-name="T299">Un POC bonnes pratiques </text:span>Kubernetes Cluster Ingress Controller <text:span text:style-name="T299">en Production</text:span>.</text:p>
            </text:list-item>
            <text:list-item>
              <text:p text:style-name="P204"><text:span text:style-name="T299">Une proposition de solution pour un système de monitoring basé sur </text:span>Rsyslog/Elastic Stack, (<text:span text:style-name="T299">pour des serveur d’autorités de certification</text:span>) : <text:span text:style-name="T299">Le but était que la société puisse être certifiée pour la délivrance de certificats SSL/TLS</text:span>.</text:p>
            </text:list-item>
          </text:list>
        </text:list-item>
        <text:list-item>
          <text:p text:style-name="P237"><text:span text:style-name="T197">Au sein du projet </text:span><text:span text:style-name="T195">Carrefour One Cloud (</text:span><text:span text:style-name="T197">Un</text:span><text:span text:style-name="T195"> projet </text:span><text:span text:style-name="T197">en </text:span><text:span text:style-name="T195">collaboration </text:span><text:span text:style-name="T197">avec</text:span><text:span text:style-name="T195"> Google), </text:span><text:span text:style-name="T197">J’ai découvert le concept de </text:span><text:span text:style-name="T195">Headless CMS, </text:span><text:span text:style-name="T197">avec</text:span><text:span text:style-name="T195"> </text:span><text:a xlink:type="simple" xlink:href="https://strapi.io/" text:style-name="Internet_20_link" text:visited-style-name="Visited_20_Internet_20_Link"><text:span text:style-name="T195">https://strapi.io</text:span></text:a><text:span text:style-name="T195"> , </text:span><text:span text:style-name="T197">et c’est aussi là que j’ai pour la première fois travaillé sur un déploiement en production de l’API Gateway </text:span><text:span text:style-name="T195">Gravitee.</text:span></text:p>
        </text:list-item>
      </text:list>
      <text:p text:style-name="P41"/>
      <text:p text:style-name="Text_20_body"/>
      <text:p text:style-name="P117"/>
      <text:p text:style-name="P121"/>
      <text:p text:style-name="P121"/>
      <text:p text:style-name="P121"/>
      <text:p text:style-name="P121"/>
      <text:h text:style-name="P19" text:outline-level="3"><text:span text:style-name="T130"/></text:h>
      <text:h text:style-name="P19" text:outline-level="3"><text:soft-page-break/><text:span text:style-name="T130">&gt; Vierling</text:span><text:span text:style-name="T154"> </text:span><text:span text:style-name="T130">Communication</text:span></text:h>
      <text:p text:style-name="P122"/>
      <text:p text:style-name="P111"><text:span text:style-name="T95">Java</text:span><text:span text:style-name="T37"> </text:span><text:span text:style-name="T95">Dev Engineer – </text:span><text:span text:style-name="T96">CI/CD SME</text:span></text:p>
      <text:p text:style-name="P110">02/2016<text:span text:style-name="T31"> </text:span>–<text:span text:style-name="T31"> </text:span>01/2018</text:p>
      <text:p text:style-name="P114"/>
      <text:p text:style-name="P83"><text:span text:style-name="T123">Project Context</text:span><text:span text:style-name="T2">: </text:span>R&amp;D <text:span text:style-name="T300">détection de pannes sur les lignes de fibre optiques dans des resaux à grande échelle</text:span> (OTDUs).</text:p>
      <text:p text:style-name="P41"/>
      <text:p text:style-name="P50"><text:span text:style-name="T125">Tech</text:span><text:span text:style-name="T122"> stack</text:span><text:span text:style-name="T2">:</text:span> </text:p>
      <text:list xml:id="list1966169086" text:style-name="L11">
        <text:list-item>
          <text:p text:style-name="P238"><text:span text:style-name="T147">Devops</text:span><text:span text:style-name="T168">:</text:span><text:span text:style-name="T177"> Ansible, PXE boot, PXE boot kickstart installations, Docker, Virtual Box, KVM, Free IPA Server, SSH / SCP/WinSCP, with a lot of bin/bashing.</text:span></text:p>
        </text:list-item>
        <text:list-item>
          <text:p text:style-name="P238"><text:span text:style-name="T147">CI </text:span><text:span text:style-name="T142">stack</text:span><text:span text:style-name="T168">:</text:span><text:span text:style-name="T177"> Gitlab, Artifactory, MAVEN3 Git, Eclipse JBoss Tools, Jenkins, Checkstyle, JMeter, JUnit, DbUnit, Jasmine + Karma, Wireshark &amp; wireshark dissectors</text:span></text:p>
        </text:list-item>
        <text:list-item>
          <text:p text:style-name="P238"><text:span text:style-name="T147">Dev </text:span><text:span text:style-name="T142">stack</text:span><text:span text:style-name="T168">:</text:span><text:span text:style-name="T177"> Java, JCA IronJacamar, JPA, Hibernate, WILDFLY, EJB3 Stateless &amp; MDBs', JAX-RS &amp; Resteasy, Apache Shiro, Leaflet, Angular, Linux Pluggable Authentication Mechanism, mariadb, postgresql/postgis, .Net Windows Service Application component, Visual Studio.</text:span></text:p>
        </text:list-item>
      </text:list>
      <text:p text:style-name="P41"/>
      <text:p text:style-name="P81"><text:span text:style-name="T301">Ingéni</text:span><text:span text:style-name="T343">e</text:span><text:span text:style-name="T301">ur de Développement Java, chez </text:span>Vierling-Communication, <text:span text:style-name="T301">une société de</text:span> R&amp;D <text:span text:style-name="T301">du groupe</text:span> « Laudren », <text:span text:style-name="T301">il s’agissait de développer une solution de monitoring / détection de pannes sur des réseaux de fibre optique</text:span>.</text:p>
      <text:p text:style-name="P41"/>
      <text:p text:style-name="P84">Ce fut une expérience très intéressante, dans la mesure où il ne s’agissait pas de détecter d’anomalies de logiciels, mais d’anomalie sur les fibres optiques elles-même, et de géolocaliser ces anomalies, pour y envoyer des agents pour réparer la fibre. Aussi pour des câbles réseau cuivre.</text:p>
      <text:p text:style-name="P74"/>
      <text:p text:style-name="P85"><text:span text:style-name="T302">La solution était composée d’une </text:span><text:span text:style-name="T303">p</text:span><text:span text:style-name="T302">artie </text:span><text:span text:style-name="T304">logicielle</text:span><text:span text:style-name="T302">, et d’une partie hardware: OS de type Linux, java, et language C.</text:span></text:p>
      <text:p text:style-name="P41"/>
      <text:p text:style-name="P165"><text:span text:style-name="T145">Duties and a</text:span><text:span text:style-name="T143">chievements</text:span><text:span text:style-name="T168">:</text:span></text:p>
      <text:list text:style-name="L12">
        <text:list-item>
          <text:p text:style-name="P206"><text:span text:style-name="T304">J’ai travaillé sur la partie logicielle, le “cerveau” de la solution: un serveur tournant dans JBoss EAP, Java JEE et Composants JCA </text:span><text:span text:style-name="T305">(Java Connector Architecture)</text:span><text:span text:style-name="T304">. </text:span></text:p>
        </text:list-item>
        <text:list-item>
          <text:p text:style-name="P207"><text:span text:style-name="T306">J’ai introduit le bare metal provisioning</text:span>: <text:span text:style-name="T306">avec du </text:span>`PXE-` boot<text:span text:style-name="T306">ing, pour déployer le stack complet, ce afin de pouvoir automatiser et rendre reproductible les tests</text:span>. </text:p>
        </text:list-item>
        <text:list-item>
          <text:p text:style-name="P207"><text:span text:style-name="T307">J’ai introduit et covaincu de la nécessité des “</text:span>Acceptance Tests”.</text:p>
        </text:list-item>
        <text:list-item>
          <text:p text:style-name="P207"><text:span text:style-name="T308">J’ai développé un module d’authentification avec des </text:span>Jee Listeners , <text:span text:style-name="T308">et </text:span>Spring <text:span text:style-name="T308">pour la </text:span>modulari<text:span text:style-name="T308">s</text:span>ation.</text:p>
        </text:list-item>
        <text:list-item>
          <text:p text:style-name="P207"><text:span text:style-name="T309">J’ai introduit Docker pour déployer la solution</text:span>, <text:span text:style-name="T309">l’usage de Gitlab</text:span> Pipelines <text:span text:style-name="T309">avec un Gitlab que j’ai provisionné en privé dans nos serveurs</text:span>.</text:p>
        </text:list-item>
        <text:list-item>
          <text:p text:style-name="P232"><text:span text:style-name="T181">Pour la géolocalisation, j’ai introduit leaflet côté </text:span><text:span text:style-name="T177">Web UI </text:span></text:p>
        </text:list-item>
        <text:list-item>
          <text:p text:style-name="P232"><text:span text:style-name="T181">Cette expérience a été un moment capital de ma carrière: j’y ai travaillé avec un “grand maître </text:span><text:span text:style-name="T184">L</text:span><text:span text:style-name="T181">inux”, </text:span><text:span text:style-name="T177"><text:s/></text:span><text:span text:style-name="T194">Eric Lévenez</text:span><text:span text:style-name="T177">, </text:span><text:span text:style-name="T181">avec qui j’ai réellement appris ce qu’est un système d’exploitation</text:span><text:span text:style-name="T177">.</text:span></text:p>
        </text:list-item>
      </text:list>
      <text:p text:style-name="P41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17" text:outline-level="3"><text:soft-page-break/><text:span text:style-name="T127">&gt; SPVC</text:span><text:span text:style-name="T139"> </text:span><text:span text:style-name="T127">Group</text:span></text:h>
      <text:p text:style-name="P111"><text:span text:style-name="T129"/></text:p>
      <text:p text:style-name="P111"><text:span text:style-name="T98">I</text:span><text:span text:style-name="T99">S</text:span><text:span text:style-name="T98"> </text:span><text:span text:style-name="T97">Architect</text:span><text:span text:style-name="T75">,</text:span><text:span text:style-name="T76"> </text:span><text:span text:style-name="T75">IT</text:span><text:span text:style-name="T76"> </text:span><text:span text:style-name="T75">department</text:span><text:span text:style-name="T78"> </text:span><text:span text:style-name="T75">founder</text:span></text:p>
      <text:p text:style-name="P110">06/2013<text:span text:style-name="T31"> </text:span>–<text:span text:style-name="T31"> </text:span>07/2015</text:p>
      <text:p text:style-name="P38"/>
      <text:p text:style-name="P86"><text:span text:style-name="T116">Project Context</text:span>: <text:span text:style-name="T310">Département IT d’une PME de l’industrie du bâtiment, </text:span><text:span text:style-name="T312">logiciel de gestion des tâches</text:span></text:p>
      <text:p text:style-name="P41"/>
      <text:p text:style-name="P54"><text:span text:style-name="T125">Tech</text:span><text:span text:style-name="T122"> stack</text:span><text:span text:style-name="T2">:</text:span> </text:p>
      <text:list xml:id="list174432396236618" text:continue-list="list1966169086" text:style-name="L11">
        <text:list-item>
          <text:p text:style-name="P233"><text:span text:style-name="T148">Operational</text:span><text:span text:style-name="T168">:</text:span><text:span text:style-name="T177"> Gantt charts, Specific Terms and Conditions documents in building industry (CCTP in French) / Response to tenders (« Réponses à appel d'offres » in French) / supply chain management on a constuction site.</text:span></text:p>
        </text:list-item>
        <text:list-item>
          <text:p text:style-name="P239"><text:span text:style-name="T147">Devops</text:span><text:span text:style-name="T168">:</text:span><text:span text:style-name="T177"> Chef.io, Virtual Box SOAP API, KVM Virtual Manager, GNU/Linux (CentOS/Ubuntu server)</text:span></text:p>
        </text:list-item>
        <text:list-item>
          <text:p text:style-name="P240"><text:span text:style-name="T147">CI </text:span><text:span text:style-name="T142">stack</text:span><text:span text:style-name="T168">:</text:span><text:span text:style-name="T177"> Artifactory, MAVEN3 (M2E), Git, Eclipse (eclipse bpmn modeler), Jenkins, Checkstyle, JMeter, JUnit, Mockito, DbUnit.</text:span></text:p>
        </text:list-item>
        <text:list-item>
          <text:p text:style-name="P241"><text:span text:style-name="T147">Dev </text:span><text:span text:style-name="T142">stack</text:span><text:span text:style-name="T168">:</text:span> <text:span text:style-name="T177">Spring, JPA, Activiti BPMN engine, petals ESB / JBI java standard, tomcat 7, JAX-WS/ SOAP/ WSDL, JAX-RS, Spring WS, JSF2, Prime Faces, jQuery v2.x.x, JavaMail, Apache James server, Mailets.</text:span></text:p>
        </text:list-item>
        <text:list-item>
          <text:p text:style-name="P241"><text:span text:style-name="T149">Misc.</text:span><text:span text:style-name="T168">:</text:span><text:span text:style-name="T177"> </text:span><text:span text:style-name="T194">FM 200</text:span><text:span text:style-name="T177"> Fire protection systems...?</text:span></text:p>
        </text:list-item>
      </text:list>
      <text:p text:style-name="P41"/>
      <text:p text:style-name="P81">SPVC <text:span text:style-name="T310">était une PME du bâtiment, </text:span><text:span text:style-name="T311">spécialisée dans les fluides</text:span>.</text:p>
      <text:p text:style-name="P41"/>
      <text:p text:style-name="P87">J’ai conçu le premier véritable système d’information de l’entreprise, et ai participé au développement de composants logiciels nécessaires à ce système d’information</text:p>
      <text:p text:style-name="P41"/>
      <text:p text:style-name="P88"><text:span text:style-name="T313">J’ai structuré cette petite DSI naissante, afin qu’elle soit en mesure de gérer un environnement de production. </text:span><text:span text:style-name="T314">JE qualifierai cette expérience comme la plus folle de ma carrière: je n’avais pas conscience de ce dans quoi je m’engageais, en me lançant dans la construction d’une (même) petite DSI, en partant de zéro.</text:span></text:p>
      <text:p text:style-name="P41"/>
      <text:p text:style-name="P81"><text:span text:style-name="T315">C’est par exemple dans ce contexte, que j’ai p</text:span><text:span text:style-name="T316">o</text:span><text:span text:style-name="T315">ur la première fois “travaillé avec de la vraie infra”</text:span>.</text:p>
      <text:p text:style-name="P41"/>
      <text:p text:style-name="P166"><text:span text:style-name="T145">Duties and a</text:span><text:span text:style-name="T143">chievements</text:span><text:span text:style-name="T168">:</text:span></text:p>
      <text:list text:style-name="L13">
        <text:list-item>
          <text:p text:style-name="P208"><text:span text:style-name="T317">J’ai commencé par concevoir et implémenter un logiciel au départ assez basique, de gestion de tâches sur un chantier. Le but étant de normali</text:span><text:span text:style-name="T344">s</text:span><text:span text:style-name="T317">er des business process, en particulier pour simplifier la vie de la partie commerciale, et le suivi de projet</text:span>.</text:p>
        </text:list-item>
        <text:list-item>
          <text:p text:style-name="P208"><text:span text:style-name="T318">Je l’ai ensuite rendu plus mature pour la production, en y ajoutant un premier DRP</text:span>. <text:span text:style-name="T319">Les fonctionnalités était en relation avec le </text:span>project management <text:span text:style-name="T319">sur un chantier du bâtiment</text:span>: Gantt Charts, Tasks Management, reporting.</text:p>
        </text:list-item>
        <text:list-item>
          <text:p text:style-name="P208"><text:span text:style-name="T320">Une deuxième génération a donné un Système d’information de type </text:span>B.A.M. (Business Activity Monitoring) <text:span text:style-name="T321">utilisant</text:span> :</text:p>
          <text:list>
            <text:list-item>
              <text:p text:style-name="P208"><text:span text:style-name="T321">Le moteur BPMN </text:span>Act<text:span text:style-name="T321">i</text:span>viti </text:p>
            </text:list-item>
            <text:list-item>
              <text:p text:style-name="P209"><text:span text:style-name="T322">Un ESB</text:span> `JBI` <text:span text:style-name="T322">couplé au moteur BPMN, une</text:span> architecture SOA (<text:span text:style-name="T322">les exécution de </text:span><text:s/>`BPMN` <text:span text:style-name="T322">était invoquée à travers l’</text:span>ESB, <text:span text:style-name="T322">via </text:span>JAX-WS / JAX-RS).</text:p>
            </text:list-item>
            <text:list-item>
              <text:p text:style-name="P208">15 <text:span text:style-name="T323">utilisateur</text:span><text:span text:style-name="T345">s</text:span><text:span text:style-name="T323"> en Janvier </text:span>2014, <text:span text:style-name="T323">et jusqu’à </text:span>30 <text:span text:style-name="T323">fin</text:span> 2014, <text:span text:style-name="T323">puis </text:span>40 <text:span text:style-name="T323">fin</text:span> 2015.</text:p>
            </text:list-item>
          </text:list>
        </text:list-item>
        <text:list-item>
          <text:p text:style-name="P234"><text:span text:style-name="T182">J’ai lentement construit une petit équipe, faite de </text:span><text:span text:style-name="T177"><text:s/>2 développeurs, </text:span><text:span text:style-name="T182">et de </text:span><text:span text:style-name="T177">2 / 3 ops engineers (system engin</text:span><text:span text:style-name="T182">e</text:span><text:span text:style-name="T177">er, security engineer, network engineer).</text:span></text:p>
        </text:list-item>
      </text:list>
      <text:h text:style-name="P154" text:outline-level="3"><text:span text:style-name="T151"/></text:h>
      <text:h text:style-name="P154" text:outline-level="3"><text:span text:style-name="T151"/></text:h>
      <text:h text:style-name="P154" text:outline-level="3"><text:span text:style-name="T151"/></text:h>
      <text:h text:style-name="P154" text:outline-level="3"><text:span text:style-name="T151"/></text:h>
      <text:h text:style-name="P154" text:outline-level="3"><text:soft-page-break/><text:span text:style-name="T151">Atermès</text:span><text:span text:style-name="T152"> </text:span><text:span text:style-name="T151">Group</text:span></text:h>
      <text:h text:style-name="P18" text:outline-level="3"><text:span text:style-name="T130"/></text:h>
      <text:p text:style-name="P104"><text:span text:style-name="T13">Java</text:span><text:span text:style-name="T51"> </text:span><text:span text:style-name="T13">Dev</text:span><text:span text:style-name="T80"> </text:span><text:span text:style-name="T13">Engineer</text:span></text:p>
      <text:p text:style-name="P110">02/2013<text:span text:style-name="T31"> </text:span>–<text:span text:style-name="T31"> </text:span>05/2013</text:p>
      <text:p text:style-name="P114"/>
      <text:p text:style-name="P62"><text:span text:style-name="T116">Project Context</text:span>: Atermès,<text:span text:style-name="T40"> </text:span>a<text:span text:style-name="T40"> </text:span>French<text:span text:style-name="T29"> </text:span>Company<text:span text:style-name="T29"> </text:span>affiliated<text:span text:style-name="T29"> </text:span>to<text:span text:style-name="T29"> </text:span>Thalès,<text:span text:style-name="T40"> </text:span>a<text:span text:style-name="T29"> </text:span>player<text:span text:style-name="T22"> </text:span>in<text:span text:style-name="T40"> </text:span>the<text:span text:style-name="T29"> </text:span>military<text:span text:style-name="T29"> </text:span>technologies<text:span text:style-name="T40"> </text:span>industry.</text:p>
      <text:p text:style-name="P38"/>
      <text:p text:style-name="P28">As Java Dev Engineer, I worked in the R&amp;D department, where i designed and implemented a set of<text:span text:style-name="T47"> </text:span>Java<text:span text:style-name="T65"> </text:span>JSE6<text:span text:style-name="T52"> </text:span>Swing<text:span text:style-name="T65"> </text:span>components,<text:span text:style-name="T52"> </text:span>using<text:span text:style-name="T65"> </text:span>the<text:span text:style-name="T52"> </text:span>Luciad<text:span text:style-name="T52"> </text:span>Lightspeed<text:span text:style-name="T52"> </text:span>framework<text:span text:style-name="T65"> </text:span>(a<text:span text:style-name="T65"> </text:span>GIS<text:span text:style-name="T65"> </text:span>Framework,<text:span text:style-name="T52"> </text:span>very<text:span text:style-name="T52"> </text:span>early<text:span text:style-name="T47"> </text:span>endowed<text:span text:style-name="T31"> </text:span>with<text:span text:style-name="T50"> </text:span>3D capabilities).</text:p>
      <text:p text:style-name="P28"/>
      <text:p text:style-name="P29">It<text:span text:style-name="T65"> </text:span>was<text:span text:style-name="T40"> </text:span>mainly<text:span text:style-name="T43"> </text:span>about<text:span text:style-name="T65"> </text:span>Terran<text:span text:style-name="T40"> </text:span>elevation<text:span text:style-name="T43"> </text:span>analysis,<text:span text:style-name="T52"> </text:span>hypsometry<text:span text:style-name="T52"> </text:span>in<text:span text:style-name="T52"> </text:span>GIS.<text:span text:style-name="T47"> </text:span>Military purpose<text:span text:style-name="T31"> </text:span>only.</text:p>
      <text:p text:style-name="P150"><text:span text:style-name="T8"/></text:p>
      <text:p text:style-name="P76"><text:span text:style-name="T158">Duties and a</text:span><text:span text:style-name="T159">chievements</text:span>:</text:p>
      <text:list xml:id="list3823080078" text:style-name="WWNum1">
        <text:list-item>
          <text:p text:style-name="P171">designed<text:span text:style-name="T40"> </text:span>and<text:span text:style-name="T29"> </text:span>implemented<text:span text:style-name="T29"> </text:span>a<text:span text:style-name="T29"> </text:span>set<text:span text:style-name="T29"> </text:span>of<text:span text:style-name="T40"> </text:span>Java<text:span text:style-name="T22"> </text:span>JSE6<text:span text:style-name="T29"> </text:span>Swing<text:span text:style-name="T29"> </text:span>components,<text:span text:style-name="T29"> </text:span>using<text:span text:style-name="T29"> </text:span>the<text:span text:style-name="T29"> </text:span>Luciad<text:span text:style-name="T22"> </text:span>Lightspeed<text:span text:style-name="T47"> </text:span>framework,<text:span text:style-name="T31"> </text:span>and<text:span text:style-name="T56"> </text:span>Luciad<text:span text:style-name="T31"> </text:span>Lightspeed<text:span text:style-name="T56"> </text:span>hypsometric<text:span text:style-name="T31"> </text:span>"IndexColorModels".</text:p>
        </text:list-item>
        <text:list-item>
          <text:p text:style-name="P172">I<text:span text:style-name="T29"> </text:span>pushed<text:span text:style-name="T22"> </text:span>in<text:span text:style-name="T29"> </text:span>Junit<text:span text:style-name="T40"> </text:span>tesyting,<text:span text:style-name="T22"> </text:span>the<text:span text:style-name="T40"> </text:span>guys<text:span text:style-name="T29"> </text:span>were<text:span text:style-name="T22"> </text:span>manily<text:span text:style-name="T22"> </text:span>working<text:span text:style-name="T29"> </text:span>over<text:span text:style-name="T29"> </text:span>there<text:span text:style-name="T40"> </text:span>with<text:span text:style-name="T22"> </text:span>the<text:span text:style-name="T22"> </text:span>well<text:span text:style-name="T29"> </text:span>know<text:span text:style-name="T29"> </text:span>Qt<text:span text:style-name="T40"> </text:span>C++<text:span text:style-name="T47"> </text:span>UI<text:span text:style-name="T31"> </text:span>framework.</text:p>
        </text:list-item>
        <text:list-item>
          <text:p text:style-name="P176">I<text:span text:style-name="T54"> </text:span>learned<text:span text:style-name="T59"> </text:span>for<text:span text:style-name="T68"> </text:span>the<text:span text:style-name="T59"> </text:span>first<text:span text:style-name="T54"> </text:span>time,<text:span text:style-name="T59"> </text:span>and<text:span text:style-name="T54"> </text:span>a<text:span text:style-name="T54"> </text:span>lot<text:span text:style-name="T68"> </text:span>about<text:span text:style-name="T54"> </text:span>GIS<text:span text:style-name="T68"> </text:span>systems:</text:p>
          <text:list>
            <text:list-item>
              <text:p text:style-name="P177">that’s<text:span text:style-name="T40"> </text:span>after<text:span text:style-name="T29"> </text:span>that<text:span text:style-name="T29"> </text:span>pro<text:span text:style-name="T40"> </text:span>experience,<text:span text:style-name="T29"> </text:span>that<text:span text:style-name="T29"> </text:span>I<text:span text:style-name="T40"> </text:span>got<text:span text:style-name="T43"> </text:span>interested<text:span text:style-name="T29"> </text:span>into<text:span text:style-name="T40"> </text:span>OpenStreetMap,<text:span text:style-name="T29"> </text:span>Leaflet,<text:span text:style-name="T29"> </text:span>etc.</text:p>
            </text:list-item>
            <text:list-item>
              <text:p text:style-name="P182"><text:span text:style-name="T177">Fundamental knowledge: </text:span><text:bookmark text:name="tw-target-text"/><text:span text:style-name="T177">geoid, reference ellipsoid, reference system, projections, reference point, datum, reference ellipsoid, reference system, projections, reference point, datum, tiles </text:span><text:span text:style-name="T178">server,</text:span><text:span text:style-name="T189"> </text:span><text:span text:style-name="T177">"line-of-sights",</text:span><text:span text:style-name="T189"> </text:span><text:span text:style-name="T177">etc.…</text:span></text:p>
            </text:list-item>
          </text:list>
        </text:list-item>
      </text:list>
      <text:p text:style-name="P55"><text:span text:style-name="T125">Tech</text:span><text:span text:style-name="T122"> stack</text:span><text:span text:style-name="T2">:</text:span> </text:p>
      <text:list text:continue-list="list174432396236618" text:style-name="L11">
        <text:list-item>
          <text:p text:style-name="P242"><text:span text:style-name="T148">O</text:span><text:span text:style-name="T150">S</text:span><text:span text:style-name="T168">:</text:span><text:span text:style-name="T177"> </text:span><text:span text:style-name="T189"><text:s/></text:span><text:span text:style-name="T177">Windows,</text:span><text:span text:style-name="T186"> </text:span><text:span text:style-name="T187">on</text:span><text:span text:style-name="T186"> </text:span><text:span text:style-name="T177">Dell</text:span><text:span text:style-name="T185"> </text:span><text:span text:style-name="T177">Alienware.</text:span></text:p>
        </text:list-item>
        <text:list-item>
          <text:p text:style-name="P242"><text:span text:style-name="T147">Devops</text:span><text:span text:style-name="T168">:</text:span><text:span text:style-name="T177"> Chef.io, Virtual Box SOAP API, KVM Virtual Manager, GNU/Linux (CentOS/Ubuntu server)</text:span></text:p>
        </text:list-item>
        <text:list-item>
          <text:p text:style-name="P243"><text:span text:style-name="T147">CI </text:span><text:span text:style-name="T142">stack</text:span><text:span text:style-name="T168">:</text:span><text:span text:style-name="T177"> Maven</text:span><text:span text:style-name="T190"> </text:span><text:span text:style-name="T177">+</text:span><text:span text:style-name="T191"> </text:span><text:span text:style-name="T177">Junit.</text:span></text:p>
        </text:list-item>
        <text:list-item>
          <text:p text:style-name="P243"><text:span text:style-name="T147">Dev </text:span><text:span text:style-name="T142">stack</text:span><text:span text:style-name="T168">:</text:span> <text:span text:style-name="T177">Swing</text:span><text:span text:style-name="T192"> </text:span><text:span text:style-name="T177">JSE6,</text:span><text:span text:style-name="T193"> </text:span><text:span text:style-name="T177">JAXB,</text:span><text:span text:style-name="T192"> </text:span><text:span text:style-name="T177">Luciad</text:span><text:span text:style-name="T193"> </text:span><text:span text:style-name="T177">Lightspeed,</text:span><text:span text:style-name="T192"> </text:span><text:span text:style-name="T177">MVC2</text:span><text:span text:style-name="T193"> </text:span><text:span text:style-name="T177">design</text:span><text:span text:style-name="T192"> </text:span><text:span text:style-name="T177">pattern.</text:span></text:p>
        </text:list-item>
        <text:list-item>
          <text:p text:style-name="P243"><text:span text:style-name="T124">Misc.</text:span><text:span text:style-name="T2">:</text:span><text:span text:style-name="T177"> a</text:span><text:span text:style-name="T192"> </text:span><text:span text:style-name="T177">bit</text:span><text:span text:style-name="T186"> </text:span><text:span text:style-name="T177">of</text:span><text:span text:style-name="T188"> </text:span><text:span text:style-name="T177">differential</text:span><text:span text:style-name="T193"> </text:span><text:span text:style-name="T177">geometry</text:span><text:span text:style-name="T188"> </text:span><text:span text:style-name="T177">of</text:span><text:span text:style-name="T188"> </text:span><text:span text:style-name="T177">finite</text:span><text:span text:style-name="T192"> </text:span><text:span text:style-name="T177">dimensional</text:span><text:span text:style-name="T186"> </text:span><text:span text:style-name="T177">manifolds.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5"/>
      <text:h text:style-name="P19" text:outline-level="3"><text:soft-page-break/><text:span text:style-name="T138">&gt; Michael</text:span><text:span text:style-name="T140"> </text:span><text:span text:style-name="T138">Page</text:span><text:span text:style-name="T140"> </text:span><text:span text:style-name="T130">International</text:span></text:h>
      <text:h text:style-name="P19" text:outline-level="3"><text:span text:style-name="T130"/></text:h>
      <text:p text:style-name="P112"><text:span text:style-name="T95">Dev</text:span><text:span text:style-name="T60"> </text:span><text:span text:style-name="T95">Engineer</text:span><text:span text:style-name="T69"> </text:span></text:p>
      <text:p text:style-name="P110">01/2012<text:span text:style-name="T31"> </text:span>–<text:span text:style-name="T31"> </text:span>1<text:span text:style-name="T241">2</text:span>/2012</text:p>
      <text:p text:style-name="P118"/>
      <text:p text:style-name="P56"><text:span text:style-name="T116">Project Context</text:span>: <text:span text:style-name="T324">DSI Michael Page</text:span>.</text:p>
      <text:p text:style-name="P41"/>
      <text:p text:style-name="P164"><text:span text:style-name="T144">Tech</text:span><text:span text:style-name="T142"> stack</text:span><text:span text:style-name="T168">:</text:span><text:span text:style-name="T177"> </text:span></text:p>
      <text:list xml:id="list174433634884603" text:continue-numbering="true" text:style-name="L11">
        <text:list-item>
          <text:p text:style-name="P244"><text:span text:style-name="T147">CI </text:span><text:span text:style-name="T142">stack</text:span><text:span text:style-name="T168">:</text:span><text:span text:style-name="T177"> Maven, Tortoise SVN, JIRA, Jenkins, Nexus Sonatype.</text:span></text:p>
        </text:list-item>
        <text:list-item>
          <text:p text:style-name="P244"><text:span text:style-name="T147">Dev </text:span><text:span text:style-name="T142">stack</text:span><text:span text:style-name="T168">:</text:span> <text:span text:style-name="T177">Tomcat 6, WebLogic 9, struts 1, Taglibs, Spring, hibernate, JUnit, JMX, JAXP, Log4J, Fractal Julia, Javamail.</text:span></text:p>
        </text:list-item>
      </text:list>
      <text:p text:style-name="P41"/>
      <text:p text:style-name="P41"><text:span text:style-name="T325">AU coeur de la DSI Monde </text:span>Michael Page, <text:span text:style-name="T325">zone </text:span>EMEA, <text:span text:style-name="T325">j’ai pris part à la refonte complète du Système d’information avec </text:span>10 à 15 <text:span text:style-name="T325">autres </text:span>Java Dev Engineers, 2/3 IT Architects, <text:span text:style-name="T325">un </text:span>QA <text:span text:style-name="T325">et </text:span>10 Business Analysts.</text:p>
      <text:p text:style-name="P41"/>
      <text:p text:style-name="P41"/>
      <text:p text:style-name="P41"><text:span text:style-name="T326">J’étais dédié à la partie </text:span>« backend » <text:span text:style-name="T326">des composants relatifs à la gestion de lévaluation des candidats (ceux qui veinnent faire un entretien de </text:span><text:span text:style-name="T328">r</text:span><text:span text:style-name="T326">ecrutement chez Michael Page</text:span>. <text:span text:style-name="T327">Ce fut ma première expérience dans une DSI de grande taille.</text:span></text:p>
      <text:p text:style-name="P41"/>
      <text:p text:style-name="P57"><text:span text:style-name="T117">Duties and a</text:span><text:span text:style-name="T118">chievements</text:span><text:span text:style-name="T165">:</text:span></text:p>
      <text:list text:style-name="L14">
        <text:list-item>
          <text:p text:style-name="P213"><text:span text:style-name="T329">En</text:span> collaboration <text:span text:style-name="T329">avec les </text:span>Architect<text:span text:style-name="T329">e</text:span>s, and Business Analysts, <text:span text:style-name="T329">j’ai concçu et imlémenté plsuieurs composants impliqués dans le </text:span>"candidate assessment". <text:span text:style-name="T329">Je suis devenu </text:span>SME <text:span text:style-name="T329">pour le fonctionnel “</text:span>Candidate Assessment”.</text:p>
        </text:list-item>
        <text:list-item>
          <text:p text:style-name="P213"><text:span text:style-name="T330">Dev </text:span>Java <text:span text:style-name="T330">classqiue</text:span>, <text:span text:style-name="T330">avec </text:span>CI, Maven, JUnit, on premise Nexus Sonatype repo. </text:p>
        </text:list-item>
        <text:list-item>
          <text:p text:style-name="P214">J’ai eu l’occasion de prendre part à uen opération de sécurité suit eà une atttaque subie par le groupe un souvenir mémorable de week-end pizza passé au bureau</text:p>
        </text:list-item>
        <text:list-item>
          <text:p text:style-name="P213"><text:span text:style-name="T330">J’ai commencé à être impliqué dans des tâches de </text:span>CI/CD <text:span text:style-name="T330">avec l’infrastructure qui va avec (un serveur Jenkins</text:span>.</text:p>
        </text:list-item>
      </text:list>
      <text:p text:style-name="P41"/>
      <text:p text:style-name="P65"/>
      <text:p text:style-name="P117"/>
      <text:p text:style-name="P117"/>
      <text:p text:style-name="P117"/>
      <text:p text:style-name="P91"><text:span text:style-name="T81">{</text:span><text:span text:style-name="T82"> </text:span><text:span text:style-name="T81">2011</text:span><text:span text:style-name="T83">:</text:span><text:span text:style-name="T84"> </text:span><text:span text:style-name="T81">I</text:span><text:span text:style-name="T84"> </text:span><text:span text:style-name="T81">spent</text:span><text:span text:style-name="T85"> </text:span><text:span text:style-name="T81">one</text:span><text:span text:style-name="T86"> </text:span><text:span text:style-name="T81">year</text:span><text:span text:style-name="T84"> </text:span><text:span text:style-name="T81">in</text:span><text:span text:style-name="T84"> </text:span><text:span text:style-name="T81">a</text:span><text:span text:style-name="T82"> </text:span><text:span text:style-name="T81">French</text:span><text:span text:style-name="T86"> </text:span><text:span text:style-name="T81">IT</text:span><text:span text:style-name="T84"> </text:span><text:span text:style-name="T81">school</text:span><text:span text:style-name="T84"> </text:span><text:span text:style-name="T81">named</text:span><text:span text:style-name="T84"> </text:span><text:span text:style-name="T81">«</text:span><text:span text:style-name="T87"> </text:span><text:span text:style-name="T81">AFCEPF</text:span><text:span text:style-name="T88"> </text:span><text:span text:style-name="T81">»</text:span><text:span text:style-name="T82"> </text:span><text:span text:style-name="T81">to</text:span><text:span text:style-name="T84"> </text:span><text:span text:style-name="T81">get</text:span><text:span text:style-name="T84"> </text:span><text:span text:style-name="T81">a</text:span><text:span text:style-name="T84"> </text:span><text:span text:style-name="T81">Software</text:span><text:span text:style-name="T82"> </text:span><text:span text:style-name="T81">Architect</text:span><text:span text:style-name="T85"> </text:span><text:span text:style-name="T81">degree}</text:span></text:p>
      <text:p text:style-name="P90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/>
      <text:h text:style-name="P19" text:outline-level="3"><text:span text:style-name="T130">&gt; Sanofi</text:span><text:span text:style-name="T141"> </text:span><text:span text:style-name="T130">Aventis</text:span></text:h>
      <text:h text:style-name="P19" text:outline-level="3"><text:span text:style-name="T130"/></text:h>
      <text:p text:style-name="P104"><text:span text:style-name="T13">Java</text:span><text:span text:style-name="T89"> </text:span><text:span text:style-name="T13">Engineer</text:span></text:p>
      <text:p text:style-name="P110">02/2010<text:span text:style-name="T31"> </text:span>–<text:span text:style-name="T31"> </text:span>12/2010</text:p>
      <text:p text:style-name="P38"/>
      <text:p text:style-name="P58"><text:span text:style-name="T116">Project Context</text:span>: <text:s/>At Sanofi Aventis, R&amp;D, Genetics <text:span text:style-name="T242">Data Analysis</text:span></text:p>
      <text:p text:style-name="P58"/>
      <text:p text:style-name="P51"><text:span text:style-name="T119">Tech</text:span><text:span text:style-name="T115"> stack</text:span>: </text:p>
      <text:list xml:id="list174432161918348" text:continue-list="list174433634884603" text:style-name="L11">
        <text:list-item>
          <text:p text:style-name="P215"><text:span text:style-name="T120">CI </text:span><text:span text:style-name="T115">stack</text:span>: Subversion,<text:span text:style-name="T79"> </text:span>Tortoise<text:span text:style-name="T50"> </text:span>SVN.</text:p>
        </text:list-item>
        <text:list-item>
          <text:p text:style-name="P215"><text:span text:style-name="T120">Dev </text:span><text:span text:style-name="T121">stack</text:span><text:span text:style-name="T242">: Java</text:span><text:span text:style-name="T71"> </text:span><text:span text:style-name="T242">EE</text:span><text:span text:style-name="T28"> </text:span><text:span text:style-name="T242">Servlet</text:span><text:span text:style-name="T28"> </text:span><text:span text:style-name="T242">Containers,</text:span><text:span text:style-name="T28"> </text:span><text:span text:style-name="T242">Struts</text:span><text:span text:style-name="T55"> </text:span><text:span text:style-name="T242">2,</text:span><text:span text:style-name="T55"> </text:span><text:span text:style-name="T242">Taglibs,</text:span><text:span text:style-name="T55"> </text:span><text:span text:style-name="T242">Tomcat,</text:span><text:span text:style-name="T55"> </text:span><text:span text:style-name="T242">Spring,</text:span><text:span text:style-name="T55"> </text:span><text:span text:style-name="T242">Hibernate,</text:span><text:span text:style-name="T55"> </text:span><text:span text:style-name="T242">Junit.</text:span></text:p>
          <text:p text:style-name="P215"/>
        </text:list-item>
      </text:list>
      <text:p text:style-name="P31">I was hired as contractor At Sanofi Aventis, R&amp;D, in order to design and develop a software able to<text:span text:style-name="T50"> </text:span>collect,<text:span text:style-name="T22"> </text:span>and<text:span text:style-name="T54"> </text:span>bring<text:span text:style-name="T54"> </text:span>up<text:span text:style-name="T54"> </text:span>analytics<text:span text:style-name="T22"> </text:span>in<text:span text:style-name="T54"> </text:span>form<text:span text:style-name="T54"> </text:span>of<text:span text:style-name="T54"> </text:span>Analitycs<text:span text:style-name="T54"> </text:span>Dashboard,<text:span text:style-name="T22"> </text:span>in<text:span text:style-name="T68"> </text:span>the<text:span text:style-name="T22"> </text:span>field<text:span text:style-name="T54"> </text:span>of<text:span text:style-name="T22"> </text:span>Genetics<text:span text:style-name="T79">:</text:span><text:span text:style-name="T22"> </text:span>The<text:span text:style-name="T22"> </text:span>researchers<text:span text:style-name="T47"> </text:span>had<text:span text:style-name="T31"> </text:span>in mind<text:span text:style-name="T31"> </text:span>to try and use<text:span text:style-name="T50"> </text:span>Data<text:span text:style-name="T31"> </text:span>mining techniques.</text:p>
      <text:p text:style-name="P66"/>
      <text:p text:style-name="P35">The<text:span text:style-name="T54"> </text:span>main<text:span text:style-name="T68"> </text:span>requirements<text:span text:style-name="T59"> </text:span>were<text:span text:style-name="T56">:</text:span></text:p>
      <text:list text:continue-list="list3823080078" text:style-name="WWNum1">
        <text:list-item>
          <text:p text:style-name="P173">The software modulari<text:span text:style-name="T230">zation</text:span>: It should be easy to add more analysis modules, such as within a<text:span text:style-name="T50"> </text:span>plugin<text:span text:style-name="T22"> </text:span>model:<text:span text:style-name="T22"> </text:span>The<text:span text:style-name="T22"> </text:span>researchers<text:span text:style-name="T54"> </text:span>wanted<text:span text:style-name="T68"> </text:span>the ability<text:span text:style-name="T54"> </text:span>to<text:span text:style-name="T54"> </text:span>add<text:span text:style-name="T54"> </text:span>custom<text:span text:style-name="T22"> </text:span>analysis<text:span text:style-name="T54"> </text:span>modules<text:span text:style-name="T22"> </text:span>on<text:span text:style-name="T54"> </text:span>demand.</text:p>
        </text:list-item>
        <text:list-item>
          <text:p text:style-name="P175">Moreover,<text:span text:style-name="T65"> </text:span>the<text:span text:style-name="T52"> </text:span>plugins<text:span text:style-name="T65"> </text:span>must<text:span text:style-name="T72"> </text:span>not<text:span text:style-name="T65"> </text:span>require<text:span text:style-name="T72"> </text:span>any<text:span text:style-name="T72"> </text:span>change<text:span text:style-name="T72"> </text:span>for<text:span text:style-name="T65"> </text:span>deployment,<text:span text:style-name="T65"> </text:span>except<text:span text:style-name="T65"> </text:span>editing<text:span text:style-name="T52"> </text:span>a<text:span text:style-name="T47"> </text:span>configuration<text:span text:style-name="T31"> </text:span>file, and<text:span text:style-name="T31"> </text:span>a<text:span text:style-name="T50"> </text:span>restart.</text:p>
        </text:list-item>
      </text:list>
      <text:p text:style-name="P39"/>
      <text:p text:style-name="P59"><text:span text:style-name="T117">Duties and a</text:span><text:span text:style-name="T118">chievements</text:span><text:span text:style-name="T165">:</text:span></text:p>
      <text:list text:continue-numbering="true" text:style-name="WWNum1">
        <text:list-item>
          <text:p text:style-name="P179"><text:span text:style-name="T228">Java </text:span><text:span text:style-name="T227">Development</text:span>,<text:span text:style-name="T77"> </text:span>UML<text:span text:style-name="T62"> </text:span>analysis,</text:p>
        </text:list-item>
        <text:list-item>
          <text:p text:style-name="P178">MVC2<text:span text:style-name="T22"> </text:span>Architecture<text:span text:style-name="T29"> </text:span>model,<text:span text:style-name="T54"> </text:span>struts<text:span text:style-name="T22"> </text:span>2,<text:span text:style-name="T54"> </text:span>Spring,<text:span text:style-name="T22"> </text:span>Hibernate<text:span text:style-name="T54"> </text:span>based<text:span text:style-name="T22"> </text:span>implementation</text:p>
        </text:list-item>
        <text:list-item>
          <text:p text:style-name="P174">Configuration<text:span text:style-name="T52"> </text:span>and<text:span text:style-name="T52"> </text:span>Set<text:span text:style-name="T52"> </text:span>up<text:span text:style-name="T229"> </text:span>of<text:span text:style-name="T52"> </text:span>Development<text:span text:style-name="T52"> </text:span>environments:<text:span text:style-name="T52"> </text:span>Eclipse<text:span text:style-name="T43"> </text:span>,<text:span text:style-name="T52"> </text:span>Maven,<text:span text:style-name="T43"> </text:span>Nexus,<text:span text:style-name="T52"> </text:span>SVN<text:span text:style-name="T47"> </text:span>Subversion<text:span text:style-name="T31"> </text:span>et<text:span text:style-name="T31"> </text:span>ses plugins<text:span text:style-name="T31"> </text:span>eclipse/tortoise.</text:p>
        </text:list-item>
        <text:list-item>
          <text:p text:style-name="P180">I conducted workshops to train 2 researchers for java development in that framework: they<text:span text:style-name="T50"> </text:span>wanted<text:span text:style-name="T43"> </text:span>to<text:span text:style-name="T40"> </text:span>develop<text:span text:style-name="T43"> </text:span>themselves<text:span text:style-name="T40"> </text:span>the<text:span text:style-name="T29"> </text:span>future<text:span text:style-name="T40"> </text:span>analysis<text:span text:style-name="T40"> </text:span>models,<text:span text:style-name="T40"> </text:span>with<text:span text:style-name="T40"> </text:span>the<text:span text:style-name="T29"> </text:span>help<text:span text:style-name="T40"> </text:span>of<text:span text:style-name="T40"> </text:span>other<text:span text:style-name="T43"> </text:span>contractyoirs<text:span text:style-name="T47"> </text:span>when needed.</text:p>
        </text:list-item>
        <text:list-item>
          <text:p text:style-name="P181"><text:span text:style-name="T225">I</text:span><text:span text:style-name="T70"> </text:span><text:span text:style-name="T225">learned</text:span><text:span text:style-name="T58"> </text:span><text:span text:style-name="T225">a</text:span><text:span text:style-name="T70"> </text:span><text:span text:style-name="T225">bit</text:span><text:span text:style-name="T61"> </text:span><text:span text:style-name="T225">about</text:span><text:span text:style-name="T70"> </text:span><text:span text:style-name="T225">what</text:span><text:span text:style-name="T70"> </text:span><text:span text:style-name="T225">epi-genetics</text:span><text:span text:style-name="T61"> </text:span><text:span text:style-name="T225">is</text:span></text:p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h text:style-name="P20" text:outline-level="3"><text:span text:style-name="T127">&gt; </text:span><text:span text:style-name="T128">C</text:span><text:span text:style-name="T127">PAM</text:span></text:h>
      <text:h text:style-name="P20" text:outline-level="3"><text:span text:style-name="T127"/></text:h>
      <text:p text:style-name="P104"><text:span text:style-name="T57">Java</text:span><text:span text:style-name="T73"> </text:span><text:span text:style-name="T33">Engine</text:span><text:span text:style-name="T34">e</text:span><text:span text:style-name="T33">r </text:span><text:span text:style-name="T34">SME</text:span></text:p>
      <text:p text:style-name="P110">03/2009<text:span text:style-name="T31"> </text:span>–<text:span text:style-name="T31"> </text:span>11/2009</text:p>
      <text:p text:style-name="P38"/>
      <text:p text:style-name="P60"><text:span text:style-name="T116">Project Context</text:span>: <text:s/><text:span text:style-name="T243">Task management software in Java</text:span></text:p>
      <text:p text:style-name="P60"/>
      <text:p text:style-name="P60"><text:span text:style-name="T119">Tech</text:span><text:span text:style-name="T115"> stack</text:span>: </text:p>
      <text:list xml:id="list174431960688816" text:continue-list="list174432161918348" text:style-name="L11">
        <text:list-item>
          <text:p text:style-name="P216"><text:span text:style-name="T120">CI </text:span><text:span text:style-name="T115">stack</text:span>: Tortoise<text:span text:style-name="T79"> </text:span>SVN,<text:span text:style-name="T162"> </text:span>Junit,<text:span text:style-name="T226"> </text:span>Ant.</text:p>
        </text:list-item>
        <text:list-item>
          <text:p text:style-name="P217"><text:span text:style-name="T120">Dev </text:span><text:span text:style-name="T121">stack</text:span><text:span text:style-name="T242">: Java</text:span><text:span text:style-name="T30"> </text:span><text:span text:style-name="T242">Swing,</text:span><text:span text:style-name="T42"> </text:span><text:span text:style-name="T242">Spring</text:span><text:span text:style-name="T30"> </text:span><text:span text:style-name="T242">JUnit,</text:span><text:span text:style-name="T42"> </text:span><text:span text:style-name="T242">Tom,</text:span><text:span text:style-name="T30"> </text:span><text:span text:style-name="T242">Axis</text:span><text:span text:style-name="T42"> </text:span><text:span text:style-name="T242">2,Tomcat,</text:span><text:span text:style-name="T30"> </text:span><text:span text:style-name="T242">Spring,</text:span><text:span text:style-name="T45"> </text:span><text:span text:style-name="T242">Hibernate,</text:span><text:span text:style-name="T42"> </text:span><text:span text:style-name="T242">Junit,</text:span><text:span text:style-name="T42"> </text:span><text:span text:style-name="T242">Netbeans,</text:span><text:span text:style-name="T48"> </text:span><text:span text:style-name="T242">Ant</text:span></text:p>
        </text:list-item>
      </text:list>
      <text:p text:style-name="P60"/>
      <text:p text:style-name="P33">The<text:span text:style-name="T40"> </text:span>“CPAM”,<text:span text:style-name="T29"> </text:span>is<text:span text:style-name="T22"> </text:span>somehow<text:span text:style-name="T29"> </text:span>the<text:span text:style-name="T22"> </text:span>equivalent<text:span text:style-name="T29"> </text:span>of<text:span text:style-name="T29"> </text:span>NIH<text:span text:style-name="T22"> </text:span>in<text:span text:style-name="T29"> </text:span>the<text:span text:style-name="T22"> </text:span>USA.<text:span text:style-name="T22"> </text:span>I<text:span text:style-name="T29"> </text:span>was<text:span text:style-name="T29"> </text:span>hired<text:span text:style-name="T22"> </text:span>as<text:span text:style-name="T29"> </text:span>a<text:span text:style-name="T22"> </text:span><text:span text:style-name="T27">contractor, </text:span>Java<text:span text:style-name="T54"> </text:span>technology<text:span text:style-name="T29"> </text:span>SME,<text:span text:style-name="T22"> </text:span>in<text:span text:style-name="T47"> </text:span>a<text:span text:style-name="T68"> </text:span>team<text:span text:style-name="T59"> </text:span>which<text:span text:style-name="T56"> </text:span>was<text:span text:style-name="T59"> </text:span>developing<text:span text:style-name="T56"> </text:span>a<text:span text:style-name="T68"> </text:span>task<text:span text:style-name="T59"> </text:span>management<text:span text:style-name="T59"> </text:span>and<text:span text:style-name="T59"> </text:span>employee<text:span text:style-name="T68"> </text:span>assessment<text:span text:style-name="T59"> </text:span>software.</text:p>
      <text:p text:style-name="P67"/>
      <text:p text:style-name="P34">That<text:span text:style-name="T40"> </text:span>software<text:span text:style-name="T40"> </text:span>was<text:span text:style-name="T29"> </text:span>made<text:span text:style-name="T22"> </text:span>with<text:span text:style-name="T22"> </text:span>Java<text:span text:style-name="T54"> </text:span>Swing,<text:span text:style-name="T29"> </text:span>and<text:span text:style-name="T22"> </text:span>called<text:span text:style-name="T22"> </text:span>a<text:span text:style-name="T40"> </text:span>server<text:span text:style-name="T29"> </text:span>using<text:span text:style-name="T90"> </text:span>soap<text:span text:style-name="T29"> </text:span>webservices<text:span text:style-name="T29"> </text:span>(tomcat<text:span text:style-name="T29"> </text:span>axis2),<text:span text:style-name="T47"> </text:span>and<text:span text:style-name="T31"> </text:span>SQL<text:span text:style-name="T31"> </text:span>Server Database<text:span text:style-name="T56"> </text:span>behind<text:span text:style-name="T50"> </text:span>the<text:span text:style-name="T31"> </text:span>scene.</text:p>
      <text:p text:style-name="P67"/>
      <text:p text:style-name="P63">All<text:span text:style-name="T52"> </text:span>classical<text:span text:style-name="T52"> </text:span>public<text:span text:style-name="T43"> </text:span>administration<text:span text:style-name="T43"> </text:span>needs,<text:span text:style-name="T40"> </text:span>nothing<text:span text:style-name="T43"> </text:span>fancy.</text:p>
      <text:p text:style-name="P64"/>
      <text:p text:style-name="P61"><text:span text:style-name="T117">Duties and a</text:span><text:span text:style-name="T118">chievements</text:span><text:span text:style-name="T165">:</text:span></text:p>
      <text:list text:style-name="L15">
        <text:list-item>
          <text:p text:style-name="P220">Training the Devs to Java Swing, <text:span text:style-name="T245">Spring, Hibernate</text:span> <text:span text:style-name="T244">Framework</text:span><text:span text:style-name="T245">s</text:span></text:p>
        </text:list-item>
        <text:list-item>
          <text:p text:style-name="P220">UML / Use Cases based analysis</text:p>
        </text:list-item>
        <text:list-item>
          <text:p text:style-name="P220">Java<text:span text:style-name="T22"> </text:span>Dev<text:span text:style-name="T29"> </text:span>(I<text:span text:style-name="T29"> </text:span>coded,<text:span text:style-name="T22"> </text:span>I<text:span text:style-name="T29"> </text:span>always<text:span text:style-name="T22"> </text:span>get<text:span text:style-name="T29"> </text:span>bored<text:span text:style-name="T29"> </text:span>if<text:span text:style-name="T54"> </text:span>i<text:span text:style-name="T40"> </text:span>do<text:span text:style-name="T29"> </text:span>not<text:span text:style-name="T29"> </text:span>code),<text:span text:style-name="T29"> </text:span>And<text:span text:style-name="T22"> </text:span>was<text:span text:style-name="T29"> </text:span>required<text:span text:style-name="T22"> </text:span>to<text:span text:style-name="T22"> </text:span>give<text:span text:style-name="T22"> </text:span>my<text:span text:style-name="T29"> </text:span>point<text:span text:style-name="T22"> </text:span>of<text:span text:style-name="T47"> </text:span>view<text:span text:style-name="T56"> </text:span>for<text:span text:style-name="T56"> </text:span>toics<text:span text:style-name="T56"> </text:span>where<text:span text:style-name="T59"> </text:span>the team<text:span text:style-name="T59"> </text:span>members<text:span text:style-name="T56"> </text:span>needed<text:span text:style-name="T31"> </text:span>Java Tech<text:span text:style-name="T56"> </text:span>expertise.</text:p>
        </text:list-item>
        <text:list-item>
          <text:p text:style-name="P220">I introduced<text:span text:style-name="T54"> </text:span>Junit<text:span text:style-name="T54"> </text:span>Testing,<text:span text:style-name="T68"> </text:span>and<text:span text:style-name="T54"> </text:span>the<text:span text:style-name="T68"> </text:span>concept<text:span text:style-name="T54"> </text:span>of<text:span text:style-name="T54"> </text:span>"acceptance<text:span text:style-name="T22"> </text:span>tests"<text:span text:style-name="T68"> </text:span>mirrored<text:span text:style-name="T68"> </text:span>on<text:span text:style-name="T54"> </text:span>Use<text:span text:style-name="T54"> </text:span>Cases.</text:p>
        </text:list-item>
      </text:list>
      <text:p text:style-name="P68"/>
      <text:p text:style-name="P68"/>
      <text:p text:style-name="P68"/>
      <text:p text:style-name="P68"/>
      <text:h text:style-name="P22" text:outline-level="3"><text:span text:style-name="T130">&gt; </text:span><text:span text:style-name="T131">M</text:span><text:span text:style-name="T130">némosyne</text:span></text:h>
      <text:h text:style-name="P21" text:outline-level="3"><text:span text:style-name="T130"/></text:h>
      <text:p text:style-name="P104"><text:span text:style-name="T32">.NET</text:span><text:span text:style-name="T63"> </text:span><text:span text:style-name="T32">Developer</text:span></text:p>
      <text:p text:style-name="P110">10/2008<text:span text:style-name="T31"> </text:span>–<text:span text:style-name="T31"> </text:span>12/2008</text:p>
      <text:p text:style-name="P114"/>
      <text:p text:style-name="P27">B2B<text:span text:style-name="T40"> </text:span>MNEMOSYNE<text:span text:style-name="T22"> </text:span>was<text:span text:style-name="T40"> </text:span>a<text:span text:style-name="T40"> </text:span>software<text:span text:style-name="T22"> </text:span>vendor,<text:span text:style-name="T40"> </text:span>which<text:span text:style-name="T29"> </text:span>aimed<text:span text:style-name="T22"> </text:span>at<text:span text:style-name="T43"> </text:span>providing<text:span text:style-name="T29"> </text:span>tools<text:span text:style-name="T29"> </text:span>for<text:span text:style-name="T40"> </text:span>Notaries,<text:span text:style-name="T29"> </text:span>and<text:span text:style-name="T29"> </text:span>the<text:span text:style-name="T47"> </text:span>software<text:span text:style-name="T56"> </text:span>had<text:span text:style-name="T56"> </text:span>to<text:span text:style-name="T56"> </text:span>bee<text:span text:style-name="T59"> </text:span>capable<text:span text:style-name="T59"> </text:span>of<text:span text:style-name="T56"> </text:span>building<text:span text:style-name="T59"> </text:span>digital<text:span text:style-name="T59"> </text:span>documents<text:span text:style-name="T56"> </text:span>recognized<text:span text:style-name="T59"> </text:span>by<text:span text:style-name="T56"> </text:span>the<text:span text:style-name="T56"> </text:span>Law.</text:p>
      <text:p text:style-name="P36">I<text:span text:style-name="T52"> </text:span>there<text:span text:style-name="T43"> </text:span>developed<text:span text:style-name="T52"> </text:span>a<text:span text:style-name="T65"> </text:span>C#<text:span text:style-name="T52"> </text:span>ASP.NET<text:span text:style-name="T65"> </text:span>search<text:span text:style-name="T52"> </text:span>field<text:span text:style-name="T43"> </text:span>auto-completion<text:span text:style-name="T52"> </text:span>module.</text:p>
      <text:p text:style-name="P52"><text:span text:style-name="T155"/></text:p>
      <text:p text:style-name="P52"><text:span text:style-name="T119">Tech</text:span><text:span text:style-name="T115"> stack</text:span>: </text:p>
      <text:list xml:id="list174432911738390" text:continue-list="list174431960688816" text:style-name="L11">
        <text:list-item>
          <text:p text:style-name="P218"><text:span text:style-name="T120">Dev </text:span><text:span text:style-name="T121">stack</text:span><text:span text:style-name="T157">: </text:span><text:span text:style-name="T247">Visual</text:span><text:span text:style-name="T253"> </text:span><text:span text:style-name="T247">Studio,</text:span><text:span text:style-name="T253"> </text:span><text:span text:style-name="T247">C#</text:span><text:span text:style-name="T253"> </text:span><text:span text:style-name="T247">.NEt,</text:span><text:span text:style-name="T253"> </text:span><text:span text:style-name="T247">ASP</text:span><text:span text:style-name="T253"> </text:span><text:span text:style-name="T247">.NET</text:span><text:span text:style-name="T254"> </text:span><text:span text:style-name="T247">Ajax,</text:span><text:span text:style-name="T253"> </text:span><text:span text:style-name="T247">Telerik</text:span><text:span text:style-name="T254"> </text:span><text:span text:style-name="T247">ASP.NET</text:span><text:span text:style-name="T249"> </text:span><text:span text:style-name="T247">framework.</text:span></text:p>
        </text:list-item>
      </text:list>
      <text:p text:style-name="P52"/>
      <text:p text:style-name="P52"><text:span text:style-name="T155"/></text:p>
      <text:p text:style-name="P52"><text:span text:style-name="T155">Duties and a</text:span><text:span text:style-name="T156">chievements</text:span><text:span text:style-name="T246">:</text:span></text:p>
      <text:list text:style-name="L16">
        <text:list-item>
          <text:p text:style-name="P221"><text:span text:style-name="T246">I there</text:span><text:span text:style-name="T46"> </text:span><text:span text:style-name="T246">developed</text:span><text:span text:style-name="T53"> </text:span><text:span text:style-name="T246">a</text:span><text:span text:style-name="T67"> </text:span><text:span text:style-name="T246">C#</text:span><text:span text:style-name="T53"> </text:span><text:span text:style-name="T246">ASP.NET</text:span><text:span text:style-name="T67"> </text:span><text:span text:style-name="T246">search</text:span><text:span text:style-name="T53"> </text:span><text:span text:style-name="T246">field</text:span><text:span text:style-name="T46"> </text:span><text:span text:style-name="T246">auto-completion</text:span><text:span text:style-name="T53"> </text:span><text:span text:style-name="T246">module,</text:span><text:span text:style-name="T46"> </text:span><text:span text:style-name="T246">searched</text:span><text:span text:style-name="T46"> </text:span><text:span text:style-name="T246">data</text:span><text:span text:style-name="T53"> </text:span><text:span text:style-name="T246">were</text:span><text:span text:style-name="T49"> </text:span><text:span text:style-name="T246">archived files</text:span><text:span text:style-name="T38"> </text:span><text:span text:style-name="T246">and customer data.</text:span></text:p>
        </text:list-item>
        <text:list-item>
          <text:p text:style-name="P221"><text:span text:style-name="T246">I learned</text:span><text:span text:style-name="T67"> </text:span><text:span text:style-name="T246">on</text:span><text:span text:style-name="T67"> </text:span><text:span text:style-name="T246">the</text:span><text:span text:style-name="T74"> </text:span><text:span text:style-name="T246">Telerik</text:span><text:span text:style-name="T74"> </text:span><text:span text:style-name="T246">Ajax</text:span><text:span text:style-name="T74"> </text:span><text:span text:style-name="T246">Framework</text:span><text:span text:style-name="T67"> </text:span><text:span text:style-name="T246">for</text:span><text:span text:style-name="T74"> </text:span><text:span text:style-name="T246">ASP.NET.</text:span></text:p>
        </text:list-item>
      </text:list>
      <text:p text:style-name="P116"/>
      <text:p text:style-name="P115"><text:soft-page-break/></text:p>
      <text:h text:style-name="P19" text:outline-level="3"><text:span text:style-name="T132">&gt; </text:span><text:span text:style-name="T133">A</text:span><text:span text:style-name="T132">scott</text:span></text:h>
      <text:h text:style-name="P19" text:outline-level="3"><text:span text:style-name="T132"/></text:h>
      <text:p text:style-name="P104"><text:span text:style-name="T13">Java</text:span><text:span text:style-name="T44"> </text:span><text:span text:style-name="T13">&amp;</text:span><text:span text:style-name="T44"> </text:span><text:span text:style-name="T13">.Net</text:span><text:span text:style-name="T41"> </text:span><text:span text:style-name="T13">Developer</text:span></text:p>
      <text:p text:style-name="P110">06/<text:span text:style-name="T31"> </text:span>2008 – 07/<text:span text:style-name="T31"> </text:span>2008</text:p>
      <text:p text:style-name="P114"/>
      <text:p text:style-name="P63">Ascott<text:span text:style-name="T91"> </text:span>was<text:span text:style-name="T72"> </text:span>a<text:span text:style-name="T62"> </text:span>French<text:span text:style-name="T62"> </text:span>SMB<text:span text:style-name="T72"> </text:span>consulting<text:span text:style-name="T72"> </text:span>company,<text:span text:style-name="T72"> </text:span>my<text:span text:style-name="T62"> </text:span>first<text:span text:style-name="T62"> </text:span>employer.</text:p>
      <text:p text:style-name="P32">I<text:span text:style-name="T40"> </text:span>worked<text:span text:style-name="T22"> </text:span>for<text:span text:style-name="T29"> </text:span>their<text:span text:style-name="T29"> </text:span>main<text:span text:style-name="T29"> </text:span>customer<text:span text:style-name="T54">:</text:span><text:span text:style-name="T40"> </text:span>the<text:span text:style-name="T22"> </text:span>french<text:span text:style-name="T22"> </text:span>SCOR<text:span text:style-name="T29"> </text:span>corporation,<text:span text:style-name="T29"> </text:span>which<text:span text:style-name="T22"> </text:span>plays<text:span text:style-name="T29"> </text:span>into<text:span text:style-name="T29"> </text:span>a<text:span text:style-name="T40"> </text:span>very<text:span text:style-name="T29"> </text:span>specific<text:span text:style-name="T47"> </text:span>financial<text:span text:style-name="T31"> </text:span>filed<text:span text:style-name="T79">:</text:span><text:span text:style-name="T31"> </text:span>reinsurance.</text:p>
      <text:p text:style-name="P32"/>
      <text:p text:style-name="P30">I<text:span text:style-name="T40"> </text:span>there<text:span text:style-name="T22"> </text:span>completed<text:span text:style-name="T29"> </text:span>a<text:span text:style-name="T40"> </text:span>few<text:span text:style-name="T29"> </text:span>minor<text:span text:style-name="T29"> </text:span>small<text:span text:style-name="T43"> </text:span>ASP.NET<text:span text:style-name="T40"> </text:span>development<text:span text:style-name="T29"> </text:span>tasks,<text:span text:style-name="T40"> </text:span>and<text:span text:style-name="T29"> </text:span>spent<text:span text:style-name="T29"> </text:span>most<text:span text:style-name="T29"> </text:span>of<text:span text:style-name="T40"> </text:span>my<text:span text:style-name="T29"> </text:span>time<text:span text:style-name="T47"> </text:span>implementing<text:span text:style-name="T54"> </text:span>reports<text:span text:style-name="T54"> </text:span>to<text:span text:style-name="T68"> </text:span>be<text:span text:style-name="T22"> </text:span>executed<text:span text:style-name="T54"> </text:span>in<text:span text:style-name="T68"> </text:span>Crystal<text:span text:style-name="T22"> </text:span>Report,<text:span text:style-name="T54"> </text:span>in<text:span text:style-name="T68"> </text:span>a<text:span text:style-name="T22"> </text:span>Business<text:span text:style-name="T54"> </text:span>Intelligence<text:span text:style-name="T68"> </text:span>Project.</text:p>
      <text:p text:style-name="P120"/>
      <text:p text:style-name="P53"><text:span text:style-name="T119">Tech</text:span><text:span text:style-name="T115"> stack</text:span>: </text:p>
      <text:list text:continue-list="list174432911738390" text:style-name="L11">
        <text:list-item>
          <text:p text:style-name="P219"><text:span text:style-name="T120">Dev </text:span><text:span text:style-name="T121">stack</text:span><text:span text:style-name="T157">: </text:span><text:span text:style-name="T247">Crystal</text:span><text:span text:style-name="T254"> </text:span><text:span text:style-name="T247">Reports</text:span><text:span text:style-name="T255"> </text:span><text:span text:style-name="T247">XI</text:span><text:span text:style-name="T255"> </text:span><text:span text:style-name="T247">for</text:span><text:span text:style-name="T255"> </text:span><text:span text:style-name="T247">the</text:span><text:span text:style-name="T256"> </text:span><text:span text:style-name="T247">BI</text:span><text:span text:style-name="T255"> </text:span><text:span text:style-name="T247">project,</text:span><text:span text:style-name="T255"> </text:span><text:span text:style-name="T247">ASP</text:span><text:span text:style-name="T255"> </text:span><text:span text:style-name="T247">.NET</text:span><text:span text:style-name="T254"> </text:span><text:span text:style-name="T247">ADO.NET,</text:span><text:span text:style-name="T255"> </text:span><text:span text:style-name="T247">and</text:span><text:span text:style-name="T255"> </text:span><text:span text:style-name="T247">IngresDB</text:span><text:span text:style-name="T255"> </text:span><text:span text:style-name="T247">for</text:span><text:span text:style-name="T251"> </text:span><text:span text:style-name="T247">the</text:span><text:span text:style-name="T257"> </text:span><text:span text:style-name="T247">.NET</text:span><text:span text:style-name="T258"> </text:span><text:span text:style-name="T247">project.</text:span></text:p>
        </text:list-item>
      </text:list>
      <text:p text:style-name="P53"><text:span text:style-name="T252"/></text:p>
      <text:p text:style-name="P40"><text:span text:style-name="T155">Duties and a</text:span><text:span text:style-name="T156">chievements</text:span><text:span text:style-name="T247">:</text:span></text:p>
      <text:list text:style-name="L17">
        <text:list-item>
          <text:p text:style-name="P222"><text:span text:style-name="T247">Design / Configuration of « Crystal Report » reports (SQL queries + report formatting),</text:span><text:span text:style-name="T258"> </text:span><text:span text:style-name="T247">Information</text:span><text:span text:style-name="T259"> </text:span><text:span text:style-name="T247">System</text:span><text:span text:style-name="T259"> </text:span><text:span text:style-name="T247">integration,</text:span><text:span text:style-name="T260"> </text:span><text:span text:style-name="T247">in</text:span><text:span text:style-name="T259"> </text:span><text:span text:style-name="T247">collaboration</text:span><text:span text:style-name="T259"> </text:span><text:span text:style-name="T247">with</text:span><text:span text:style-name="T259"> </text:span><text:span text:style-name="T247">other</text:span><text:span text:style-name="T250"> </text:span><text:span text:style-name="T247">consulting</text:span><text:span text:style-name="T259"> </text:span><text:span text:style-name="T247">companies</text:span><text:span text:style-name="T259"> </text:span><text:span text:style-name="T247">employees.</text:span><text:span text:style-name="T251"> </text:span><text:span text:style-name="T247">Reports</text:span><text:span text:style-name="T255"> </text:span><text:span text:style-name="T247">were</text:span><text:span text:style-name="T256"> </text:span><text:span text:style-name="T247">integrated</text:span><text:span text:style-name="T257"> </text:span><text:span text:style-name="T247">with</text:span><text:span text:style-name="T256"> </text:span><text:span text:style-name="T247">Business</text:span><text:span text:style-name="T256"> </text:span><text:span text:style-name="T247">Intellige</text:span><text:span text:style-name="T248">n</text:span><text:span text:style-name="T247">ce</text:span><text:span text:style-name="T254"> </text:span><text:span text:style-name="T247">processing</text:span><text:span text:style-name="T256"> </text:span><text:span text:style-name="T247">made</text:span><text:span text:style-name="T256"> </text:span><text:span text:style-name="T247">by</text:span><text:span text:style-name="T255"> </text:span><text:span text:style-name="T247">«</text:span><text:span text:style-name="T261"> </text:span><text:span text:style-name="T247">SIMCORP Dimension »</text:span></text:p>
        </text:list-item>
        <text:list-item>
          <text:p text:style-name="P222"><text:span text:style-name="T247">Developed</text:span><text:span text:style-name="T260"> </text:span><text:span text:style-name="T247">a</text:span><text:span text:style-name="T260"> </text:span><text:span text:style-name="T247">few</text:span><text:span text:style-name="T260"> </text:span><text:span text:style-name="T247">ASP.NET</text:span><text:span text:style-name="T260"> </text:span><text:span text:style-name="T247">pages</text:span><text:span text:style-name="T260"> </text:span><text:span text:style-name="T247">using</text:span><text:span text:style-name="T259"> </text:span><text:span text:style-name="T247">ADO.NET</text:span><text:span text:style-name="T262"> </text:span><text:span text:style-name="T247">and</text:span><text:span text:style-name="T259"> </text:span><text:span text:style-name="T247">specific</text:span><text:span text:style-name="T260"> </text:span><text:span text:style-name="T247">ODBC</text:span><text:span text:style-name="T260"> </text:span><text:span text:style-name="T247">driver</text:span><text:span text:style-name="T260"> </text:span><text:span text:style-name="T247">to</text:span><text:span text:style-name="T260"> </text:span><text:span text:style-name="T247">go</text:span><text:span text:style-name="T259"> </text:span><text:span text:style-name="T247">and</text:span><text:span text:style-name="T260"> </text:span><text:span text:style-name="T247">get</text:span><text:span text:style-name="T260"> </text:span><text:span text:style-name="T247">data</text:span><text:span text:style-name="T251"> </text:span><text:span text:style-name="T247">in</text:span><text:span text:style-name="T261"> </text:span><text:span text:style-name="T247">a</text:span><text:span text:style-name="T261"> </text:span><text:span text:style-name="T247">very old</text:span><text:span text:style-name="T258"> </text:span><text:span text:style-name="T247">kind</text:span><text:span text:style-name="T261"> </text:span><text:span text:style-name="T247">of Database</text:span><text:span text:style-name="T261"> </text:span><text:span text:style-name="T247">named «</text:span><text:span text:style-name="T263"> </text:span><text:span text:style-name="T247">Ingres</text:span><text:span text:style-name="T257"> </text:span><text:span text:style-name="T247">»,</text:span></text:p>
        </text:list-item>
        <text:list-item>
          <text:p text:style-name="P223"><text:span text:style-name="T247">I learned</text:span><text:span text:style-name="T254"> </text:span><text:span text:style-name="T247">about</text:span><text:span text:style-name="T254"> </text:span><text:span text:style-name="T247">IFRS</text:span><text:span text:style-name="T254"> </text:span><text:span text:style-name="T247">standards,</text:span><text:span text:style-name="T254"> </text:span><text:span text:style-name="T247">what</text:span><text:span text:style-name="T253"> </text:span><text:span text:style-name="T247">is</text:span><text:span text:style-name="T254"> </text:span><text:span text:style-name="T247">business</text:span><text:span text:style-name="T254"> </text:span><text:span text:style-name="T247">intelligence,</text:span><text:span text:style-name="T254"> </text:span><text:span text:style-name="T247">what</text:span><text:span text:style-name="T253"> </text:span><text:span text:style-name="T247">reinsurence</text:span><text:span text:style-name="T255"> </text:span><text:span text:style-name="T247">business</text:span><text:span text:style-name="T254"> </text:span><text:span text:style-name="T247">is.</text:span></text:p>
        </text:list-item>
      </text:list>
      <text:p text:style-name="P40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3" text:outline-level="2"><text:soft-page-break/><text:span text:style-name="T215">E</text:span>ducation</text:h>
      <text:p text:style-name="P107"/>
      <text:p text:style-name="P107"/>
      <text:p text:style-name="P107"/>
      <text:p text:style-name="P125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27">2011</text:p>
          </table:table-cell>
          <table:table-cell table:style-name="Tableau2.A1" office:value-type="string">
            <text:p text:style-name="P94"><text:span text:style-name="T7">Software</text:span><text:span text:style-name="T9"> </text:span><text:span text:style-name="T1">Architect</text:span><text:span text:style-name="T9"> </text:span><text:span text:style-name="T1">Engineer</text:span><text:span text:style-name="T6"> </text:span><text:span text:style-name="T1">Degree</text:span></text:p>
          </table:table-cell>
          <table:table-cell table:style-name="Tableau2.A1" office:value-type="string">
            <text:p text:style-name="Table_20_Paragraph"><text:span text:style-name="T171">AFCEPF,</text:span><text:span text:style-name="T172"> </text:span><text:a xlink:type="simple" xlink:href="http://www.afcepf.fr/" text:style-name="Standard" text:visited-style-name="Standard"><text:span text:style-name="T12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27">2007</text:p>
          </table:table-cell>
          <table:table-cell table:style-name="Tableau2.A1" office:value-type="string">
            <text:p text:style-name="P95"><text:span text:style-name="T1">2</text:span><text:span text:style-name="T5"> </text:span><text:span text:style-name="T1">years</text:span><text:span text:style-name="T5"> </text:span><text:span text:style-name="T1">Degree</text:span><text:span text:style-name="T11"> </text:span><text:span text:style-name="T1">in</text:span><text:span text:style-name="T5"> </text:span><text:span text:style-name="T1">IT</text:span><text:span text:style-name="T6"> </text:span><text:span text:style-name="T1">engineering</text:span></text:p>
          </table:table-cell>
          <table:table-cell table:style-name="Tableau2.A1" office:value-type="string">
            <text:p text:style-name="P1"><text:span text:style-name="T167">AFPA Paris,</text:span><text:span text:style-name="T170"> </text:span><text:a xlink:type="simple" xlink:href="https://www.afpa.fr/" text:style-name="Standard" text:visited-style-name="Standard"><text:span text:style-name="T12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27">2001</text:p>
          </table:table-cell>
          <table:table-cell table:style-name="Tableau2.A1" office:value-type="string">
            <text:p text:style-name="P96"><text:span text:style-name="T1">DEUG</text:span><text:span text:style-name="T5"> </text:span><text:span text:style-name="T1">MIAS</text:span><text:span text:style-name="T5"> </text:span><text:span text:style-name="T1">(Mathematics</text:span><text:span text:style-name="T6"> </text:span><text:span text:style-name="T1">under graduation)</text:span></text:p>
          </table:table-cell>
          <table:table-cell table:style-name="Tableau2.A1" office:value-type="string">
            <text:p text:style-name="P2"><text:span text:style-name="T167">Paris 6 University,</text:span><text:span text:style-name="T170"> </text:span><text:a xlink:type="simple" xlink:href="http://www.upmc.fr/en/" text:style-name="Standard" text:visited-style-name="Standard"><text:span text:style-name="T12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27">1999</text:p>
          </table:table-cell>
          <table:table-cell table:style-name="Tableau2.A1" office:value-type="string">
            <text:p text:style-name="P97"><text:span text:style-name="T7">DEUG</text:span><text:span text:style-name="T10"> </text:span><text:span text:style-name="T1">SCVT,</text:span><text:span text:style-name="T10"> </text:span><text:span text:style-name="T1">(Biochemistry</text:span><text:span text:style-name="T6"> </text:span><text:span text:style-name="T1">under graduation)</text:span></text:p>
          </table:table-cell>
          <table:table-cell table:style-name="Tableau2.A1" office:value-type="string">
            <text:p text:style-name="P2"><text:span text:style-name="T167">Paris 6 University,</text:span><text:span text:style-name="T170"> </text:span><text:a xlink:type="simple" xlink:href="http://www.upmc.fr/en/" text:style-name="Standard" text:visited-style-name="Standard"><text:span text:style-name="T12">http://www.upmc.fr/en/</text:span></text:a>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5"/>
      <text:p text:style-name="P5"><text:bookmark text:name="Languages"/>Langues</text:p>
      <text:p text:style-name="P98">Fluent<text:span text:style-name="T52"> </text:span>English,<text:span text:style-name="T43"> </text:span>school<text:span text:style-name="T43"> </text:span>level<text:span text:style-name="T43"> </text:span>German,<text:span text:style-name="T40"> </text:span>a<text:span text:style-name="T43"> </text:span>few<text:span text:style-name="T43"> </text:span>words<text:span text:style-name="T40"> </text:span>of<text:span text:style-name="T43"> </text:span>Bulgarian,<text:span text:style-name="T40"> </text:span>souvenirs<text:span text:style-name="T43"> </text:span>of<text:span text:style-name="T47"> </text:span>classic<text:span text:style-name="T56"> </text:span>Ancient<text:span text:style-name="T31"> </text:span>Greek.</text:p>
      <text:p text:style-name="P13"><text:span text:style-name="T331">Et</text:span>...</text:p>
      <text:p text:style-name="P126">Jogging,<text:span text:style-name="T52"> </text:span>trekking,<text:span text:style-name="T40"> </text:span>fencing<text:span text:style-name="T52"> </text:span>(sword,<text:span text:style-name="T43"> </text:span>saber),<text:span text:style-name="T52"> </text:span>trout<text:span text:style-name="T52"> </text:span>fishing.<text:span text:style-name="T43"> </text:span>An<text:span text:style-name="T43"> </text:span>Trout<text:span text:style-name="T52"> </text:span>Fishing,<text:span text:style-name="T40"> </text:span>plus<text:span text:style-name="T52"> </text:span>a<text:span text:style-name="T52"> </text:span>bit<text:span text:style-name="T43"> </text:span>of<text:span text:style-name="T52"> </text:span>Trout<text:span text:style-name="T52"> </text:span>Fishing<text:span text:style-name="T40"> </text:span>(I<text:span text:style-name="T47"> </text:span>LOVE Trout fishing<text:span text:style-name="T31">:</text:span>)<text:span text:style-name="T50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5-07-25T17:44:31.344000000</dc:date>
    <meta:editing-duration>PT12H37M12S</meta:editing-duration>
    <meta:generator>LibreOffice/7.6.4.1$Windows_X86_64 LibreOffice_project/e19e193f88cd6c0525a17fb7a176ed8e6a3e2aa1</meta:generator>
    <meta:editing-cycles>552</meta:editing-cycles>
    <meta:print-date>2025-07-24T17:32:14.579000000</meta:print-date>
    <meta:printed-by>Fichiers PDF</meta:printed-by>
    <meta:document-statistic meta:table-count="2" meta:image-count="0" meta:object-count="0" meta:page-count="15" meta:paragraph-count="269" meta:word-count="3973" meta:character-count="25996" meta:non-whitespace-character-count="22348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